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071in"/>
    </style:style>
    <style:style style:name="co2" style:family="table-column">
      <style:table-column-properties fo:break-before="auto" style:column-width="1.4984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1.711in"/>
    </style:style>
    <style:style style:name="co5" style:family="table-column">
      <style:table-column-properties fo:break-before="auto" style:column-width="0.1484in"/>
    </style:style>
    <style:style style:name="co6" style:family="table-column">
      <style:table-column-properties fo:break-before="auto" style:column-width="1.3602in"/>
    </style:style>
    <style:style style:name="co7" style:family="table-column">
      <style:table-column-properties fo:break-before="auto" style:column-width="1.0417in"/>
    </style:style>
    <style:style style:name="co8" style:family="table-column">
      <style:table-column-properties fo:break-before="auto" style:column-width="2.7425in"/>
    </style:style>
    <style:style style:name="co9" style:family="table-column">
      <style:table-column-properties fo:break-before="auto" style:column-width="0.9138in"/>
    </style:style>
    <style:style style:name="co10" style:family="table-column">
      <style:table-column-properties fo:break-before="auto" style:column-width="1.0311in"/>
    </style:style>
    <style:style style:name="co11" style:family="table-column">
      <style:table-column-properties fo:break-before="auto" style:column-width="1.4244in"/>
    </style:style>
    <style:style style:name="co12" style:family="table-column">
      <style:table-column-properties fo:break-before="auto" style:column-width="2.1575in"/>
    </style:style>
    <style:style style:name="co13" style:family="table-column">
      <style:table-column-properties fo:break-before="auto" style:column-width="1.8181in"/>
    </style:style>
    <style:style style:name="co14" style:family="table-column">
      <style:table-column-properties fo:break-before="auto" style:column-width="1.4563in"/>
    </style:style>
    <style:style style:name="co15" style:family="table-column">
      <style:table-column-properties fo:break-before="auto" style:column-width="1.5728in"/>
    </style:style>
    <style:style style:name="co16" style:family="table-column">
      <style:table-column-properties fo:break-before="auto" style:column-width="1.3819in"/>
    </style:style>
    <style:style style:name="co17" style:family="table-column">
      <style:table-column-properties fo:break-before="auto" style:column-width="1.0953in"/>
    </style:style>
    <style:style style:name="co18" style:family="table-column">
      <style:table-column-properties fo:break-before="auto" style:column-width="1.4035in"/>
    </style:style>
    <style:style style:name="co19" style:family="table-column">
      <style:table-column-properties fo:break-before="auto" style:column-width="1.4457in"/>
    </style:style>
    <style:style style:name="co20" style:family="table-column">
      <style:table-column-properties fo:break-before="auto" style:column-width="0.7319in"/>
    </style:style>
    <style:style style:name="co21" style:family="table-column">
      <style:table-column-properties fo:break-before="auto" style:column-width="1.25in"/>
    </style:style>
    <style:style style:name="co22" style:family="table-column">
      <style:table-column-properties fo:break-before="auto" style:column-width="2.2252in"/>
    </style:style>
    <style:style style:name="co23" style:family="table-column">
      <style:table-column-properties fo:break-before="auto" style:column-width="1.9917in"/>
    </style:style>
    <style:style style:name="co24" style:family="table-column">
      <style:table-column-properties fo:break-before="auto" style:column-width="0.8925in"/>
    </style:style>
    <style:style style:name="ro1" style:family="table-row">
      <style:table-row-properties style:row-height="0.6043in" fo:break-before="auto" style:use-optimal-row-height="fals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1.448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3835in" fo:break-before="auto" style:use-optimal-row-height="fals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937in" fo:break-before="auto" style:use-optimal-row-height="true"/>
    </style:style>
    <style:style style:name="ro8" style:family="table-row">
      <style:table-row-properties style:row-height="0.766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965in" fo:break-before="auto" style:use-optimal-row-height="true"/>
    </style:style>
    <style:style style:name="ta1" style:family="table" style:master-page-name="PageStyle_5f_masters">
      <style:table-properties table:display="true" style:writing-mode="lr-tb"/>
    </style:style>
    <style:style style:name="ta2" style:family="table" style:master-page-name="PageStyle_5f_basetrans">
      <style:table-properties table:display="true" style:writing-mode="lr-tb"/>
    </style:style>
    <style:style style:name="ta3" style:family="table" style:master-page-name="PageStyle_5f_driller">
      <style:table-properties table:display="true" style:writing-mode="lr-tb"/>
    </style:style>
    <style:style style:name="ta4" style:family="table" style:master-page-name="PageStyle_5f_history_5f_n_5f_log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413in double #000000" style:border-line-width-bottom="0.0138in 0.0138in 0.0138in" fo:background-color="#99ccff" style:diagonal-bl-tr="none" style:diagonal-tl-br="none" style:text-align-source="value-type" style:repeat-content="false" fo:wrap-option="wrap" fo:border-left="0.0413in double #000000" style:border-line-width-left="0.0138in 0.0138in 0.0138in" style:direction="ltr" fo:border-right="0.0138in solid #000000" style:rotation-angle="0" style:rotation-align="none" style:shrink-to-fit="false" fo:border-top="0.0138in solid #000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0138in solid #000000" fo:background-color="#cccccc" style:diagonal-bl-tr="none" style:diagonal-tl-br="none" style:text-align-source="value-type" style:repeat-content="false" fo:wrap-option="no-wrap" fo:border-left="0.0413in double #000000" style:border-line-width-left="0.0138in 0.0138in 0.0138in" style:direction="ltr" fo:border-right="0.0138in solid #000000" style:rotation-angle="0" style:rotation-align="none" style:shrink-to-fit="false" fo:border-top="0.0413in double #000000" style:border-line-width-top="0.0138in 0.0138in 0.0138in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0138in solid #000000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413in double #000000" style:border-line-width-top="0.0138in 0.0138in 0.0138in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" style:family="table-cell" style:parent-style-name="Default">
      <style:table-cell-properties fo:border-bottom="0.0413in double #000000" style:border-line-width-bottom="0.0138in 0.0138in 0.0138in" fo:background-color="#99cc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10" table:default-cell-style-name="ce3"/>
        <table:table-column table:style-name="co9" table:number-columns-repeated="2" table:default-cell-style-name="ce3"/>
        <table:table-column table:style-name="co11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991" table:default-cell-style-name="ce3"/>
        <table:table-row table:style-name="ro1">
          <table:table-cell table:style-name="ce1" office:value-type="string">
            <text:p>DataBase Name</text:p>
          </table:table-cell>
          <table:table-cell table:style-name="ce1" office:value-type="string">
            <text:p>farmasi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Table Name</text:p>
          </table:table-cell>
          <table:table-cell table:style-name="ce7" office:value-type="string">
            <text:p>jbh_ms_inventory</text:p>
          </table:table-cell>
          <table:table-cell table:style-name="ce7" table:number-columns-repeated="3"/>
          <table:table-cell table:style-name="ce7" office:value-type="string" table:number-columns-spanned="2" table:number-rows-spanned="1">
            <text:p>jbh_ms_factory</text:p>
          </table:table-cell>
          <table:covered-table-cell table:style-name="ce7"/>
          <table:table-cell table:style-name="ce7" table:number-columns-repeated="3"/>
          <table:table-cell table:style-name="ce7" office:value-type="string" table:number-columns-spanned="2" table:number-rows-spanned="1">
            <text:p>jbh_ms_invgroup</text:p>
          </table:table-cell>
          <table:covered-table-cell table:style-name="ce7"/>
          <table:table-cell table:style-name="ce7" table:number-columns-repeated="3"/>
          <table:table-cell table:style-name="ce7" office:value-type="string" table:number-columns-spanned="2" table:number-rows-spanned="1">
            <text:p>jbh_ms_rack</text:p>
          </table:table-cell>
          <table:covered-table-cell table:style-name="ce7"/>
          <table:table-cell table:style-name="ce7" table:number-columns-repeated="3"/>
          <table:table-cell table:style-name="ce7" office:value-type="string" table:number-columns-spanned="2" table:number-rows-spanned="1">
            <text:p>jbh_ms_coa</text:p>
          </table:table-cell>
          <table:covered-table-cell table:style-name="ce7"/>
          <table:table-cell table:style-name="ce7" table:number-columns-repeated="3"/>
          <table:table-cell table:style-name="ce7" office:value-type="string" table:number-columns-spanned="2" table:number-rows-spanned="1">
            <text:p>jbh_ms_coagroup</text:p>
          </table:table-cell>
          <table:covered-table-cell table:style-name="ce7"/>
          <table:table-cell table:style-name="ce7" table:number-columns-repeated="3"/>
          <table:table-cell table:style-name="ce7" office:value-type="string" table:number-columns-spanned="2" table:number-rows-spanned="1">
            <text:p>jbh_ms_pbf</text:p>
          </table:table-cell>
          <table:covered-table-cell table:style-name="ce7"/>
          <table:table-cell table:style-name="ce9" table:number-columns-repeated="992"/>
        </table:table-row>
        <table:table-row table:style-name="ro3">
          <table:table-cell table:style-name="ce1" office:value-type="string">
            <text:p>Description</text:p>
          </table:table-cell>
          <table:table-cell table:style-name="ce8" office:value-type="string">
            <text:p>Master Inventory</text:p>
            <text:p>Dependecies::</text:p>
            <text:p><text:span text:style-name="T1">- jbh_ms_factory</text:span></text:p>
            <text:p><text:span text:style-name="T1">- jbh_ms_invgroup</text:span></text:p>
            <text:p><text:span text:style-name="T1">- jbh_ms_rack</text:span></text:p>
            <text:p><text:span text:style-name="T1">- jbh_ms_coa</text:span></text:p>
          </table:table-cell>
          <table:table-cell table:style-name="ce8" table:number-columns-repeated="3"/>
          <table:table-cell table:style-name="ce8" office:value-type="string" table:number-columns-spanned="2" table:number-rows-spanned="1">
            <text:p>Master Factory</text:p>
            <text:p>Dependecies::</text:p>
            <text:p>None</text:p>
          </table:table-cell>
          <table:covered-table-cell table:style-name="ce8"/>
          <table:table-cell table:style-name="ce8" table:number-columns-repeated="3"/>
          <table:table-cell table:style-name="ce8" office:value-type="string" table:number-columns-spanned="2" table:number-rows-spanned="1">
            <text:p>Master Inventory Group</text:p>
            <text:p>Dependecies::</text:p>
            <text:p>None</text:p>
          </table:table-cell>
          <table:covered-table-cell table:style-name="ce8"/>
          <table:table-cell table:style-name="ce8" table:number-columns-repeated="3"/>
          <table:table-cell table:style-name="ce8" office:value-type="string" table:number-columns-spanned="2" table:number-rows-spanned="1">
            <text:p>Master Rack</text:p>
            <text:p>Dependecies::</text:p>
            <text:p>None</text:p>
          </table:table-cell>
          <table:covered-table-cell table:style-name="ce8"/>
          <table:table-cell table:style-name="ce8" table:number-columns-repeated="3"/>
          <table:table-cell table:style-name="ce8" office:value-type="string" table:number-columns-spanned="2" table:number-rows-spanned="1">
            <text:p>Master Chart of Account</text:p>
            <text:p>Dependecies::</text:p>
            <text:p>- <text:span text:style-name="T1">jbh_ms_coagroup</text:span></text:p>
          </table:table-cell>
          <table:covered-table-cell table:style-name="ce8"/>
          <table:table-cell table:style-name="ce8" table:number-columns-repeated="3"/>
          <table:table-cell table:style-name="ce8" office:value-type="string" table:number-columns-spanned="2" table:number-rows-spanned="1">
            <text:p>Master Group Chart of Account</text:p>
            <text:p>Dependecies::</text:p>
            <text:p>None</text:p>
          </table:table-cell>
          <table:covered-table-cell table:style-name="ce8"/>
          <table:table-cell table:style-name="ce8" table:number-columns-repeated="3"/>
          <table:table-cell table:style-name="ce8" office:value-type="string" table:number-columns-spanned="2" table:number-rows-spanned="1">
            <text:p>Master Pedagang Besar Factory</text:p>
            <text:p>Dependecies::</text:p>
            <text:p>- <text:span text:style-name="T1">jbh_ms_factory</text:span></text:p>
          </table:table-cell>
          <table:covered-table-cell table:style-name="ce8"/>
          <table:table-cell table:style-name="ce6" table:number-columns-repeated="992"/>
        </table:table-row>
        <table:table-row table:style-name="ro4">
          <table:table-cell table:number-columns-repeated="4"/>
          <table:table-cell table:style-name="ce4" table:formula="of:=[.$A$44]&amp;[.B2]&amp;[.$B$44]" office:value-type="string" office:string-value="DROP TABLE IF EXISTS `jbh_ms_inventory`;">
            <text:p>DROP TABLE IF EXISTS `jbh_ms_inventory`;</text:p>
          </table:table-cell>
          <table:table-cell table:number-columns-repeated="4"/>
          <table:table-cell table:formula="of:=[.$A$44]&amp;[.F2]&amp;[.$B$44]" office:value-type="string" office:string-value="DROP TABLE IF EXISTS `jbh_ms_factory`;">
            <text:p>DROP TABLE IF EXISTS `jbh_ms_factory`;</text:p>
          </table:table-cell>
          <table:table-cell table:number-columns-repeated="4"/>
          <table:table-cell table:formula="of:=[.$A$44]&amp;[.K2]&amp;[.$B$44]" office:value-type="string" office:string-value="DROP TABLE IF EXISTS `jbh_ms_invgroup`;">
            <text:p>DROP TABLE IF EXISTS `jbh_ms_invgroup`;</text:p>
          </table:table-cell>
          <table:table-cell table:number-columns-repeated="4"/>
          <table:table-cell table:formula="of:=[.$A$44]&amp;[.P2]&amp;[.$B$44]" office:value-type="string" office:string-value="DROP TABLE IF EXISTS `jbh_ms_rack`;">
            <text:p>DROP TABLE IF EXISTS `jbh_ms_rack`;</text:p>
          </table:table-cell>
          <table:table-cell table:number-columns-repeated="4"/>
          <table:table-cell table:formula="of:=[.$A$44]&amp;[.U2]&amp;[.$B$44]" office:value-type="string" office:string-value="DROP TABLE IF EXISTS `jbh_ms_coa`;">
            <text:p>DROP TABLE IF EXISTS `jbh_ms_coa`;</text:p>
          </table:table-cell>
          <table:table-cell table:number-columns-repeated="4"/>
          <table:table-cell table:formula="of:=[.$A$44]&amp;[.Z2]&amp;[.$B$44]" office:value-type="string" office:string-value="DROP TABLE IF EXISTS `jbh_ms_coagroup`;">
            <text:p>DROP TABLE IF EXISTS `jbh_ms_coagroup`;</text:p>
          </table:table-cell>
          <table:table-cell table:number-columns-repeated="4"/>
          <table:table-cell table:formula="of:=[.$A$44]&amp;[.AE2]&amp;[.$B$44]" office:value-type="string" office:string-value="DROP TABLE IF EXISTS `jbh_ms_pbf`;">
            <text:p>DROP TABLE IF EXISTS `jbh_ms_pbf`;</text:p>
          </table:table-cell>
          <table:table-cell table:number-columns-repeated="989"/>
        </table:table-row>
        <table:table-row table:style-name="ro5">
          <table:table-cell table:style-name="ce4" office:value-type="string">
            <text:p>Field Name</text:p>
          </table:table-cell>
          <table:table-cell table:style-name="ce4" office:value-type="string">
            <text:p>Field Type</text:p>
          </table:table-cell>
          <table:table-cell table:style-name="ce4" table:number-columns-repeated="2"/>
          <table:table-cell table:style-name="ce4" table:formula="of:=[.$A$45]&amp;[.B2]&amp;[.$B$45]" office:value-type="string" office:string-value="CREATE TABLE `jbh_ms_inventory` ( ">
            <text:p>CREATE TABLE `jbh_ms_inventory` ( </text:p>
          </table:table-cell>
          <table:table-cell table:style-name="ce4" office:value-type="string">
            <text:p>Field Name</text:p>
          </table:table-cell>
          <table:table-cell table:style-name="ce4" office:value-type="string">
            <text:p>Field Type</text:p>
          </table:table-cell>
          <table:table-cell table:style-name="ce4" table:number-columns-repeated="2"/>
          <table:table-cell table:style-name="ce4" table:formula="of:=[.$A$45]&amp;[.F2]&amp;[.$B$45]" office:value-type="string" office:string-value="CREATE TABLE `jbh_ms_factory` ( ">
            <text:p>CREATE TABLE `jbh_ms_factory` ( </text:p>
          </table:table-cell>
          <table:table-cell table:style-name="ce4" office:value-type="string">
            <text:p>Field Name</text:p>
          </table:table-cell>
          <table:table-cell table:style-name="ce4" office:value-type="string">
            <text:p>Field Type</text:p>
          </table:table-cell>
          <table:table-cell table:style-name="ce4" table:number-columns-repeated="2"/>
          <table:table-cell table:style-name="ce4" table:formula="of:=[.$A$45]&amp;[.K2]&amp;[.$B$45]" office:value-type="string" office:string-value="CREATE TABLE `jbh_ms_invgroup` ( ">
            <text:p>CREATE TABLE `jbh_ms_invgroup` ( </text:p>
          </table:table-cell>
          <table:table-cell table:style-name="ce4" office:value-type="string">
            <text:p>Field Name</text:p>
          </table:table-cell>
          <table:table-cell table:style-name="ce4" office:value-type="string">
            <text:p>Field Type</text:p>
          </table:table-cell>
          <table:table-cell table:style-name="ce4" table:number-columns-repeated="2"/>
          <table:table-cell table:style-name="ce4" table:formula="of:=[.$A$45]&amp;[.P2]&amp;[.$B$45]" office:value-type="string" office:string-value="CREATE TABLE `jbh_ms_rack` ( ">
            <text:p>CREATE TABLE `jbh_ms_rack` ( </text:p>
          </table:table-cell>
          <table:table-cell table:style-name="ce4" office:value-type="string">
            <text:p>Field Name</text:p>
          </table:table-cell>
          <table:table-cell table:style-name="ce4" office:value-type="string">
            <text:p>Field Type</text:p>
          </table:table-cell>
          <table:table-cell table:style-name="ce4" table:number-columns-repeated="2"/>
          <table:table-cell table:style-name="ce4" table:formula="of:=[.$A$45]&amp;[.U2]&amp;[.$B$45]" office:value-type="string" office:string-value="CREATE TABLE `jbh_ms_coa` ( ">
            <text:p>CREATE TABLE `jbh_ms_coa` ( </text:p>
          </table:table-cell>
          <table:table-cell table:style-name="ce4" office:value-type="string">
            <text:p>Field Name</text:p>
          </table:table-cell>
          <table:table-cell table:style-name="ce4" office:value-type="string">
            <text:p>Field Type</text:p>
          </table:table-cell>
          <table:table-cell table:style-name="ce4" table:number-columns-repeated="2"/>
          <table:table-cell table:style-name="ce4" table:formula="of:=[.$A$45]&amp;[.Z2]&amp;[.$B$45]" office:value-type="string" office:string-value="CREATE TABLE `jbh_ms_coagroup` ( ">
            <text:p>CREATE TABLE `jbh_ms_coagroup` ( </text:p>
          </table:table-cell>
          <table:table-cell table:style-name="ce4" office:value-type="string">
            <text:p>Field Name</text:p>
          </table:table-cell>
          <table:table-cell table:style-name="ce4" office:value-type="string">
            <text:p>Field Type</text:p>
          </table:table-cell>
          <table:table-cell table:style-name="ce4" table:number-columns-repeated="2"/>
          <table:table-cell table:style-name="ce4" table:formula="of:=[.$A$45]&amp;[.AE2]&amp;[.$B$45]" office:value-type="string" office:string-value="CREATE TABLE `jbh_ms_pbf` ( ">
            <text:p>CREATE TABLE `jbh_ms_pbf` ( </text:p>
          </table:table-cell>
          <table:table-cell table:style-name="ce4" table:number-columns-repeated="989"/>
        </table:table-row>
        <table:table-row table:style-name="ro6">
          <table:table-cell office:value-type="string">
            <text:p>id</text:p>
          </table:table-cell>
          <table:table-cell office:value-type="string">
            <text:p><text:s/>int</text:p>
          </table:table-cell>
          <table:table-cell office:value-type="string">
            <text:p><text:s/>unsigned NOT NULL auto_increment</text:p>
          </table:table-cell>
          <table:table-cell/>
          <table:table-cell table:formula="of:=&quot;`&quot;&amp;[.A6]&amp;&quot;` &quot;&amp;[.B6]&amp;[.C6]&amp;[.D6]&amp;&quot; ,&quot;" office:value-type="string" office:string-value="`id`  int unsigned NOT NULL auto_increment ,">
            <text:p>`id` <text:s/>int unsigned NOT NULL auto_increment ,</text:p>
          </table:table-cell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<text:s/>unsigned NOT NULL auto_increment</text:p>
          </table:table-cell>
          <table:table-cell/>
          <table:table-cell table:formula="of:=&quot;`&quot;&amp;[.F6]&amp;&quot;` &quot;&amp;[.G6]&amp;[.H6]&amp;[.I6]&amp;&quot; ,&quot;" office:value-type="string" office:string-value="`id` int unsigned NOT NULL auto_increment ,">
            <text:p>`id` int unsigned NOT NULL auto_increment ,</text:p>
          </table:table-cell>
          <table:table-cell office:value-type="string">
            <text:p>id</text:p>
          </table:table-cell>
          <table:table-cell office:value-type="string">
            <text:p><text:s/>int</text:p>
          </table:table-cell>
          <table:table-cell office:value-type="string">
            <text:p><text:s/>unsigned NOT NULL auto_increment</text:p>
          </table:table-cell>
          <table:table-cell/>
          <table:table-cell table:formula="of:=&quot;`&quot;&amp;[.K6]&amp;&quot;` &quot;&amp;[.L6]&amp;[.M6]&amp;[.N6]&amp;&quot; ,&quot;" office:value-type="string" office:string-value="`id`  int unsigned NOT NULL auto_increment ,">
            <text:p>`id` <text:s/>int unsigned NOT NULL auto_increment ,</text:p>
          </table:table-cell>
          <table:table-cell office:value-type="string">
            <text:p>id</text:p>
          </table:table-cell>
          <table:table-cell office:value-type="string">
            <text:p><text:s/>int</text:p>
          </table:table-cell>
          <table:table-cell office:value-type="string">
            <text:p><text:s/>unsigned NOT NULL auto_increment</text:p>
          </table:table-cell>
          <table:table-cell/>
          <table:table-cell table:formula="of:=&quot;`&quot;&amp;[.P6]&amp;&quot;` &quot;&amp;[.Q6]&amp;[.R6]&amp;[.S6]&amp;&quot; ,&quot;" office:value-type="string" office:string-value="`id`  int unsigned NOT NULL auto_increment ,">
            <text:p>`id` <text:s/>int unsigned NOT NULL auto_increment ,</text:p>
          </table:table-cell>
          <table:table-cell office:value-type="string">
            <text:p>id</text:p>
          </table:table-cell>
          <table:table-cell office:value-type="string">
            <text:p><text:s/>int</text:p>
          </table:table-cell>
          <table:table-cell office:value-type="string">
            <text:p><text:s/>unsigned NOT NULL auto_increment</text:p>
          </table:table-cell>
          <table:table-cell/>
          <table:table-cell table:formula="of:=&quot;`&quot;&amp;[.U6]&amp;&quot;` &quot;&amp;[.V6]&amp;[.W6]&amp;[.X6]&amp;&quot; ,&quot;" office:value-type="string" office:string-value="`id`  int unsigned NOT NULL auto_increment ,">
            <text:p>`id` <text:s/>int unsigned NOT NULL auto_increment ,</text:p>
          </table:table-cell>
          <table:table-cell office:value-type="string">
            <text:p>id</text:p>
          </table:table-cell>
          <table:table-cell office:value-type="string">
            <text:p><text:s/>int</text:p>
          </table:table-cell>
          <table:table-cell office:value-type="string">
            <text:p><text:s/>unsigned NOT NULL auto_increment</text:p>
          </table:table-cell>
          <table:table-cell/>
          <table:table-cell table:formula="of:=&quot;`&quot;&amp;[.Z6]&amp;&quot;` &quot;&amp;[.AA6]&amp;[.AB6]&amp;[.AC6]&amp;&quot; ,&quot;" office:value-type="string" office:string-value="`id`  int unsigned NOT NULL auto_increment ,">
            <text:p>`id` <text:s/>int unsigned NOT NULL auto_increment ,</text:p>
          </table:table-cell>
          <table:table-cell office:value-type="string">
            <text:p>id</text:p>
          </table:table-cell>
          <table:table-cell office:value-type="string">
            <text:p><text:s/>int</text:p>
          </table:table-cell>
          <table:table-cell office:value-type="string">
            <text:p><text:s/>unsigned NOT NULL auto_increment</text:p>
          </table:table-cell>
          <table:table-cell/>
          <table:table-cell table:formula="of:=&quot;`&quot;&amp;[.AE6]&amp;&quot;` &quot;&amp;[.AF6]&amp;[.AG6]&amp;[.AH6]&amp;&quot; ,&quot;" office:value-type="string" office:string-value="`id`  int unsigned NOT NULL auto_increment ,">
            <text:p>`id` <text:s/>int unsigned NOT NULL auto_increment ,</text:p>
          </table:table-cell>
          <table:table-cell table:number-columns-repeated="989"/>
        </table:table-row>
        <table:table-row table:style-name="ro6">
          <table:table-cell office:value-type="string">
            <text:p>batch_no</text:p>
          </table:table-cell>
          <table:table-cell office:value-type="string">
            <text:p><text:s/>Varchar(25)</text:p>
          </table:table-cell>
          <table:table-cell office:value-type="string">
            <text:p><text:s/>NOT NULL </text:p>
          </table:table-cell>
          <table:table-cell office:value-type="string">
            <text:p><text:s/>Default '00'</text:p>
          </table:table-cell>
          <table:table-cell table:formula="of:=&quot;`&quot;&amp;[.A7]&amp;&quot;` &quot;&amp;[.B7]&amp;[.C7]&amp;[.D7]&amp;&quot; ,&quot;" office:value-type="string" office:string-value="`batch_no`  Varchar(25) NOT NULL  Default '00' ,">
            <text:p>`batch_no` <text:s/>Varchar(25) NOT NULL <text:s/>Default '00' ,</text:p>
          </table:table-cell>
          <table:table-cell office:value-type="string">
            <text:p>factory_code</text:p>
          </table:table-cell>
          <table:table-cell office:value-type="string">
            <text:p>Varchar(10)</text:p>
          </table:table-cell>
          <table:table-cell office:value-type="string">
            <text:p><text:s/>NOT NULL</text:p>
          </table:table-cell>
          <table:table-cell office:value-type="string">
            <text:p><text:s/>Default '00'</text:p>
          </table:table-cell>
          <table:table-cell table:formula="of:=&quot;`&quot;&amp;[.F7]&amp;&quot;` &quot;&amp;[.G7]&amp;[.H7]&amp;[.I7]&amp;&quot; ,&quot;" office:value-type="string" office:string-value="`factory_code` Varchar(10) NOT NULL Default '00' ,">
            <text:p>`factory_code` Varchar(10) NOT NULL Default '00' ,</text:p>
          </table:table-cell>
          <table:table-cell office:value-type="string">
            <text:p>invgroup_code</text:p>
          </table:table-cell>
          <table:table-cell office:value-type="string">
            <text:p><text:s/>Varchar(10)</text:p>
          </table:table-cell>
          <table:table-cell office:value-type="string">
            <text:p><text:s/>NOT NULL</text:p>
          </table:table-cell>
          <table:table-cell office:value-type="string">
            <text:p><text:s/>Default '00'</text:p>
          </table:table-cell>
          <table:table-cell table:formula="of:=&quot;`&quot;&amp;[.K7]&amp;&quot;` &quot;&amp;[.L7]&amp;[.M7]&amp;[.N7]&amp;&quot; ,&quot;" office:value-type="string" office:string-value="`invgroup_code`  Varchar(10) NOT NULL Default '00' ,">
            <text:p>`invgroup_code` <text:s/>Varchar(10) NOT NULL Default '00' ,</text:p>
          </table:table-cell>
          <table:table-cell office:value-type="string">
            <text:p>rack_code</text:p>
          </table:table-cell>
          <table:table-cell office:value-type="string">
            <text:p><text:s/>Varchar(10)</text:p>
          </table:table-cell>
          <table:table-cell office:value-type="string">
            <text:p><text:s/>NOT NULL</text:p>
          </table:table-cell>
          <table:table-cell office:value-type="string">
            <text:p><text:s/>Default '00'</text:p>
          </table:table-cell>
          <table:table-cell table:formula="of:=&quot;`&quot;&amp;[.P7]&amp;&quot;` &quot;&amp;[.Q7]&amp;[.R7]&amp;[.S7]&amp;&quot; ,&quot;" office:value-type="string" office:string-value="`rack_code`  Varchar(10) NOT NULL Default '00' ,">
            <text:p>`rack_code` <text:s/>Varchar(10) NOT NULL Default '00' ,</text:p>
          </table:table-cell>
          <table:table-cell office:value-type="string">
            <text:p>coa_code</text:p>
          </table:table-cell>
          <table:table-cell office:value-type="string">
            <text:p><text:s/>Varchar(11)</text:p>
          </table:table-cell>
          <table:table-cell office:value-type="string">
            <text:p><text:s/>NOT NULL</text:p>
          </table:table-cell>
          <table:table-cell office:value-type="string">
            <text:p><text:s/>Default '00'</text:p>
          </table:table-cell>
          <table:table-cell table:formula="of:=&quot;`&quot;&amp;[.U7]&amp;&quot;` &quot;&amp;[.V7]&amp;[.W7]&amp;[.X7]&amp;&quot; ,&quot;" office:value-type="string" office:string-value="`coa_code`  Varchar(11) NOT NULL Default '00' ,">
            <text:p>`coa_code` <text:s/>Varchar(11) NOT NULL Default '00' ,</text:p>
          </table:table-cell>
          <table:table-cell office:value-type="string">
            <text:p>coagroup_code</text:p>
          </table:table-cell>
          <table:table-cell office:value-type="string">
            <text:p><text:s/>Char(3)</text:p>
          </table:table-cell>
          <table:table-cell office:value-type="string">
            <text:p><text:s/>NOT NULL</text:p>
          </table:table-cell>
          <table:table-cell office:value-type="string">
            <text:p><text:s/>Default '000'</text:p>
          </table:table-cell>
          <table:table-cell table:formula="of:=&quot;`&quot;&amp;[.Z7]&amp;&quot;` &quot;&amp;[.AA7]&amp;[.AB7]&amp;[.AC7]&amp;&quot; ,&quot;" office:value-type="string" office:string-value="`coagroup_code`  Char(3) NOT NULL Default '000' ,">
            <text:p>`coagroup_code` <text:s/>Char(3) NOT NULL Default '000' ,</text:p>
          </table:table-cell>
          <table:table-cell office:value-type="string">
            <text:p>pbf_code</text:p>
          </table:table-cell>
          <table:table-cell office:value-type="string">
            <text:p><text:s/>varchar(10)</text:p>
          </table:table-cell>
          <table:table-cell office:value-type="string">
            <text:p><text:s/>NOT NULL</text:p>
          </table:table-cell>
          <table:table-cell office:value-type="string">
            <text:p><text:s/>Default '00'</text:p>
          </table:table-cell>
          <table:table-cell table:formula="of:=&quot;`&quot;&amp;[.AE7]&amp;&quot;` &quot;&amp;[.AF7]&amp;[.AG7]&amp;[.AH7]&amp;&quot; ,&quot;" office:value-type="string" office:string-value="`pbf_code`  varchar(10) NOT NULL Default '00' ,">
            <text:p>`pbf_code` <text:s/>varchar(10) NOT NULL Default '00' ,</text:p>
          </table:table-cell>
          <table:table-cell table:number-columns-repeated="989"/>
        </table:table-row>
        <table:table-row table:style-name="ro6">
          <table:table-cell office:value-type="string">
            <text:p>inventory_code</text:p>
          </table:table-cell>
          <table:table-cell office:value-type="string">
            <text:p><text:s/>Varchar(20)</text:p>
          </table:table-cell>
          <table:table-cell office:value-type="string">
            <text:p><text:s/>NOT NULL </text:p>
          </table:table-cell>
          <table:table-cell office:value-type="string">
            <text:p><text:s/>Default '00'</text:p>
          </table:table-cell>
          <table:table-cell table:formula="of:=&quot;`&quot;&amp;[.A8]&amp;&quot;` &quot;&amp;[.B8]&amp;[.C8]&amp;[.D8]&amp;&quot; ,&quot;" office:value-type="string" office:string-value="`inventory_code`  Varchar(20) NOT NULL  Default '00' ,">
            <text:p>`inventory_code` <text:s/>Varchar(20) NOT NULL <text:s/>Default '00' ,</text:p>
          </table:table-cell>
          <table:table-cell office:value-type="string">
            <text:p>factory_name</text:p>
          </table:table-cell>
          <table:table-cell office:value-type="string">
            <text:p>Varchar(200)</text:p>
          </table:table-cell>
          <table:table-cell office:value-type="string">
            <text:p><text:s/>NOT NULL</text:p>
          </table:table-cell>
          <table:table-cell office:value-type="string">
            <text:p><text:s/>Default '00'</text:p>
          </table:table-cell>
          <table:table-cell table:formula="of:=&quot;`&quot;&amp;[.F8]&amp;&quot;` &quot;&amp;[.G8]&amp;[.H8]&amp;[.I8]&amp;&quot; ,&quot;" office:value-type="string" office:string-value="`factory_name` Varchar(200) NOT NULL Default '00' ,">
            <text:p>`factory_name` Varchar(200) NOT NULL Default '00' ,</text:p>
          </table:table-cell>
          <table:table-cell office:value-type="string">
            <text:p>invgroup_name</text:p>
          </table:table-cell>
          <table:table-cell office:value-type="string">
            <text:p><text:s/>Varchar(10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K8]&amp;&quot;` &quot;&amp;[.L8]&amp;[.M8]&amp;[.N8]&amp;&quot; ,&quot;" office:value-type="string" office:string-value="`invgroup_name`  Varchar(100) NOT NULL Default '-' ,">
            <text:p>`invgroup_name` <text:s/>Varchar(100) NOT NULL Default '-' ,</text:p>
          </table:table-cell>
          <table:table-cell office:value-type="string">
            <text:p>rack_name</text:p>
          </table:table-cell>
          <table:table-cell office:value-type="string">
            <text:p><text:s/>Varchar(10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P8]&amp;&quot;` &quot;&amp;[.Q8]&amp;[.R8]&amp;[.S8]&amp;&quot; ,&quot;" office:value-type="string" office:string-value="`rack_name`  Varchar(100) NOT NULL Default '-' ,">
            <text:p>`rack_name` <text:s/>Varchar(100) NOT NULL Default '-' ,</text:p>
          </table:table-cell>
          <table:table-cell office:value-type="string">
            <text:p>coa_name</text:p>
          </table:table-cell>
          <table:table-cell office:value-type="string">
            <text:p><text:s/>Varchar(20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U8]&amp;&quot;` &quot;&amp;[.V8]&amp;[.W8]&amp;[.X8]&amp;&quot; ,&quot;" office:value-type="string" office:string-value="`coa_name`  Varchar(200) NOT NULL Default '-' ,">
            <text:p>`coa_name` <text:s/>Varchar(200) NOT NULL Default '-' ,</text:p>
          </table:table-cell>
          <table:table-cell office:value-type="string">
            <text:p>coagroup_name</text:p>
          </table:table-cell>
          <table:table-cell office:value-type="string">
            <text:p><text:s/>Varchar(20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Z8]&amp;&quot;` &quot;&amp;[.AA8]&amp;[.AB8]&amp;[.AC8]&amp;&quot; ,&quot;" office:value-type="string" office:string-value="`coagroup_name`  Varchar(200) NOT NULL Default '-' ,">
            <text:p>`coagroup_name` <text:s/>Varchar(200) NOT NULL Default '-' ,</text:p>
          </table:table-cell>
          <table:table-cell office:value-type="string">
            <text:p>pbf_name</text:p>
          </table:table-cell>
          <table:table-cell office:value-type="string">
            <text:p><text:s/>varchar(255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AE8]&amp;&quot;` &quot;&amp;[.AF8]&amp;[.AG8]&amp;[.AH8]&amp;&quot; ,&quot;" office:value-type="string" office:string-value="`pbf_name`  varchar(255) NOT NULL Default '-' ,">
            <text:p>`pbf_name` <text:s/>varchar(255) NOT NULL Default '-' ,</text:p>
          </table:table-cell>
          <table:table-cell table:number-columns-repeated="989"/>
        </table:table-row>
        <table:table-row table:style-name="ro6">
          <table:table-cell office:value-type="string">
            <text:p>inventory_name</text:p>
          </table:table-cell>
          <table:table-cell office:value-type="string">
            <text:p><text:s/>Varchar(255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A9]&amp;&quot;` &quot;&amp;[.B9]&amp;[.C9]&amp;[.D9]&amp;&quot; ,&quot;" office:value-type="string" office:string-value="`inventory_name`  Varchar(255) NOT NULL Default '-' ,">
            <text:p>`inventory_name` <text:s/>Varchar(255) NOT NULL Default '-' ,</text:p>
          </table:table-cell>
          <table:table-cell office:value-type="string">
            <text:p>factory_address</text:p>
          </table:table-cell>
          <table:table-cell office:value-type="string">
            <text:p>Varchar(255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F9]&amp;&quot;` &quot;&amp;[.G9]&amp;[.H9]&amp;[.I9]&amp;&quot; ,&quot;" office:value-type="string" office:string-value="`factory_address` Varchar(255) NOT NULL Default '-' ,">
            <text:p>`factory_address` Varchar(255) NOT NULL Default '-' ,</text:p>
          </table:table-cell>
          <table:table-cell office:value-type="string">
            <text:p>invgroup_isactive</text:p>
          </table:table-cell>
          <table:table-cell office:value-type="string">
            <text:p><text:s/>tinyint</text:p>
          </table:table-cell>
          <table:table-cell office:value-type="string">
            <text:p><text:s/>NOT NULL</text:p>
          </table:table-cell>
          <table:table-cell office:value-type="string">
            <text:p><text:s/>Default 0</text:p>
          </table:table-cell>
          <table:table-cell table:formula="of:=&quot;`&quot;&amp;[.K9]&amp;&quot;` &quot;&amp;[.L9]&amp;[.M9]&amp;[.N9]&amp;&quot; ,&quot;" office:value-type="string" office:string-value="`invgroup_isactive`  tinyint NOT NULL Default 0 ,">
            <text:p>`invgroup_isactive` <text:s/>tinyint NOT NULL Default 0 ,</text:p>
          </table:table-cell>
          <table:table-cell office:value-type="string">
            <text:p>rack_warehouse</text:p>
          </table:table-cell>
          <table:table-cell office:value-type="string">
            <text:p><text:s/>Varchar(10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P9]&amp;&quot;` &quot;&amp;[.Q9]&amp;[.R9]&amp;[.S9]&amp;&quot; ,&quot;" office:value-type="string" office:string-value="`rack_warehouse`  Varchar(100) NOT NULL Default '-' ,">
            <text:p>`rack_warehouse` <text:s/>Varchar(100) NOT NULL Default '-' ,</text:p>
          </table:table-cell>
          <table:table-cell office:value-type="string">
            <text:p>coa_dk</text:p>
          </table:table-cell>
          <table:table-cell office:value-type="string">
            <text:p><text:s/>Char(1)</text:p>
          </table:table-cell>
          <table:table-cell office:value-type="string">
            <text:p><text:s/>NOT NULL</text:p>
          </table:table-cell>
          <table:table-cell office:value-type="string">
            <text:p><text:s/>Default "D"</text:p>
          </table:table-cell>
          <table:table-cell table:formula="of:=&quot;`&quot;&amp;[.U9]&amp;&quot;` &quot;&amp;[.V9]&amp;[.W9]&amp;[.X9]&amp;&quot; ,&quot;" office:value-type="string" office:string-value="`coa_dk`  Char(1) NOT NULL Default &quot;D&quot; ,">
            <text:p>`coa_dk` <text:s/>Char(1) NOT NULL Default "D" ,</text:p>
          </table:table-cell>
          <table:table-cell office:value-type="string">
            <text:p>coagroup_isactive</text:p>
          </table:table-cell>
          <table:table-cell office:value-type="string">
            <text:p><text:s/>tinyint</text:p>
          </table:table-cell>
          <table:table-cell office:value-type="string">
            <text:p><text:s/>NOT NULL</text:p>
          </table:table-cell>
          <table:table-cell office:value-type="string">
            <text:p><text:s/>Default 0</text:p>
          </table:table-cell>
          <table:table-cell table:formula="of:=&quot;`&quot;&amp;[.Z9]&amp;&quot;` &quot;&amp;[.AA9]&amp;[.AB9]&amp;[.AC9]&amp;&quot; ,&quot;" office:value-type="string" office:string-value="`coagroup_isactive`  tinyint NOT NULL Default 0 ,">
            <text:p>`coagroup_isactive` <text:s/>tinyint NOT NULL Default 0 ,</text:p>
          </table:table-cell>
          <table:table-cell office:value-type="string">
            <text:p>pbf_address</text:p>
          </table:table-cell>
          <table:table-cell office:value-type="string">
            <text:p><text:s/>varchar(255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AE9]&amp;&quot;` &quot;&amp;[.AF9]&amp;[.AG9]&amp;[.AH9]&amp;&quot; ,&quot;" office:value-type="string" office:string-value="`pbf_address`  varchar(255) NOT NULL Default '-' ,">
            <text:p>`pbf_address` <text:s/>varchar(255) NOT NULL Default '-' ,</text:p>
          </table:table-cell>
          <table:table-cell table:number-columns-repeated="989"/>
        </table:table-row>
        <table:table-row table:style-name="ro6">
          <table:table-cell office:value-type="string">
            <text:p>inventory_unit</text:p>
          </table:table-cell>
          <table:table-cell office:value-type="string">
            <text:p><text:s/>Varchar(1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A10]&amp;&quot;` &quot;&amp;[.B10]&amp;[.C10]&amp;[.D10]&amp;&quot; ,&quot;" office:value-type="string" office:string-value="`inventory_unit`  Varchar(10) NOT NULL Default '-' ,">
            <text:p>`inventory_unit` <text:s/>Varchar(10) NOT NULL Default '-' ,</text:p>
          </table:table-cell>
          <table:table-cell office:value-type="string">
            <text:p>factory_phone</text:p>
          </table:table-cell>
          <table:table-cell office:value-type="string">
            <text:p>Varchar(18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F10]&amp;&quot;` &quot;&amp;[.G10]&amp;[.H10]&amp;[.I10]&amp;&quot; ,&quot;" office:value-type="string" office:string-value="`factory_phone` Varchar(18) NOT NULL Default '-' ,">
            <text:p>`factory_phone` Varchar(18) NOT NULL Default '-' ,</text:p>
          </table:table-cell>
          <table:table-cell office:value-type="string">
            <text:p>created_datetime</text:p>
          </table:table-cell>
          <table:table-cell office:value-type="string">
            <text:p><text:s/>datetime</text:p>
          </table:table-cell>
          <table:table-cell office:value-type="string">
            <text:p><text:s/>NOT NULL</text:p>
          </table:table-cell>
          <table:table-cell office:value-type="string">
            <text:p><text:s/>Default '00-00-0000 00:00:00'</text:p>
          </table:table-cell>
          <table:table-cell table:formula="of:=&quot;`&quot;&amp;[.K10]&amp;&quot;` &quot;&amp;[.L10]&amp;[.M10]&amp;[.N10]&amp;&quot; ,&quot;" office:value-type="string" office:string-value="`created_datetime`  datetime NOT NULL Default '00-00-0000 00:00:00' ,">
            <text:p>`created_datetime` <text:s/>datetime NOT NULL Default '00-00-0000 00:00:00' ,</text:p>
          </table:table-cell>
          <table:table-cell office:value-type="string">
            <text:p>rack_isactive</text:p>
          </table:table-cell>
          <table:table-cell office:value-type="string">
            <text:p><text:s/>tinyint</text:p>
          </table:table-cell>
          <table:table-cell office:value-type="string">
            <text:p><text:s/>NOT NULL</text:p>
          </table:table-cell>
          <table:table-cell office:value-type="string">
            <text:p><text:s/>Default 0</text:p>
          </table:table-cell>
          <table:table-cell table:formula="of:=&quot;`&quot;&amp;[.P10]&amp;&quot;` &quot;&amp;[.Q10]&amp;[.R10]&amp;[.S10]&amp;&quot; ,&quot;" office:value-type="string" office:string-value="`rack_isactive`  tinyint NOT NULL Default 0 ,">
            <text:p>`rack_isactive` <text:s/>tinyint NOT NULL Default 0 ,</text:p>
          </table:table-cell>
          <table:table-cell office:value-type="string">
            <text:p>coa_pl_bs</text:p>
          </table:table-cell>
          <table:table-cell office:value-type="string">
            <text:p><text:s/>Char(2)</text:p>
          </table:table-cell>
          <table:table-cell office:value-type="string">
            <text:p><text:s/>NOT NULL</text:p>
          </table:table-cell>
          <table:table-cell office:value-type="string">
            <text:p><text:s/>Default "PL"</text:p>
          </table:table-cell>
          <table:table-cell table:formula="of:=&quot;`&quot;&amp;[.U10]&amp;&quot;` &quot;&amp;[.V10]&amp;[.W10]&amp;[.X10]&amp;&quot; ,&quot;" office:value-type="string" office:string-value="`coa_pl_bs`  Char(2) NOT NULL Default &quot;PL&quot; ,">
            <text:p>`coa_pl_bs` <text:s/>Char(2) NOT NULL Default "PL" ,</text:p>
          </table:table-cell>
          <table:table-cell office:value-type="string">
            <text:p>created_datetime</text:p>
          </table:table-cell>
          <table:table-cell office:value-type="string">
            <text:p><text:s/>datetime</text:p>
          </table:table-cell>
          <table:table-cell office:value-type="string">
            <text:p><text:s/>NOT NULL</text:p>
          </table:table-cell>
          <table:table-cell office:value-type="string">
            <text:p><text:s/>Default '00-00-0000 00:00:00'</text:p>
          </table:table-cell>
          <table:table-cell table:formula="of:=&quot;`&quot;&amp;[.Z10]&amp;&quot;` &quot;&amp;[.AA10]&amp;[.AB10]&amp;[.AC10]&amp;&quot; ,&quot;" office:value-type="string" office:string-value="`created_datetime`  datetime NOT NULL Default '00-00-0000 00:00:00' ,">
            <text:p>`created_datetime` <text:s/>datetime NOT NULL Default '00-00-0000 00:00:00' ,</text:p>
          </table:table-cell>
          <table:table-cell office:value-type="string">
            <text:p>pbf_phone</text:p>
          </table:table-cell>
          <table:table-cell office:value-type="string">
            <text:p><text:s/>varchar(18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AE10]&amp;&quot;` &quot;&amp;[.AF10]&amp;[.AG10]&amp;[.AH10]&amp;&quot; ,&quot;" office:value-type="string" office:string-value="`pbf_phone`  varchar(18) NOT NULL Default '-' ,">
            <text:p>`pbf_phone` <text:s/>varchar(18) NOT NULL Default '-' ,</text:p>
          </table:table-cell>
          <table:table-cell table:number-columns-repeated="989"/>
        </table:table-row>
        <table:table-row table:style-name="ro6">
          <table:table-cell office:value-type="string">
            <text:p>inventory_delunit</text:p>
          </table:table-cell>
          <table:table-cell office:value-type="string">
            <text:p><text:s/>Varchar(1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A11]&amp;&quot;` &quot;&amp;[.B11]&amp;[.C11]&amp;[.D11]&amp;&quot; ,&quot;" office:value-type="string" office:string-value="`inventory_delunit`  Varchar(10) NOT NULL Default '-' ,">
            <text:p>`inventory_delunit` <text:s/>Varchar(10) NOT NULL Default '-' ,</text:p>
          </table:table-cell>
          <table:table-cell office:value-type="string">
            <text:p>factory_isactive</text:p>
          </table:table-cell>
          <table:table-cell office:value-type="string">
            <text:p>tinyint</text:p>
          </table:table-cell>
          <table:table-cell office:value-type="string">
            <text:p><text:s/>NOT NULL</text:p>
          </table:table-cell>
          <table:table-cell office:value-type="string">
            <text:p><text:s/>Default 0</text:p>
          </table:table-cell>
          <table:table-cell table:formula="of:=&quot;`&quot;&amp;[.F11]&amp;&quot;` &quot;&amp;[.G11]&amp;[.H11]&amp;[.I11]&amp;&quot; ,&quot;" office:value-type="string" office:string-value="`factory_isactive` tinyint NOT NULL Default 0 ,">
            <text:p>`factory_isactive` tinyint NOT NULL Default 0 ,</text:p>
          </table:table-cell>
          <table:table-cell office:value-type="string">
            <text:p>created_user</text:p>
          </table:table-cell>
          <table:table-cell office:value-type="string">
            <text:p><text:s/>varchar(2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K11]&amp;&quot;` &quot;&amp;[.L11]&amp;[.M11]&amp;[.N11]&amp;&quot; ,&quot;" office:value-type="string" office:string-value="`created_user`  varchar(20) NOT NULL Default '-' ,">
            <text:p>`created_user` <text:s/>varchar(20) NOT NULL Default '-' ,</text:p>
          </table:table-cell>
          <table:table-cell office:value-type="string">
            <text:p>created_datetime</text:p>
          </table:table-cell>
          <table:table-cell office:value-type="string">
            <text:p><text:s/>datetime</text:p>
          </table:table-cell>
          <table:table-cell office:value-type="string">
            <text:p><text:s/>NOT NULL</text:p>
          </table:table-cell>
          <table:table-cell office:value-type="string">
            <text:p><text:s/>Default '00-00-0000 00:00:00'</text:p>
          </table:table-cell>
          <table:table-cell table:formula="of:=&quot;`&quot;&amp;[.P11]&amp;&quot;` &quot;&amp;[.Q11]&amp;[.R11]&amp;[.S11]&amp;&quot; ,&quot;" office:value-type="string" office:string-value="`created_datetime`  datetime NOT NULL Default '00-00-0000 00:00:00' ,">
            <text:p>`created_datetime` <text:s/>datetime NOT NULL Default '00-00-0000 00:00:00' ,</text:p>
          </table:table-cell>
          <table:table-cell office:value-type="string">
            <text:p>coa_isactive</text:p>
          </table:table-cell>
          <table:table-cell office:value-type="string">
            <text:p><text:s/>tinyint</text:p>
          </table:table-cell>
          <table:table-cell office:value-type="string">
            <text:p><text:s/>NOT NULL</text:p>
          </table:table-cell>
          <table:table-cell office:value-type="string">
            <text:p><text:s/>Default 0</text:p>
          </table:table-cell>
          <table:table-cell table:formula="of:=&quot;`&quot;&amp;[.U11]&amp;&quot;` &quot;&amp;[.V11]&amp;[.W11]&amp;[.X11]&amp;&quot; ,&quot;" office:value-type="string" office:string-value="`coa_isactive`  tinyint NOT NULL Default 0 ,">
            <text:p>`coa_isactive` <text:s/>tinyint NOT NULL Default 0 ,</text:p>
          </table:table-cell>
          <table:table-cell office:value-type="string">
            <text:p>created_user</text:p>
          </table:table-cell>
          <table:table-cell office:value-type="string">
            <text:p><text:s/>varchar(2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Z11]&amp;&quot;` &quot;&amp;[.AA11]&amp;[.AB11]&amp;[.AC11]&amp;&quot; ,&quot;" office:value-type="string" office:string-value="`created_user`  varchar(20) NOT NULL Default '-' ,">
            <text:p>`created_user` <text:s/>varchar(20) NOT NULL Default '-' ,</text:p>
          </table:table-cell>
          <table:table-cell office:value-type="string">
            <text:p>pbf_isactive</text:p>
          </table:table-cell>
          <table:table-cell office:value-type="string">
            <text:p><text:s/>tinyint</text:p>
          </table:table-cell>
          <table:table-cell office:value-type="string">
            <text:p><text:s/>NOT NULL</text:p>
          </table:table-cell>
          <table:table-cell office:value-type="string">
            <text:p><text:s/>Default 0</text:p>
          </table:table-cell>
          <table:table-cell table:formula="of:=&quot;`&quot;&amp;[.AE11]&amp;&quot;` &quot;&amp;[.AF11]&amp;[.AG11]&amp;[.AH11]&amp;&quot; ,&quot;" office:value-type="string" office:string-value="`pbf_isactive`  tinyint NOT NULL Default 0 ,">
            <text:p>`pbf_isactive` <text:s/>tinyint NOT NULL Default 0 ,</text:p>
          </table:table-cell>
          <table:table-cell table:number-columns-repeated="989"/>
        </table:table-row>
        <table:table-row table:style-name="ro6">
          <table:table-cell office:value-type="string">
            <text:p>inventory_price_buy</text:p>
          </table:table-cell>
          <table:table-cell office:value-type="string">
            <text:p><text:s/>Decimal(18,2)</text:p>
          </table:table-cell>
          <table:table-cell office:value-type="string">
            <text:p><text:s/>NOT NULL</text:p>
          </table:table-cell>
          <table:table-cell office:value-type="string">
            <text:p><text:s/>Default '0.00'</text:p>
          </table:table-cell>
          <table:table-cell table:formula="of:=&quot;`&quot;&amp;[.A12]&amp;&quot;` &quot;&amp;[.B12]&amp;[.C12]&amp;[.D12]&amp;&quot; ,&quot;" office:value-type="string" office:string-value="`inventory_price_buy`  Decimal(18,2) NOT NULL Default '0.00' ,">
            <text:p>`inventory_price_buy` <text:s/>Decimal(18,2) NOT NULL Default '0.00' ,</text:p>
          </table:table-cell>
          <table:table-cell office:value-type="string">
            <text:p>created_datetime</text:p>
          </table:table-cell>
          <table:table-cell office:value-type="string">
            <text:p>datetime</text:p>
          </table:table-cell>
          <table:table-cell office:value-type="string">
            <text:p><text:s/>NOT NULL</text:p>
          </table:table-cell>
          <table:table-cell office:value-type="string">
            <text:p><text:s/>Default '00-00-0000 00:00:00'</text:p>
          </table:table-cell>
          <table:table-cell table:formula="of:=&quot;`&quot;&amp;[.F12]&amp;&quot;` &quot;&amp;[.G12]&amp;[.H12]&amp;[.I12]&amp;&quot; ,&quot;" office:value-type="string" office:string-value="`created_datetime` datetime NOT NULL Default '00-00-0000 00:00:00' ,">
            <text:p>`created_datetime` datetime NOT NULL Default '00-00-0000 00:00:00' ,</text:p>
          </table:table-cell>
          <table:table-cell office:value-type="string">
            <text:p>update_datetime</text:p>
          </table:table-cell>
          <table:table-cell office:value-type="string">
            <text:p><text:s/>datetime</text:p>
          </table:table-cell>
          <table:table-cell office:value-type="string">
            <text:p><text:s/>NOT NULL</text:p>
          </table:table-cell>
          <table:table-cell office:value-type="string">
            <text:p><text:s/>Default '00-00-0000 00:00:00'</text:p>
          </table:table-cell>
          <table:table-cell table:formula="of:=&quot;`&quot;&amp;[.K12]&amp;&quot;` &quot;&amp;[.L12]&amp;[.M12]&amp;[.N12]&amp;&quot; ,&quot;" office:value-type="string" office:string-value="`update_datetime`  datetime NOT NULL Default '00-00-0000 00:00:00' ,">
            <text:p>`update_datetime` <text:s/>datetime NOT NULL Default '00-00-0000 00:00:00' ,</text:p>
          </table:table-cell>
          <table:table-cell office:value-type="string">
            <text:p>created_user</text:p>
          </table:table-cell>
          <table:table-cell office:value-type="string">
            <text:p><text:s/>varchar(2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P12]&amp;&quot;` &quot;&amp;[.Q12]&amp;[.R12]&amp;[.S12]&amp;&quot; ,&quot;" office:value-type="string" office:string-value="`created_user`  varchar(20) NOT NULL Default '-' ,">
            <text:p>`created_user` <text:s/>varchar(20) NOT NULL Default '-' ,</text:p>
          </table:table-cell>
          <table:table-cell office:value-type="string">
            <text:p>xcoa_groupid</text:p>
          </table:table-cell>
          <table:table-cell office:value-type="string">
            <text:p><text:s/>Char(3)</text:p>
          </table:table-cell>
          <table:table-cell office:value-type="string">
            <text:p><text:s/>NOT NULL</text:p>
          </table:table-cell>
          <table:table-cell office:value-type="string">
            <text:p><text:s/>Default '000'</text:p>
          </table:table-cell>
          <table:table-cell table:formula="of:=&quot;`&quot;&amp;[.U12]&amp;&quot;` &quot;&amp;[.V12]&amp;[.W12]&amp;[.X12]&amp;&quot; ,&quot;" office:value-type="string" office:string-value="`xcoa_groupid`  Char(3) NOT NULL Default '000' ,">
            <text:p>`xcoa_groupid` <text:s/>Char(3) NOT NULL Default '000' ,</text:p>
          </table:table-cell>
          <table:table-cell office:value-type="string">
            <text:p>update_datetime</text:p>
          </table:table-cell>
          <table:table-cell office:value-type="string">
            <text:p><text:s/>datetime</text:p>
          </table:table-cell>
          <table:table-cell office:value-type="string">
            <text:p><text:s/>NOT NULL</text:p>
          </table:table-cell>
          <table:table-cell office:value-type="string">
            <text:p><text:s/>Default '00-00-0000 00:00:00'</text:p>
          </table:table-cell>
          <table:table-cell table:formula="of:=&quot;`&quot;&amp;[.Z12]&amp;&quot;` &quot;&amp;[.AA12]&amp;[.AB12]&amp;[.AC12]&amp;&quot; ,&quot;" office:value-type="string" office:string-value="`update_datetime`  datetime NOT NULL Default '00-00-0000 00:00:00' ,">
            <text:p>`update_datetime` <text:s/>datetime NOT NULL Default '00-00-0000 00:00:00' ,</text:p>
          </table:table-cell>
          <table:table-cell office:value-type="string">
            <text:p>xpbf_factoryid</text:p>
          </table:table-cell>
          <table:table-cell office:value-type="string">
            <text:p><text:s/>varchar(1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AE12]&amp;&quot;` &quot;&amp;[.AF12]&amp;[.AG12]&amp;[.AH12]&amp;&quot; ,&quot;" office:value-type="string" office:string-value="`xpbf_factoryid`  varchar(10) NOT NULL Default '-' ,">
            <text:p>`xpbf_factoryid` <text:s/>varchar(10) NOT NULL Default '-' ,</text:p>
          </table:table-cell>
          <table:table-cell table:number-columns-repeated="989"/>
        </table:table-row>
        <table:table-row table:style-name="ro6">
          <table:table-cell office:value-type="string">
            <text:p>inventory_disc_buy</text:p>
          </table:table-cell>
          <table:table-cell office:value-type="string">
            <text:p><text:s/>Decimal(16,2)</text:p>
          </table:table-cell>
          <table:table-cell office:value-type="string">
            <text:p><text:s/>NOT NULL</text:p>
          </table:table-cell>
          <table:table-cell office:value-type="string">
            <text:p><text:s/>Default '0.00'</text:p>
          </table:table-cell>
          <table:table-cell table:formula="of:=&quot;`&quot;&amp;[.A13]&amp;&quot;` &quot;&amp;[.B13]&amp;[.C13]&amp;[.D13]&amp;&quot; ,&quot;" office:value-type="string" office:string-value="`inventory_disc_buy`  Decimal(16,2) NOT NULL Default '0.00' ,">
            <text:p>`inventory_disc_buy` <text:s/>Decimal(16,2) NOT NULL Default '0.00' ,</text:p>
          </table:table-cell>
          <table:table-cell office:value-type="string">
            <text:p>created_user</text:p>
          </table:table-cell>
          <table:table-cell office:value-type="string">
            <text:p>varchar(2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F13]&amp;&quot;` &quot;&amp;[.G13]&amp;[.H13]&amp;[.I13]&amp;&quot; ,&quot;" office:value-type="string" office:string-value="`created_user` varchar(20) NOT NULL Default '-' ,">
            <text:p>`created_user` varchar(20) NOT NULL Default '-' ,</text:p>
          </table:table-cell>
          <table:table-cell office:value-type="string">
            <text:p>update_user</text:p>
          </table:table-cell>
          <table:table-cell office:value-type="string">
            <text:p><text:s/>varchar(2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K13]&amp;&quot;` &quot;&amp;[.L13]&amp;[.M13]&amp;[.N13]&amp;&quot; ,&quot;" office:value-type="string" office:string-value="`update_user`  varchar(20) NOT NULL Default '-' ,">
            <text:p>`update_user` <text:s/>varchar(20) NOT NULL Default '-' ,</text:p>
          </table:table-cell>
          <table:table-cell office:value-type="string">
            <text:p>update_datetime</text:p>
          </table:table-cell>
          <table:table-cell office:value-type="string">
            <text:p><text:s/>datetime</text:p>
          </table:table-cell>
          <table:table-cell office:value-type="string">
            <text:p><text:s/>NOT NULL</text:p>
          </table:table-cell>
          <table:table-cell office:value-type="string">
            <text:p><text:s/>Default '00-00-0000 00:00:00'</text:p>
          </table:table-cell>
          <table:table-cell table:formula="of:=&quot;`&quot;&amp;[.P13]&amp;&quot;` &quot;&amp;[.Q13]&amp;[.R13]&amp;[.S13]&amp;&quot; ,&quot;" office:value-type="string" office:string-value="`update_datetime`  datetime NOT NULL Default '00-00-0000 00:00:00' ,">
            <text:p>`update_datetime` <text:s/>datetime NOT NULL Default '00-00-0000 00:00:00' ,</text:p>
          </table:table-cell>
          <table:table-cell office:value-type="string">
            <text:p>created_datetime</text:p>
          </table:table-cell>
          <table:table-cell office:value-type="string">
            <text:p><text:s/>datetime</text:p>
          </table:table-cell>
          <table:table-cell office:value-type="string">
            <text:p><text:s/>NOT NULL</text:p>
          </table:table-cell>
          <table:table-cell office:value-type="string">
            <text:p><text:s/>Default '00-00-0000 00:00:00'</text:p>
          </table:table-cell>
          <table:table-cell table:formula="of:=&quot;`&quot;&amp;[.U13]&amp;&quot;` &quot;&amp;[.V13]&amp;[.W13]&amp;[.X13]&amp;&quot; ,&quot;" office:value-type="string" office:string-value="`created_datetime`  datetime NOT NULL Default '00-00-0000 00:00:00' ,">
            <text:p>`created_datetime` <text:s/>datetime NOT NULL Default '00-00-0000 00:00:00' ,</text:p>
          </table:table-cell>
          <table:table-cell office:value-type="string">
            <text:p>update_user</text:p>
          </table:table-cell>
          <table:table-cell office:value-type="string">
            <text:p><text:s/>varchar(2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Z13]&amp;&quot;` &quot;&amp;[.AA13]&amp;[.AB13]&amp;[.AC13]&amp;&quot; ,&quot;" office:value-type="string" office:string-value="`update_user`  varchar(20) NOT NULL Default '-' ,">
            <text:p>`update_user` <text:s/>varchar(20) NOT NULL Default '-' ,</text:p>
          </table:table-cell>
          <table:table-cell office:value-type="string">
            <text:p>created_datetime</text:p>
          </table:table-cell>
          <table:table-cell office:value-type="string">
            <text:p><text:s/>datetime</text:p>
          </table:table-cell>
          <table:table-cell office:value-type="string">
            <text:p><text:s/>NOT NULL</text:p>
          </table:table-cell>
          <table:table-cell office:value-type="string">
            <text:p><text:s/>Default '00-00-0000 00:00:00'</text:p>
          </table:table-cell>
          <table:table-cell table:formula="of:=&quot;`&quot;&amp;[.AE13]&amp;&quot;` &quot;&amp;[.AF13]&amp;[.AG13]&amp;[.AH13]&amp;&quot; ,&quot;" office:value-type="string" office:string-value="`created_datetime`  datetime NOT NULL Default '00-00-0000 00:00:00' ,">
            <text:p>`created_datetime` <text:s/>datetime NOT NULL Default '00-00-0000 00:00:00' ,</text:p>
          </table:table-cell>
          <table:table-cell table:number-columns-repeated="989"/>
        </table:table-row>
        <table:table-row table:style-name="ro6">
          <table:table-cell office:value-type="string">
            <text:p>inventory_base_price</text:p>
          </table:table-cell>
          <table:table-cell office:value-type="string">
            <text:p><text:s/>Decimal(18,2)</text:p>
          </table:table-cell>
          <table:table-cell office:value-type="string">
            <text:p><text:s/>NOT NULL</text:p>
          </table:table-cell>
          <table:table-cell office:value-type="string">
            <text:p><text:s/>Default '0.00'</text:p>
          </table:table-cell>
          <table:table-cell table:formula="of:=&quot;`&quot;&amp;[.A14]&amp;&quot;` &quot;&amp;[.B14]&amp;[.C14]&amp;[.D14]&amp;&quot; ,&quot;" office:value-type="string" office:string-value="`inventory_base_price`  Decimal(18,2) NOT NULL Default '0.00' ,">
            <text:p>`inventory_base_price` <text:s/>Decimal(18,2) NOT NULL Default '0.00' ,</text:p>
          </table:table-cell>
          <table:table-cell office:value-type="string">
            <text:p>update_datetime</text:p>
          </table:table-cell>
          <table:table-cell office:value-type="string">
            <text:p>datetime</text:p>
          </table:table-cell>
          <table:table-cell office:value-type="string">
            <text:p><text:s/>NOT NULL</text:p>
          </table:table-cell>
          <table:table-cell office:value-type="string">
            <text:p><text:s/>Default '00-00-0000 00:00:00'</text:p>
          </table:table-cell>
          <table:table-cell table:formula="of:=&quot;`&quot;&amp;[.F14]&amp;&quot;` &quot;&amp;[.G14]&amp;[.H14]&amp;[.I14]&amp;&quot; ,&quot;" office:value-type="string" office:string-value="`update_datetime` datetime NOT NULL Default '00-00-0000 00:00:00' ,">
            <text:p>`update_datetime` datetime NOT NULL Default '00-00-0000 00:00:00' ,</text:p>
          </table:table-cell>
          <table:table-cell office:value-type="string">
            <text:p>xfld01</text:p>
          </table:table-cell>
          <table:table-cell office:value-type="string">
            <text:p><text:s/>tinyint</text:p>
          </table:table-cell>
          <table:table-cell office:value-type="string">
            <text:p><text:s/>NOT NULL</text:p>
          </table:table-cell>
          <table:table-cell office:value-type="string">
            <text:p><text:s/>Default 0</text:p>
          </table:table-cell>
          <table:table-cell table:formula="of:=&quot;`&quot;&amp;[.K14]&amp;&quot;` &quot;&amp;[.L14]&amp;[.M14]&amp;[.N14]&amp;&quot; ,&quot;" office:value-type="string" office:string-value="`xfld01`  tinyint NOT NULL Default 0 ,">
            <text:p>`xfld01` <text:s/>tinyint NOT NULL Default 0 ,</text:p>
          </table:table-cell>
          <table:table-cell office:value-type="string">
            <text:p>update_user</text:p>
          </table:table-cell>
          <table:table-cell office:value-type="string">
            <text:p><text:s/>varchar(2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P14]&amp;&quot;` &quot;&amp;[.Q14]&amp;[.R14]&amp;[.S14]&amp;&quot; ,&quot;" office:value-type="string" office:string-value="`update_user`  varchar(20) NOT NULL Default '-' ,">
            <text:p>`update_user` <text:s/>varchar(20) NOT NULL Default '-' ,</text:p>
          </table:table-cell>
          <table:table-cell office:value-type="string">
            <text:p>created_user</text:p>
          </table:table-cell>
          <table:table-cell office:value-type="string">
            <text:p><text:s/>varchar(2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U14]&amp;&quot;` &quot;&amp;[.V14]&amp;[.W14]&amp;[.X14]&amp;&quot; ,&quot;" office:value-type="string" office:string-value="`created_user`  varchar(20) NOT NULL Default '-' ,">
            <text:p>`created_user` <text:s/>varchar(20) NOT NULL Default '-' ,</text:p>
          </table:table-cell>
          <table:table-cell office:value-type="string">
            <text:p>xfld01</text:p>
          </table:table-cell>
          <table:table-cell office:value-type="string">
            <text:p><text:s/>varchar(255)</text:p>
          </table:table-cell>
          <table:table-cell/>
          <table:table-cell office:value-type="string">
            <text:p><text:s/>Default 0</text:p>
          </table:table-cell>
          <table:table-cell table:formula="of:=&quot;`&quot;&amp;[.Z14]&amp;&quot;` &quot;&amp;[.AA14]&amp;[.AB14]&amp;[.AC14]&amp;&quot; ,&quot;" office:value-type="string" office:string-value="`xfld01`  varchar(255) Default 0 ,">
            <text:p>`xfld01` <text:s/>varchar(255) Default 0 ,</text:p>
          </table:table-cell>
          <table:table-cell office:value-type="string">
            <text:p>created_user</text:p>
          </table:table-cell>
          <table:table-cell office:value-type="string">
            <text:p><text:s/>varchar(2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AE14]&amp;&quot;` &quot;&amp;[.AF14]&amp;[.AG14]&amp;[.AH14]&amp;&quot; ,&quot;" office:value-type="string" office:string-value="`created_user`  varchar(20) NOT NULL Default '-' ,">
            <text:p>`created_user` <text:s/>varchar(20) NOT NULL Default '-' ,</text:p>
          </table:table-cell>
          <table:table-cell table:number-columns-repeated="989"/>
        </table:table-row>
        <table:table-row table:style-name="ro6">
          <table:table-cell office:value-type="string">
            <text:p>inventory_base_minstock</text:p>
          </table:table-cell>
          <table:table-cell office:value-type="string">
            <text:p><text:s/>int</text:p>
          </table:table-cell>
          <table:table-cell office:value-type="string">
            <text:p><text:s/>NOT NULL</text:p>
          </table:table-cell>
          <table:table-cell office:value-type="string">
            <text:p><text:s/>Default 0</text:p>
          </table:table-cell>
          <table:table-cell table:formula="of:=&quot;`&quot;&amp;[.A15]&amp;&quot;` &quot;&amp;[.B15]&amp;[.C15]&amp;[.D15]&amp;&quot; ,&quot;" office:value-type="string" office:string-value="`inventory_base_minstock`  int NOT NULL Default 0 ,">
            <text:p>`inventory_base_minstock` <text:s/>int NOT NULL Default 0 ,</text:p>
          </table:table-cell>
          <table:table-cell office:value-type="string">
            <text:p>update_user</text:p>
          </table:table-cell>
          <table:table-cell office:value-type="string">
            <text:p>varchar(2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F15]&amp;&quot;` &quot;&amp;[.G15]&amp;[.H15]&amp;[.I15]&amp;&quot; ,&quot;" office:value-type="string" office:string-value="`update_user` varchar(20) NOT NULL Default '-' ,">
            <text:p>`update_user` varchar(20) NOT NULL Default '-' ,</text:p>
          </table:table-cell>
          <table:table-cell office:value-type="string">
            <text:p>xfld02</text:p>
          </table:table-cell>
          <table:table-cell office:value-type="string">
            <text:p><text:s/>int</text:p>
          </table:table-cell>
          <table:table-cell office:value-type="string">
            <text:p><text:s/>NOT NULL</text:p>
          </table:table-cell>
          <table:table-cell office:value-type="string">
            <text:p><text:s/>Default 0</text:p>
          </table:table-cell>
          <table:table-cell table:formula="of:=&quot;`&quot;&amp;[.K15]&amp;&quot;` &quot;&amp;[.L15]&amp;[.M15]&amp;[.N15]&amp;&quot; ,&quot;" office:value-type="string" office:string-value="`xfld02`  int NOT NULL Default 0 ,">
            <text:p>`xfld02` <text:s/>int NOT NULL Default 0 ,</text:p>
          </table:table-cell>
          <table:table-cell office:value-type="string">
            <text:p>xfld01</text:p>
          </table:table-cell>
          <table:table-cell office:value-type="string">
            <text:p><text:s/>tinyint</text:p>
          </table:table-cell>
          <table:table-cell/>
          <table:table-cell office:value-type="string">
            <text:p><text:s/>Default 0</text:p>
          </table:table-cell>
          <table:table-cell table:formula="of:=&quot;`&quot;&amp;[.P15]&amp;&quot;` &quot;&amp;[.Q15]&amp;[.R15]&amp;[.S15]&amp;&quot; ,&quot;" office:value-type="string" office:string-value="`xfld01`  tinyint Default 0 ,">
            <text:p>`xfld01` <text:s/>tinyint Default 0 ,</text:p>
          </table:table-cell>
          <table:table-cell office:value-type="string">
            <text:p>update_datetime</text:p>
          </table:table-cell>
          <table:table-cell office:value-type="string">
            <text:p><text:s/>datetime</text:p>
          </table:table-cell>
          <table:table-cell office:value-type="string">
            <text:p><text:s/>NOT NULL</text:p>
          </table:table-cell>
          <table:table-cell office:value-type="string">
            <text:p><text:s/>Default '00-00-0000 00:00:00'</text:p>
          </table:table-cell>
          <table:table-cell table:formula="of:=&quot;`&quot;&amp;[.U15]&amp;&quot;` &quot;&amp;[.V15]&amp;[.W15]&amp;[.X15]&amp;&quot; ,&quot;" office:value-type="string" office:string-value="`update_datetime`  datetime NOT NULL Default '00-00-0000 00:00:00' ,">
            <text:p>`update_datetime` <text:s/>datetime NOT NULL Default '00-00-0000 00:00:00' ,</text:p>
          </table:table-cell>
          <table:table-cell office:value-type="string">
            <text:p>xfld02</text:p>
          </table:table-cell>
          <table:table-cell office:value-type="string">
            <text:p><text:s/>int</text:p>
          </table:table-cell>
          <table:table-cell/>
          <table:table-cell office:value-type="string">
            <text:p><text:s/>Default 0</text:p>
          </table:table-cell>
          <table:table-cell table:formula="of:=&quot;`&quot;&amp;[.Z15]&amp;&quot;` &quot;&amp;[.AA15]&amp;[.AB15]&amp;[.AC15]&amp;&quot; ,&quot;" office:value-type="string" office:string-value="`xfld02`  int Default 0 ,">
            <text:p>`xfld02` <text:s/>int Default 0 ,</text:p>
          </table:table-cell>
          <table:table-cell office:value-type="string">
            <text:p>update_datetime</text:p>
          </table:table-cell>
          <table:table-cell office:value-type="string">
            <text:p><text:s/>datetime</text:p>
          </table:table-cell>
          <table:table-cell office:value-type="string">
            <text:p><text:s/>NOT NULL</text:p>
          </table:table-cell>
          <table:table-cell office:value-type="string">
            <text:p><text:s/>Default '00-00-0000 00:00:00'</text:p>
          </table:table-cell>
          <table:table-cell table:formula="of:=&quot;`&quot;&amp;[.AE15]&amp;&quot;` &quot;&amp;[.AF15]&amp;[.AG15]&amp;[.AH15]&amp;&quot; ,&quot;" office:value-type="string" office:string-value="`update_datetime`  datetime NOT NULL Default '00-00-0000 00:00:00' ,">
            <text:p>`update_datetime` <text:s/>datetime NOT NULL Default '00-00-0000 00:00:00' ,</text:p>
          </table:table-cell>
          <table:table-cell table:number-columns-repeated="989"/>
        </table:table-row>
        <table:table-row table:style-name="ro6">
          <table:table-cell office:value-type="string">
            <text:p>inventory_base_maxstock</text:p>
          </table:table-cell>
          <table:table-cell office:value-type="string">
            <text:p><text:s/>int</text:p>
          </table:table-cell>
          <table:table-cell office:value-type="string">
            <text:p><text:s/>NOT NULL</text:p>
          </table:table-cell>
          <table:table-cell office:value-type="string">
            <text:p><text:s/>Default 0</text:p>
          </table:table-cell>
          <table:table-cell table:formula="of:=&quot;`&quot;&amp;[.A16]&amp;&quot;` &quot;&amp;[.B16]&amp;[.C16]&amp;[.D16]&amp;&quot; ,&quot;" office:value-type="string" office:string-value="`inventory_base_maxstock`  int NOT NULL Default 0 ,">
            <text:p>`inventory_base_maxstock` <text:s/>int NOT NULL Default 0 ,</text:p>
          </table:table-cell>
          <table:table-cell office:value-type="string">
            <text:p>xfld01</text:p>
          </table:table-cell>
          <table:table-cell office:value-type="string">
            <text:p>tinyint</text:p>
          </table:table-cell>
          <table:table-cell/>
          <table:table-cell office:value-type="string">
            <text:p><text:s/>Default 0</text:p>
          </table:table-cell>
          <table:table-cell table:formula="of:=&quot;`&quot;&amp;[.F16]&amp;&quot;` &quot;&amp;[.G16]&amp;[.H16]&amp;[.I16]&amp;&quot; ,&quot;" office:value-type="string" office:string-value="`xfld01` tinyint Default 0 ,">
            <text:p>`xfld01` tinyint Default 0 ,</text:p>
          </table:table-cell>
          <table:table-cell office:value-type="string">
            <text:p>xfld03</text:p>
          </table:table-cell>
          <table:table-cell office:value-type="string">
            <text:p><text:s/>bigint</text:p>
          </table:table-cell>
          <table:table-cell/>
          <table:table-cell office:value-type="string">
            <text:p><text:s/>Default 0</text:p>
          </table:table-cell>
          <table:table-cell table:formula="of:=&quot;`&quot;&amp;[.K16]&amp;&quot;` &quot;&amp;[.L16]&amp;[.M16]&amp;[.N16]&amp;&quot; ,&quot;" office:value-type="string" office:string-value="`xfld03`  bigint Default 0 ,">
            <text:p>`xfld03` <text:s/>bigint Default 0 ,</text:p>
          </table:table-cell>
          <table:table-cell office:value-type="string">
            <text:p>xfld02</text:p>
          </table:table-cell>
          <table:table-cell office:value-type="string">
            <text:p><text:s/>int</text:p>
          </table:table-cell>
          <table:table-cell/>
          <table:table-cell office:value-type="string">
            <text:p><text:s/>Default 0</text:p>
          </table:table-cell>
          <table:table-cell table:formula="of:=&quot;`&quot;&amp;[.P16]&amp;&quot;` &quot;&amp;[.Q16]&amp;[.R16]&amp;[.S16]&amp;&quot; ,&quot;" office:value-type="string" office:string-value="`xfld02`  int Default 0 ,">
            <text:p>`xfld02` <text:s/>int Default 0 ,</text:p>
          </table:table-cell>
          <table:table-cell office:value-type="string">
            <text:p>update_user</text:p>
          </table:table-cell>
          <table:table-cell office:value-type="string">
            <text:p><text:s/>varchar(2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U16]&amp;&quot;` &quot;&amp;[.V16]&amp;[.W16]&amp;[.X16]&amp;&quot; ,&quot;" office:value-type="string" office:string-value="`update_user`  varchar(20) NOT NULL Default '-' ,">
            <text:p>`update_user` <text:s/>varchar(20) NOT NULL Default '-' ,</text:p>
          </table:table-cell>
          <table:table-cell office:value-type="string">
            <text:p>xfld03</text:p>
          </table:table-cell>
          <table:table-cell office:value-type="string">
            <text:p><text:s/>bigint</text:p>
          </table:table-cell>
          <table:table-cell/>
          <table:table-cell office:value-type="string">
            <text:p><text:s/>Default 0</text:p>
          </table:table-cell>
          <table:table-cell table:formula="of:=&quot;`&quot;&amp;[.Z16]&amp;&quot;` &quot;&amp;[.AA16]&amp;[.AB16]&amp;[.AC16]&amp;&quot; ,&quot;" office:value-type="string" office:string-value="`xfld03`  bigint Default 0 ,">
            <text:p>`xfld03` <text:s/>bigint Default 0 ,</text:p>
          </table:table-cell>
          <table:table-cell office:value-type="string">
            <text:p>update_user</text:p>
          </table:table-cell>
          <table:table-cell office:value-type="string">
            <text:p><text:s/>varchar(2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AE16]&amp;&quot;` &quot;&amp;[.AF16]&amp;[.AG16]&amp;[.AH16]&amp;&quot; ,&quot;" office:value-type="string" office:string-value="`update_user`  varchar(20) NOT NULL Default '-' ,">
            <text:p>`update_user` <text:s/>varchar(20) NOT NULL Default '-' ,</text:p>
          </table:table-cell>
          <table:table-cell table:number-columns-repeated="989"/>
        </table:table-row>
        <table:table-row table:style-name="ro6">
          <table:table-cell office:value-type="string">
            <text:p>inventory_expire_date</text:p>
          </table:table-cell>
          <table:table-cell office:value-type="string">
            <text:p><text:s/>date</text:p>
          </table:table-cell>
          <table:table-cell office:value-type="string">
            <text:p><text:s/>NOT NULL</text:p>
          </table:table-cell>
          <table:table-cell office:value-type="string">
            <text:p><text:s/>Default '00-00-0000'</text:p>
          </table:table-cell>
          <table:table-cell table:formula="of:=&quot;`&quot;&amp;[.A17]&amp;&quot;` &quot;&amp;[.B17]&amp;[.C17]&amp;[.D17]&amp;&quot; ,&quot;" office:value-type="string" office:string-value="`inventory_expire_date`  date NOT NULL Default '00-00-0000' ,">
            <text:p>`inventory_expire_date` <text:s/>date NOT NULL Default '00-00-0000' ,</text:p>
          </table:table-cell>
          <table:table-cell office:value-type="string">
            <text:p>xfld02</text:p>
          </table:table-cell>
          <table:table-cell office:value-type="string">
            <text:p>int</text:p>
          </table:table-cell>
          <table:table-cell/>
          <table:table-cell office:value-type="string">
            <text:p><text:s/>Default 0</text:p>
          </table:table-cell>
          <table:table-cell table:formula="of:=&quot;`&quot;&amp;[.F17]&amp;&quot;` &quot;&amp;[.G17]&amp;[.H17]&amp;[.I17]&amp;&quot; ,&quot;" office:value-type="string" office:string-value="`xfld02` int Default 0 ,">
            <text:p>`xfld02` int Default 0 ,</text:p>
          </table:table-cell>
          <table:table-cell office:value-type="string">
            <text:p>xfld04</text:p>
          </table:table-cell>
          <table:table-cell office:value-type="string">
            <text:p><text:s/>Decimal(18,2)</text:p>
          </table:table-cell>
          <table:table-cell/>
          <table:table-cell office:value-type="string">
            <text:p><text:s/>Default '0.00'</text:p>
          </table:table-cell>
          <table:table-cell table:formula="of:=&quot;`&quot;&amp;[.K17]&amp;&quot;` &quot;&amp;[.L17]&amp;[.M17]&amp;[.N17]&amp;&quot; ,&quot;" office:value-type="string" office:string-value="`xfld04`  Decimal(18,2) Default '0.00' ,">
            <text:p>`xfld04` <text:s/>Decimal(18,2) Default '0.00' ,</text:p>
          </table:table-cell>
          <table:table-cell office:value-type="string">
            <text:p>xfld03</text:p>
          </table:table-cell>
          <table:table-cell office:value-type="string">
            <text:p><text:s/>bigint</text:p>
          </table:table-cell>
          <table:table-cell/>
          <table:table-cell office:value-type="string">
            <text:p><text:s/>Default 0</text:p>
          </table:table-cell>
          <table:table-cell table:formula="of:=&quot;`&quot;&amp;[.P17]&amp;&quot;` &quot;&amp;[.Q17]&amp;[.R17]&amp;[.S17]&amp;&quot; ,&quot;" office:value-type="string" office:string-value="`xfld03`  bigint Default 0 ,">
            <text:p>`xfld03` <text:s/>bigint Default 0 ,</text:p>
          </table:table-cell>
          <table:table-cell office:value-type="string">
            <text:p>xfld01</text:p>
          </table:table-cell>
          <table:table-cell office:value-type="string">
            <text:p><text:s/>varchar(255)</text:p>
          </table:table-cell>
          <table:table-cell/>
          <table:table-cell office:value-type="string">
            <text:p><text:s/>Default 0</text:p>
          </table:table-cell>
          <table:table-cell table:formula="of:=&quot;`&quot;&amp;[.U17]&amp;&quot;` &quot;&amp;[.V17]&amp;[.W17]&amp;[.X17]&amp;&quot; ,&quot;" office:value-type="string" office:string-value="`xfld01`  varchar(255) Default 0 ,">
            <text:p>`xfld01` <text:s/>varchar(255) Default 0 ,</text:p>
          </table:table-cell>
          <table:table-cell office:value-type="string">
            <text:p>xfld04</text:p>
          </table:table-cell>
          <table:table-cell office:value-type="string">
            <text:p><text:s/>Decimal(18,2)</text:p>
          </table:table-cell>
          <table:table-cell/>
          <table:table-cell office:value-type="string">
            <text:p><text:s/>Default '0.00'</text:p>
          </table:table-cell>
          <table:table-cell table:formula="of:=&quot;`&quot;&amp;[.Z17]&amp;&quot;` &quot;&amp;[.AA17]&amp;[.AB17]&amp;[.AC17]&amp;&quot; ,&quot;" office:value-type="string" office:string-value="`xfld04`  Decimal(18,2) Default '0.00' ,">
            <text:p>`xfld04` <text:s/>Decimal(18,2) Default '0.00' ,</text:p>
          </table:table-cell>
          <table:table-cell office:value-type="string">
            <text:p>xfld01</text:p>
          </table:table-cell>
          <table:table-cell office:value-type="string">
            <text:p><text:s/>tinyint</text:p>
          </table:table-cell>
          <table:table-cell/>
          <table:table-cell office:value-type="string">
            <text:p><text:s/>Default 0</text:p>
          </table:table-cell>
          <table:table-cell table:formula="of:=&quot;`&quot;&amp;[.AE17]&amp;&quot;` &quot;&amp;[.AF17]&amp;[.AG17]&amp;[.AH17]&amp;&quot; ,&quot;" office:value-type="string" office:string-value="`xfld01`  tinyint Default 0 ,">
            <text:p>`xfld01` <text:s/>tinyint Default 0 ,</text:p>
          </table:table-cell>
          <table:table-cell table:number-columns-repeated="989"/>
        </table:table-row>
        <table:table-row table:style-name="ro6">
          <table:table-cell office:value-type="string">
            <text:p>inventory_flags</text:p>
          </table:table-cell>
          <table:table-cell office:value-type="string">
            <text:p><text:s/>tinyint</text:p>
          </table:table-cell>
          <table:table-cell office:value-type="string">
            <text:p><text:s/>NOT NULL</text:p>
          </table:table-cell>
          <table:table-cell office:value-type="string">
            <text:p><text:s/>Default 0</text:p>
          </table:table-cell>
          <table:table-cell table:formula="of:=&quot;`&quot;&amp;[.A18]&amp;&quot;` &quot;&amp;[.B18]&amp;[.C18]&amp;[.D18]&amp;&quot; ,&quot;" office:value-type="string" office:string-value="`inventory_flags`  tinyint NOT NULL Default 0 ,">
            <text:p>`inventory_flags` <text:s/>tinyint NOT NULL Default 0 ,</text:p>
          </table:table-cell>
          <table:table-cell office:value-type="string">
            <text:p>xfld03</text:p>
          </table:table-cell>
          <table:table-cell office:value-type="string">
            <text:p>bigint</text:p>
          </table:table-cell>
          <table:table-cell/>
          <table:table-cell office:value-type="string">
            <text:p><text:s/>Default 0</text:p>
          </table:table-cell>
          <table:table-cell table:formula="of:=&quot;`&quot;&amp;[.F18]&amp;&quot;` &quot;&amp;[.G18]&amp;[.H18]&amp;[.I18]&amp;&quot; ,&quot;" office:value-type="string" office:string-value="`xfld03` bigint Default 0 ,">
            <text:p>`xfld03` bigint Default 0 ,</text:p>
          </table:table-cell>
          <table:table-cell office:value-type="string">
            <text:p>xfld05</text:p>
          </table:table-cell>
          <table:table-cell office:value-type="string">
            <text:p><text:s/>Varchar(50)</text:p>
          </table:table-cell>
          <table:table-cell/>
          <table:table-cell office:value-type="string">
            <text:p><text:s/>Default '-'</text:p>
          </table:table-cell>
          <table:table-cell table:formula="of:=&quot;`&quot;&amp;[.K18]&amp;&quot;` &quot;&amp;[.L18]&amp;[.M18]&amp;[.N18]&amp;&quot; ,&quot;" office:value-type="string" office:string-value="`xfld05`  Varchar(50) Default '-' ,">
            <text:p>`xfld05` <text:s/>Varchar(50) Default '-' ,</text:p>
          </table:table-cell>
          <table:table-cell office:value-type="string">
            <text:p>xfld04</text:p>
          </table:table-cell>
          <table:table-cell office:value-type="string">
            <text:p><text:s/>Decimal(18,2)</text:p>
          </table:table-cell>
          <table:table-cell/>
          <table:table-cell office:value-type="string">
            <text:p><text:s/>Default '0.00'</text:p>
          </table:table-cell>
          <table:table-cell table:formula="of:=&quot;`&quot;&amp;[.P18]&amp;&quot;` &quot;&amp;[.Q18]&amp;[.R18]&amp;[.S18]&amp;&quot; ,&quot;" office:value-type="string" office:string-value="`xfld04`  Decimal(18,2) Default '0.00' ,">
            <text:p>`xfld04` <text:s/>Decimal(18,2) Default '0.00' ,</text:p>
          </table:table-cell>
          <table:table-cell office:value-type="string">
            <text:p>xfld02</text:p>
          </table:table-cell>
          <table:table-cell office:value-type="string">
            <text:p><text:s/>int</text:p>
          </table:table-cell>
          <table:table-cell/>
          <table:table-cell office:value-type="string">
            <text:p><text:s/>Default 0</text:p>
          </table:table-cell>
          <table:table-cell table:formula="of:=&quot;`&quot;&amp;[.U18]&amp;&quot;` &quot;&amp;[.V18]&amp;[.W18]&amp;[.X18]&amp;&quot; ,&quot;" office:value-type="string" office:string-value="`xfld02`  int Default 0 ,">
            <text:p>`xfld02` <text:s/>int Default 0 ,</text:p>
          </table:table-cell>
          <table:table-cell office:value-type="string">
            <text:p>xfld05</text:p>
          </table:table-cell>
          <table:table-cell office:value-type="string">
            <text:p><text:s/>Varchar(50)</text:p>
          </table:table-cell>
          <table:table-cell/>
          <table:table-cell office:value-type="string">
            <text:p><text:s/>Default '-'</text:p>
          </table:table-cell>
          <table:table-cell table:formula="of:=&quot;`&quot;&amp;[.Z18]&amp;&quot;` &quot;&amp;[.AA18]&amp;[.AB18]&amp;[.AC18]&amp;&quot; ,&quot;" office:value-type="string" office:string-value="`xfld05`  Varchar(50) Default '-' ,">
            <text:p>`xfld05` <text:s/>Varchar(50) Default '-' ,</text:p>
          </table:table-cell>
          <table:table-cell office:value-type="string">
            <text:p>xfld02</text:p>
          </table:table-cell>
          <table:table-cell office:value-type="string">
            <text:p><text:s/>int</text:p>
          </table:table-cell>
          <table:table-cell/>
          <table:table-cell office:value-type="string">
            <text:p><text:s/>Default 0</text:p>
          </table:table-cell>
          <table:table-cell table:formula="of:=&quot;`&quot;&amp;[.AE18]&amp;&quot;` &quot;&amp;[.AF18]&amp;[.AG18]&amp;[.AH18]&amp;&quot; ,&quot;" office:value-type="string" office:string-value="`xfld02`  int Default 0 ,">
            <text:p>`xfld02` <text:s/>int Default 0 ,</text:p>
          </table:table-cell>
          <table:table-cell table:number-columns-repeated="989"/>
        </table:table-row>
        <table:table-row table:style-name="ro6">
          <table:table-cell office:value-type="string">
            <text:p>inventory_isactive</text:p>
          </table:table-cell>
          <table:table-cell office:value-type="string">
            <text:p><text:s/>tinyint</text:p>
          </table:table-cell>
          <table:table-cell office:value-type="string">
            <text:p><text:s/>NOT NULL</text:p>
          </table:table-cell>
          <table:table-cell office:value-type="string">
            <text:p><text:s/>Default 0</text:p>
          </table:table-cell>
          <table:table-cell table:formula="of:=&quot;`&quot;&amp;[.A19]&amp;&quot;` &quot;&amp;[.B19]&amp;[.C19]&amp;[.D19]&amp;&quot; ,&quot;" office:value-type="string" office:string-value="`inventory_isactive`  tinyint NOT NULL Default 0 ,">
            <text:p>`inventory_isactive` <text:s/>tinyint NOT NULL Default 0 ,</text:p>
          </table:table-cell>
          <table:table-cell office:value-type="string">
            <text:p>xfld04</text:p>
          </table:table-cell>
          <table:table-cell office:value-type="string">
            <text:p>Decimal(18,2)</text:p>
          </table:table-cell>
          <table:table-cell/>
          <table:table-cell office:value-type="string">
            <text:p><text:s/>Default '0.00'</text:p>
          </table:table-cell>
          <table:table-cell table:formula="of:=&quot;`&quot;&amp;[.F19]&amp;&quot;` &quot;&amp;[.G19]&amp;[.H19]&amp;[.I19]&amp;&quot; ,&quot;" office:value-type="string" office:string-value="`xfld04` Decimal(18,2) Default '0.00' ,">
            <text:p>`xfld04` Decimal(18,2) Default '0.00' ,</text:p>
          </table:table-cell>
          <table:table-cell office:value-type="string">
            <text:p>xfld06</text:p>
          </table:table-cell>
          <table:table-cell office:value-type="string">
            <text:p><text:s/>Varchar(100)</text:p>
          </table:table-cell>
          <table:table-cell/>
          <table:table-cell office:value-type="string">
            <text:p><text:s/>Default '-'</text:p>
          </table:table-cell>
          <table:table-cell table:formula="of:=&quot;`&quot;&amp;[.K19]&amp;&quot;` &quot;&amp;[.L19]&amp;[.M19]&amp;[.N19]&amp;&quot; ,&quot;" office:value-type="string" office:string-value="`xfld06`  Varchar(100) Default '-' ,">
            <text:p>`xfld06` <text:s/>Varchar(100) Default '-' ,</text:p>
          </table:table-cell>
          <table:table-cell office:value-type="string">
            <text:p>xfld05</text:p>
          </table:table-cell>
          <table:table-cell office:value-type="string">
            <text:p><text:s/>Varchar(50)</text:p>
          </table:table-cell>
          <table:table-cell/>
          <table:table-cell office:value-type="string">
            <text:p><text:s/>Default '-'</text:p>
          </table:table-cell>
          <table:table-cell table:formula="of:=&quot;`&quot;&amp;[.P19]&amp;&quot;` &quot;&amp;[.Q19]&amp;[.R19]&amp;[.S19]&amp;&quot; ,&quot;" office:value-type="string" office:string-value="`xfld05`  Varchar(50) Default '-' ,">
            <text:p>`xfld05` <text:s/>Varchar(50) Default '-' ,</text:p>
          </table:table-cell>
          <table:table-cell office:value-type="string">
            <text:p>xfld03</text:p>
          </table:table-cell>
          <table:table-cell office:value-type="string">
            <text:p><text:s/>bigint</text:p>
          </table:table-cell>
          <table:table-cell/>
          <table:table-cell office:value-type="string">
            <text:p><text:s/>Default 0</text:p>
          </table:table-cell>
          <table:table-cell table:formula="of:=&quot;`&quot;&amp;[.U19]&amp;&quot;` &quot;&amp;[.V19]&amp;[.W19]&amp;[.X19]&amp;&quot; ,&quot;" office:value-type="string" office:string-value="`xfld03`  bigint Default 0 ,">
            <text:p>`xfld03` <text:s/>bigint Default 0 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Z19]&amp;&quot;` &quot;&amp;[.AA19]&amp;[.AB19]&amp;[.AC19]&amp;&quot; ,&quot;" office:value-type="string" office:string-value="``   ,">
            <text:p>`` <text:s text:c="2"/>,</text:p>
          </table:table-cell>
          <table:table-cell office:value-type="string">
            <text:p>xfld03</text:p>
          </table:table-cell>
          <table:table-cell office:value-type="string">
            <text:p><text:s/>bigint</text:p>
          </table:table-cell>
          <table:table-cell/>
          <table:table-cell office:value-type="string">
            <text:p><text:s/>Default 0</text:p>
          </table:table-cell>
          <table:table-cell table:formula="of:=&quot;`&quot;&amp;[.AE19]&amp;&quot;` &quot;&amp;[.AF19]&amp;[.AG19]&amp;[.AH19]&amp;&quot; ,&quot;" office:value-type="string" office:string-value="`xfld03`  bigint Default 0 ,">
            <text:p>`xfld03` <text:s/>bigint Default 0 ,</text:p>
          </table:table-cell>
          <table:table-cell table:number-columns-repeated="989"/>
        </table:table-row>
        <table:table-row table:style-name="ro6">
          <table:table-cell office:value-type="string">
            <text:p>xinv_groupid</text:p>
          </table:table-cell>
          <table:table-cell office:value-type="string">
            <text:p><text:s/>Varchar(1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A20]&amp;&quot;` &quot;&amp;[.B20]&amp;[.C20]&amp;[.D20]&amp;&quot; ,&quot;" office:value-type="string" office:string-value="`xinv_groupid`  Varchar(10) NOT NULL Default '-' ,">
            <text:p>`xinv_groupid` <text:s/>Varchar(10) NOT NULL Default '-' ,</text:p>
          </table:table-cell>
          <table:table-cell office:value-type="string">
            <text:p>xfld05</text:p>
          </table:table-cell>
          <table:table-cell office:value-type="string">
            <text:p>Varchar(50)</text:p>
          </table:table-cell>
          <table:table-cell/>
          <table:table-cell office:value-type="string">
            <text:p><text:s/>Default '-'</text:p>
          </table:table-cell>
          <table:table-cell table:formula="of:=&quot;`&quot;&amp;[.F20]&amp;&quot;` &quot;&amp;[.G20]&amp;[.H20]&amp;[.I20]&amp;&quot; ,&quot;" office:value-type="string" office:string-value="`xfld05` Varchar(50) Default '-' ,">
            <text:p>`xfld05` Varchar(50) Default '-' ,</text:p>
          </table:table-cell>
          <table:table-cell office:value-type="string">
            <text:p>xfld07</text:p>
          </table:table-cell>
          <table:table-cell office:value-type="string">
            <text:p><text:s/>Varchar(200)</text:p>
          </table:table-cell>
          <table:table-cell/>
          <table:table-cell office:value-type="string">
            <text:p><text:s/>Default '-'</text:p>
          </table:table-cell>
          <table:table-cell table:formula="of:=&quot;`&quot;&amp;[.K20]&amp;&quot;` &quot;&amp;[.L20]&amp;[.M20]&amp;[.N20]&amp;&quot; ,&quot;" office:value-type="string" office:string-value="`xfld07`  Varchar(200) Default '-' ,">
            <text:p>`xfld07` <text:s/>Varchar(200) Default '-' ,</text:p>
          </table:table-cell>
          <table:table-cell office:value-type="string">
            <text:p>xfld06</text:p>
          </table:table-cell>
          <table:table-cell office:value-type="string">
            <text:p><text:s/>Varchar(100)</text:p>
          </table:table-cell>
          <table:table-cell/>
          <table:table-cell office:value-type="string">
            <text:p><text:s/>Default '-'</text:p>
          </table:table-cell>
          <table:table-cell table:formula="of:=&quot;`&quot;&amp;[.P20]&amp;&quot;` &quot;&amp;[.Q20]&amp;[.R20]&amp;[.S20]&amp;&quot; ,&quot;" office:value-type="string" office:string-value="`xfld06`  Varchar(100) Default '-' ,">
            <text:p>`xfld06` <text:s/>Varchar(100) Default '-' ,</text:p>
          </table:table-cell>
          <table:table-cell office:value-type="string">
            <text:p>xfld04</text:p>
          </table:table-cell>
          <table:table-cell office:value-type="string">
            <text:p><text:s/>Decimal(18,2)</text:p>
          </table:table-cell>
          <table:table-cell/>
          <table:table-cell office:value-type="string">
            <text:p><text:s/>Default '0.00'</text:p>
          </table:table-cell>
          <table:table-cell table:formula="of:=&quot;`&quot;&amp;[.U20]&amp;&quot;` &quot;&amp;[.V20]&amp;[.W20]&amp;[.X20]&amp;&quot; ,&quot;" office:value-type="string" office:string-value="`xfld04`  Decimal(18,2) Default '0.00' ,">
            <text:p>`xfld04` <text:s/>Decimal(18,2) Default '0.00' 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Z20]&amp;&quot;` &quot;&amp;[.AA20]&amp;[.AB20]&amp;[.AC20]&amp;&quot; ,&quot;" office:value-type="string" office:string-value="``   ,">
            <text:p>`` <text:s text:c="2"/>,</text:p>
          </table:table-cell>
          <table:table-cell office:value-type="string">
            <text:p>xfld04</text:p>
          </table:table-cell>
          <table:table-cell office:value-type="string">
            <text:p><text:s/>Decimal(18,2)</text:p>
          </table:table-cell>
          <table:table-cell/>
          <table:table-cell office:value-type="string">
            <text:p><text:s/>Default '0.00'</text:p>
          </table:table-cell>
          <table:table-cell table:formula="of:=&quot;`&quot;&amp;[.AE20]&amp;&quot;` &quot;&amp;[.AF20]&amp;[.AG20]&amp;[.AH20]&amp;&quot; ,&quot;" office:value-type="string" office:string-value="`xfld04`  Decimal(18,2) Default '0.00' ,">
            <text:p>`xfld04` <text:s/>Decimal(18,2) Default '0.00' ,</text:p>
          </table:table-cell>
          <table:table-cell table:number-columns-repeated="989"/>
        </table:table-row>
        <table:table-row table:style-name="ro6">
          <table:table-cell office:value-type="string">
            <text:p>xinv_factoryid</text:p>
          </table:table-cell>
          <table:table-cell office:value-type="string">
            <text:p><text:s/>Varchar(1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A21]&amp;&quot;` &quot;&amp;[.B21]&amp;[.C21]&amp;[.D21]&amp;&quot; ,&quot;" office:value-type="string" office:string-value="`xinv_factoryid`  Varchar(10) NOT NULL Default '-' ,">
            <text:p>`xinv_factoryid` <text:s/>Varchar(10) NOT NULL Default '-' ,</text:p>
          </table:table-cell>
          <table:table-cell office:value-type="string">
            <text:p>xfld06</text:p>
          </table:table-cell>
          <table:table-cell office:value-type="string">
            <text:p>Varchar(100)</text:p>
          </table:table-cell>
          <table:table-cell/>
          <table:table-cell office:value-type="string">
            <text:p><text:s/>Default '-'</text:p>
          </table:table-cell>
          <table:table-cell table:formula="of:=&quot;`&quot;&amp;[.F21]&amp;&quot;` &quot;&amp;[.G21]&amp;[.H21]&amp;[.I21]&amp;&quot; ,&quot;" office:value-type="string" office:string-value="`xfld06` Varchar(100) Default '-' ,">
            <text:p>`xfld06` Varchar(100) Default '-' ,</text:p>
          </table:table-cell>
          <table:table-cell office:value-type="string">
            <text:p>xfld08</text:p>
          </table:table-cell>
          <table:table-cell office:value-type="string">
            <text:p><text:s/>Varchar(255)</text:p>
          </table:table-cell>
          <table:table-cell/>
          <table:table-cell office:value-type="string">
            <text:p><text:s/>Default '-'</text:p>
          </table:table-cell>
          <table:table-cell table:formula="of:=&quot;`&quot;&amp;[.K21]&amp;&quot;` &quot;&amp;[.L21]&amp;[.M21]&amp;[.N21]&amp;&quot; ,&quot;" office:value-type="string" office:string-value="`xfld08`  Varchar(255) Default '-' ,">
            <text:p>`xfld08` <text:s/>Varchar(255) Default '-' ,</text:p>
          </table:table-cell>
          <table:table-cell office:value-type="string">
            <text:p>xfld07</text:p>
          </table:table-cell>
          <table:table-cell office:value-type="string">
            <text:p><text:s/>Varchar(200)</text:p>
          </table:table-cell>
          <table:table-cell/>
          <table:table-cell office:value-type="string">
            <text:p><text:s/>Default '-'</text:p>
          </table:table-cell>
          <table:table-cell table:formula="of:=&quot;`&quot;&amp;[.P21]&amp;&quot;` &quot;&amp;[.Q21]&amp;[.R21]&amp;[.S21]&amp;&quot; ,&quot;" office:value-type="string" office:string-value="`xfld07`  Varchar(200) Default '-' ,">
            <text:p>`xfld07` <text:s/>Varchar(200) Default '-' ,</text:p>
          </table:table-cell>
          <table:table-cell office:value-type="string">
            <text:p>xfld05</text:p>
          </table:table-cell>
          <table:table-cell office:value-type="string">
            <text:p><text:s/>Varchar(50)</text:p>
          </table:table-cell>
          <table:table-cell/>
          <table:table-cell office:value-type="string">
            <text:p><text:s/>Default '-'</text:p>
          </table:table-cell>
          <table:table-cell table:formula="of:=&quot;`&quot;&amp;[.U21]&amp;&quot;` &quot;&amp;[.V21]&amp;[.W21]&amp;[.X21]&amp;&quot; ,&quot;" office:value-type="string" office:string-value="`xfld05`  Varchar(50) Default '-' ,">
            <text:p>`xfld05` <text:s/>Varchar(50) Default '-' 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Z21]&amp;&quot;` &quot;&amp;[.AA21]&amp;[.AB21]&amp;[.AC21]&amp;&quot; ,&quot;" office:value-type="string" office:string-value="``   ,">
            <text:p>`` <text:s text:c="2"/>,</text:p>
          </table:table-cell>
          <table:table-cell office:value-type="string">
            <text:p>xfld05</text:p>
          </table:table-cell>
          <table:table-cell office:value-type="string">
            <text:p><text:s/>Varchar(50)</text:p>
          </table:table-cell>
          <table:table-cell/>
          <table:table-cell office:value-type="string">
            <text:p><text:s/>Default '-'</text:p>
          </table:table-cell>
          <table:table-cell table:formula="of:=&quot;`&quot;&amp;[.AE21]&amp;&quot;` &quot;&amp;[.AF21]&amp;[.AG21]&amp;[.AH21]&amp;&quot; ,&quot;" office:value-type="string" office:string-value="`xfld05`  Varchar(50) Default '-' ,">
            <text:p>`xfld05` <text:s/>Varchar(50) Default '-' ,</text:p>
          </table:table-cell>
          <table:table-cell table:number-columns-repeated="989"/>
        </table:table-row>
        <table:table-row table:style-name="ro6">
          <table:table-cell office:value-type="string">
            <text:p>xinv_rackid</text:p>
          </table:table-cell>
          <table:table-cell office:value-type="string">
            <text:p><text:s/>Varchar(1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A22]&amp;&quot;` &quot;&amp;[.B22]&amp;[.C22]&amp;[.D22]&amp;&quot; ,&quot;" office:value-type="string" office:string-value="`xinv_rackid`  Varchar(10) NOT NULL Default '-' ,">
            <text:p>`xinv_rackid` <text:s/>Varchar(10) NOT NULL Default '-' ,</text:p>
          </table:table-cell>
          <table:table-cell office:value-type="string">
            <text:p>xfld07</text:p>
          </table:table-cell>
          <table:table-cell office:value-type="string">
            <text:p>Varchar(200)</text:p>
          </table:table-cell>
          <table:table-cell/>
          <table:table-cell office:value-type="string">
            <text:p><text:s/>Default '-'</text:p>
          </table:table-cell>
          <table:table-cell table:formula="of:=&quot;`&quot;&amp;[.F22]&amp;&quot;` &quot;&amp;[.G22]&amp;[.H22]&amp;[.I22]&amp;&quot; ,&quot;" office:value-type="string" office:string-value="`xfld07` Varchar(200) Default '-' ,">
            <text:p>`xfld07` Varchar(200) Default '-' ,</text:p>
          </table:table-cell>
          <table:table-cell office:value-type="string">
            <text:p>xfld09</text:p>
          </table:table-cell>
          <table:table-cell office:value-type="string">
            <text:p><text:s/>Decimal(12,2)</text:p>
          </table:table-cell>
          <table:table-cell/>
          <table:table-cell office:value-type="string">
            <text:p><text:s/>Default '0.00'</text:p>
          </table:table-cell>
          <table:table-cell table:formula="of:=&quot;`&quot;&amp;[.K22]&amp;&quot;` &quot;&amp;[.L22]&amp;[.M22]&amp;[.N22]&amp;&quot; ,&quot;" office:value-type="string" office:string-value="`xfld09`  Decimal(12,2) Default '0.00' ,">
            <text:p>`xfld09` <text:s/>Decimal(12,2) Default '0.00' ,</text:p>
          </table:table-cell>
          <table:table-cell office:value-type="string">
            <text:p>xfld08</text:p>
          </table:table-cell>
          <table:table-cell office:value-type="string">
            <text:p><text:s/>Varchar(255)</text:p>
          </table:table-cell>
          <table:table-cell/>
          <table:table-cell office:value-type="string">
            <text:p><text:s/>Default '-'</text:p>
          </table:table-cell>
          <table:table-cell table:formula="of:=&quot;`&quot;&amp;[.P22]&amp;&quot;` &quot;&amp;[.Q22]&amp;[.R22]&amp;[.S22]&amp;&quot; ,&quot;" office:value-type="string" office:string-value="`xfld08`  Varchar(255) Default '-' ,">
            <text:p>`xfld08` <text:s/>Varchar(255) Default '-' 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U22]&amp;&quot;` &quot;&amp;[.V22]&amp;[.W22]&amp;[.X22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Z22]&amp;&quot;` &quot;&amp;[.AA22]&amp;[.AB22]&amp;[.AC22]&amp;&quot; ,&quot;" office:value-type="string" office:string-value="``   ,">
            <text:p>`` <text:s text:c="2"/>,</text:p>
          </table:table-cell>
          <table:table-cell office:value-type="string">
            <text:p>xfld06</text:p>
          </table:table-cell>
          <table:table-cell office:value-type="string">
            <text:p><text:s/>Varchar(100)</text:p>
          </table:table-cell>
          <table:table-cell/>
          <table:table-cell office:value-type="string">
            <text:p><text:s/>Default '-'</text:p>
          </table:table-cell>
          <table:table-cell table:formula="of:=&quot;`&quot;&amp;[.AE22]&amp;&quot;` &quot;&amp;[.AF22]&amp;[.AG22]&amp;[.AH22]&amp;&quot; ,&quot;" office:value-type="string" office:string-value="`xfld06`  Varchar(100) Default '-' ,">
            <text:p>`xfld06` <text:s/>Varchar(100) Default '-' ,</text:p>
          </table:table-cell>
          <table:table-cell table:number-columns-repeated="989"/>
        </table:table-row>
        <table:table-row table:style-name="ro6">
          <table:table-cell office:value-type="string">
            <text:p>xinv_coa_persediaanid</text:p>
          </table:table-cell>
          <table:table-cell office:value-type="string">
            <text:p><text:s/>Varchar(11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A23]&amp;&quot;` &quot;&amp;[.B23]&amp;[.C23]&amp;[.D23]&amp;&quot; ,&quot;" office:value-type="string" office:string-value="`xinv_coa_persediaanid`  Varchar(11) NOT NULL Default '-' ,">
            <text:p>`xinv_coa_persediaanid` <text:s/>Varchar(11) NOT NULL Default '-' ,</text:p>
          </table:table-cell>
          <table:table-cell office:value-type="string">
            <text:p>xfld08</text:p>
          </table:table-cell>
          <table:table-cell office:value-type="string">
            <text:p>Varchar(255)</text:p>
          </table:table-cell>
          <table:table-cell/>
          <table:table-cell office:value-type="string">
            <text:p><text:s/>Default '-'</text:p>
          </table:table-cell>
          <table:table-cell table:formula="of:=&quot;`&quot;&amp;[.F23]&amp;&quot;` &quot;&amp;[.G23]&amp;[.H23]&amp;[.I23]&amp;&quot; ,&quot;" office:value-type="string" office:string-value="`xfld08` Varchar(255) Default '-' ,">
            <text:p>`xfld08` Varchar(255) Default '-' ,</text:p>
          </table:table-cell>
          <table:table-cell office:value-type="string">
            <text:p>xfld10</text:p>
          </table:table-cell>
          <table:table-cell office:value-type="string">
            <text:p><text:s/>Decimal(10,0)</text:p>
          </table:table-cell>
          <table:table-cell/>
          <table:table-cell office:value-type="string">
            <text:p><text:s/>Default '0.00'</text:p>
          </table:table-cell>
          <table:table-cell table:formula="of:=&quot;`&quot;&amp;[.K23]&amp;&quot;` &quot;&amp;[.L23]&amp;[.M23]&amp;[.N23]&amp;&quot; ,&quot;" office:value-type="string" office:string-value="`xfld10`  Decimal(10,0) Default '0.00' ,">
            <text:p>`xfld10` <text:s/>Decimal(10,0) Default '0.00' ,</text:p>
          </table:table-cell>
          <table:table-cell office:value-type="string">
            <text:p>xfld09</text:p>
          </table:table-cell>
          <table:table-cell office:value-type="string">
            <text:p><text:s/>Decimal(12,2)</text:p>
          </table:table-cell>
          <table:table-cell/>
          <table:table-cell office:value-type="string">
            <text:p><text:s/>Default '0.00'</text:p>
          </table:table-cell>
          <table:table-cell table:formula="of:=&quot;`&quot;&amp;[.P23]&amp;&quot;` &quot;&amp;[.Q23]&amp;[.R23]&amp;[.S23]&amp;&quot; ,&quot;" office:value-type="string" office:string-value="`xfld09`  Decimal(12,2) Default '0.00' ,">
            <text:p>`xfld09` <text:s/>Decimal(12,2) Default '0.00' 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U23]&amp;&quot;` &quot;&amp;[.V23]&amp;[.W23]&amp;[.X23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Z23]&amp;&quot;` &quot;&amp;[.AA23]&amp;[.AB23]&amp;[.AC23]&amp;&quot; ,&quot;" office:value-type="string" office:string-value="``   ,">
            <text:p>`` <text:s text:c="2"/>,</text:p>
          </table:table-cell>
          <table:table-cell office:value-type="string">
            <text:p>xfld07</text:p>
          </table:table-cell>
          <table:table-cell office:value-type="string">
            <text:p><text:s/>Varchar(200)</text:p>
          </table:table-cell>
          <table:table-cell/>
          <table:table-cell office:value-type="string">
            <text:p><text:s/>Default '-'</text:p>
          </table:table-cell>
          <table:table-cell table:formula="of:=&quot;`&quot;&amp;[.AE23]&amp;&quot;` &quot;&amp;[.AF23]&amp;[.AG23]&amp;[.AH23]&amp;&quot; ,&quot;" office:value-type="string" office:string-value="`xfld07`  Varchar(200) Default '-' ,">
            <text:p>`xfld07` <text:s/>Varchar(200) Default '-' ,</text:p>
          </table:table-cell>
          <table:table-cell table:number-columns-repeated="989"/>
        </table:table-row>
        <table:table-row table:style-name="ro6">
          <table:table-cell office:value-type="string">
            <text:p>xinv_coa_pendapatanid</text:p>
          </table:table-cell>
          <table:table-cell office:value-type="string">
            <text:p><text:s/>Varchar(11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A24]&amp;&quot;` &quot;&amp;[.B24]&amp;[.C24]&amp;[.D24]&amp;&quot; ,&quot;" office:value-type="string" office:string-value="`xinv_coa_pendapatanid`  Varchar(11) NOT NULL Default '-' ,">
            <text:p>`xinv_coa_pendapatanid` <text:s/>Varchar(11) NOT NULL Default '-' ,</text:p>
          </table:table-cell>
          <table:table-cell office:value-type="string">
            <text:p>xfld09</text:p>
          </table:table-cell>
          <table:table-cell office:value-type="string">
            <text:p>Decimal(12,2)</text:p>
          </table:table-cell>
          <table:table-cell/>
          <table:table-cell office:value-type="string">
            <text:p><text:s/>Default '0.00'</text:p>
          </table:table-cell>
          <table:table-cell table:formula="of:=&quot;`&quot;&amp;[.F24]&amp;&quot;` &quot;&amp;[.G24]&amp;[.H24]&amp;[.I24]&amp;&quot; ,&quot;" office:value-type="string" office:string-value="`xfld09` Decimal(12,2) Default '0.00' ,">
            <text:p>`xfld09` Decimal(12,2) Default '0.00' 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K24]&amp;&quot;` &quot;&amp;[.L24]&amp;[.M24]&amp;[.N24]&amp;&quot; ,&quot;" office:value-type="string" office:string-value="``   ,">
            <text:p>`` <text:s text:c="2"/>,</text:p>
          </table:table-cell>
          <table:table-cell office:value-type="string">
            <text:p>xfld10</text:p>
          </table:table-cell>
          <table:table-cell office:value-type="string">
            <text:p><text:s/>Decimal(10,0)</text:p>
          </table:table-cell>
          <table:table-cell/>
          <table:table-cell office:value-type="string">
            <text:p><text:s/>Default '0.00'</text:p>
          </table:table-cell>
          <table:table-cell table:formula="of:=&quot;`&quot;&amp;[.P24]&amp;&quot;` &quot;&amp;[.Q24]&amp;[.R24]&amp;[.S24]&amp;&quot; ,&quot;" office:value-type="string" office:string-value="`xfld10`  Decimal(10,0) Default '0.00' ,">
            <text:p>`xfld10` <text:s/>Decimal(10,0) Default '0.00' 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U24]&amp;&quot;` &quot;&amp;[.V24]&amp;[.W24]&amp;[.X24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Z24]&amp;&quot;` &quot;&amp;[.AA24]&amp;[.AB24]&amp;[.AC24]&amp;&quot; ,&quot;" office:value-type="string" office:string-value="``   ,">
            <text:p>`` <text:s text:c="2"/>,</text:p>
          </table:table-cell>
          <table:table-cell office:value-type="string">
            <text:p>xfld08</text:p>
          </table:table-cell>
          <table:table-cell office:value-type="string">
            <text:p><text:s/>Varchar(255)</text:p>
          </table:table-cell>
          <table:table-cell/>
          <table:table-cell office:value-type="string">
            <text:p><text:s/>Default '-'</text:p>
          </table:table-cell>
          <table:table-cell table:formula="of:=&quot;`&quot;&amp;[.AE24]&amp;&quot;` &quot;&amp;[.AF24]&amp;[.AG24]&amp;[.AH24]&amp;&quot; ,&quot;" office:value-type="string" office:string-value="`xfld08`  Varchar(255) Default '-' ,">
            <text:p>`xfld08` <text:s/>Varchar(255) Default '-' ,</text:p>
          </table:table-cell>
          <table:table-cell table:number-columns-repeated="989"/>
        </table:table-row>
        <table:table-row table:style-name="ro6">
          <table:table-cell office:value-type="string">
            <text:p>xinv_coa_biayaid</text:p>
          </table:table-cell>
          <table:table-cell office:value-type="string">
            <text:p><text:s/>Varchar(11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A25]&amp;&quot;` &quot;&amp;[.B25]&amp;[.C25]&amp;[.D25]&amp;&quot; ,&quot;" office:value-type="string" office:string-value="`xinv_coa_biayaid`  Varchar(11) NOT NULL Default '-' ,">
            <text:p>`xinv_coa_biayaid` <text:s/>Varchar(11) NOT NULL Default '-' ,</text:p>
          </table:table-cell>
          <table:table-cell office:value-type="string">
            <text:p>xfld10</text:p>
          </table:table-cell>
          <table:table-cell office:value-type="string">
            <text:p>Decimal(10,0)</text:p>
          </table:table-cell>
          <table:table-cell/>
          <table:table-cell office:value-type="string">
            <text:p><text:s/>Default '0.00'</text:p>
          </table:table-cell>
          <table:table-cell table:formula="of:=&quot;`&quot;&amp;[.F25]&amp;&quot;` &quot;&amp;[.G25]&amp;[.H25]&amp;[.I25]&amp;&quot; ,&quot;" office:value-type="string" office:string-value="`xfld10` Decimal(10,0) Default '0.00' ,">
            <text:p>`xfld10` Decimal(10,0) Default '0.00' ,</text:p>
          </table:table-cell>
          <table:table-cell table:number-columns-repeated="4"/>
          <table:table-cell table:formula="of:=&quot;`&quot;&amp;[.K25]&amp;&quot;` &quot;&amp;[.L25]&amp;[.M25]&amp;[.N25]&amp;&quot; ,&quot;" office:value-type="string" office:string-value="``  ,">
            <text:p>`` <text:s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P25]&amp;&quot;` &quot;&amp;[.Q25]&amp;[.R25]&amp;[.S25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U25]&amp;&quot;` &quot;&amp;[.V25]&amp;[.W25]&amp;[.X25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Z25]&amp;&quot;` &quot;&amp;[.AA25]&amp;[.AB25]&amp;[.AC25]&amp;&quot; ,&quot;" office:value-type="string" office:string-value="``   ,">
            <text:p>`` <text:s text:c="2"/>,</text:p>
          </table:table-cell>
          <table:table-cell office:value-type="string">
            <text:p>xfld09</text:p>
          </table:table-cell>
          <table:table-cell office:value-type="string">
            <text:p><text:s/>Decimal(12,2)</text:p>
          </table:table-cell>
          <table:table-cell/>
          <table:table-cell office:value-type="string">
            <text:p><text:s/>Default '0.00'</text:p>
          </table:table-cell>
          <table:table-cell table:formula="of:=&quot;`&quot;&amp;[.AE25]&amp;&quot;` &quot;&amp;[.AF25]&amp;[.AG25]&amp;[.AH25]&amp;&quot; ,&quot;" office:value-type="string" office:string-value="`xfld09`  Decimal(12,2) Default '0.00' ,">
            <text:p>`xfld09` <text:s/>Decimal(12,2) Default '0.00' ,</text:p>
          </table:table-cell>
          <table:table-cell table:number-columns-repeated="989"/>
        </table:table-row>
        <table:table-row table:style-name="ro6">
          <table:table-cell office:value-type="string">
            <text:p>created_datetime</text:p>
          </table:table-cell>
          <table:table-cell office:value-type="string">
            <text:p><text:s/>datetime</text:p>
          </table:table-cell>
          <table:table-cell office:value-type="string">
            <text:p><text:s/>NOT NULL</text:p>
          </table:table-cell>
          <table:table-cell office:value-type="string">
            <text:p><text:s/>Default '00-00-0000 00:00:00'</text:p>
          </table:table-cell>
          <table:table-cell table:formula="of:=&quot;`&quot;&amp;[.A26]&amp;&quot;` &quot;&amp;[.B26]&amp;[.C26]&amp;[.D26]&amp;&quot; ,&quot;" office:value-type="string" office:string-value="`created_datetime`  datetime NOT NULL Default '00-00-0000 00:00:00' ,">
            <text:p>`created_datetime` <text:s/>datetime NOT NULL Default '00-00-0000 00:00:00' ,</text:p>
          </table:table-cell>
          <table:table-cell table:number-columns-repeated="4"/>
          <table:table-cell table:formula="of:=&quot;`&quot;&amp;[.F26]&amp;&quot;` &quot;&amp;[.G26]&amp;[.H26]&amp;[.I26]&amp;&quot; ,&quot;" office:value-type="string" office:string-value="``  ,">
            <text:p>`` <text:s/>,</text:p>
          </table:table-cell>
          <table:table-cell table:number-columns-repeated="4"/>
          <table:table-cell table:formula="of:=&quot;`&quot;&amp;[.K26]&amp;&quot;` &quot;&amp;[.L26]&amp;[.M26]&amp;[.N26]&amp;&quot; ,&quot;" office:value-type="string" office:string-value="``  ,">
            <text:p>`` <text:s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P26]&amp;&quot;` &quot;&amp;[.Q26]&amp;[.R26]&amp;[.S26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U26]&amp;&quot;` &quot;&amp;[.V26]&amp;[.W26]&amp;[.X26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Z26]&amp;&quot;` &quot;&amp;[.AA26]&amp;[.AB26]&amp;[.AC26]&amp;&quot; ,&quot;" office:value-type="string" office:string-value="``   ,">
            <text:p>`` <text:s text:c="2"/>,</text:p>
          </table:table-cell>
          <table:table-cell office:value-type="string">
            <text:p>xfld10</text:p>
          </table:table-cell>
          <table:table-cell office:value-type="string">
            <text:p><text:s/>Decimal(10,0)</text:p>
          </table:table-cell>
          <table:table-cell/>
          <table:table-cell office:value-type="string">
            <text:p><text:s/>Default '0.00'</text:p>
          </table:table-cell>
          <table:table-cell table:formula="of:=&quot;`&quot;&amp;[.AE26]&amp;&quot;` &quot;&amp;[.AF26]&amp;[.AG26]&amp;[.AH26]&amp;&quot; ,&quot;" office:value-type="string" office:string-value="`xfld10`  Decimal(10,0) Default '0.00' ,">
            <text:p>`xfld10` <text:s/>Decimal(10,0) Default '0.00' ,</text:p>
          </table:table-cell>
          <table:table-cell table:number-columns-repeated="989"/>
        </table:table-row>
        <table:table-row table:style-name="ro6">
          <table:table-cell office:value-type="string">
            <text:p>created_user</text:p>
          </table:table-cell>
          <table:table-cell office:value-type="string">
            <text:p><text:s/>varchar(2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A27]&amp;&quot;` &quot;&amp;[.B27]&amp;[.C27]&amp;[.D27]&amp;&quot; ,&quot;" office:value-type="string" office:string-value="`created_user`  varchar(20) NOT NULL Default '-' ,">
            <text:p>`created_user` <text:s/>varchar(20) NOT NULL Default '-' ,</text:p>
          </table:table-cell>
          <table:table-cell table:number-columns-repeated="4"/>
          <table:table-cell table:formula="of:=&quot;`&quot;&amp;[.F27]&amp;&quot;` &quot;&amp;[.G27]&amp;[.H27]&amp;[.I27]&amp;&quot; ,&quot;" office:value-type="string" office:string-value="``  ,">
            <text:p>`` <text:s/>,</text:p>
          </table:table-cell>
          <table:table-cell table:number-columns-repeated="4"/>
          <table:table-cell table:formula="of:=&quot;`&quot;&amp;[.K27]&amp;&quot;` &quot;&amp;[.L27]&amp;[.M27]&amp;[.N27]&amp;&quot; ,&quot;" office:value-type="string" office:string-value="``  ,">
            <text:p>`` <text:s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P27]&amp;&quot;` &quot;&amp;[.Q27]&amp;[.R27]&amp;[.S27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U27]&amp;&quot;` &quot;&amp;[.V27]&amp;[.W27]&amp;[.X27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Z27]&amp;&quot;` &quot;&amp;[.AA27]&amp;[.AB27]&amp;[.AC27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AE27]&amp;&quot;` &quot;&amp;[.AF27]&amp;[.AG27]&amp;[.AH27]&amp;&quot; ,&quot;" office:value-type="string" office:string-value="``   ,">
            <text:p>`` <text:s text:c="2"/>,</text:p>
          </table:table-cell>
          <table:table-cell table:number-columns-repeated="989"/>
        </table:table-row>
        <table:table-row table:style-name="ro6">
          <table:table-cell office:value-type="string">
            <text:p>update_datetime</text:p>
          </table:table-cell>
          <table:table-cell office:value-type="string">
            <text:p><text:s/>datetime</text:p>
          </table:table-cell>
          <table:table-cell office:value-type="string">
            <text:p><text:s/>NOT NULL</text:p>
          </table:table-cell>
          <table:table-cell office:value-type="string">
            <text:p><text:s/>Default '00-00-0000 00:00:00'</text:p>
          </table:table-cell>
          <table:table-cell table:formula="of:=&quot;`&quot;&amp;[.A28]&amp;&quot;` &quot;&amp;[.B28]&amp;[.C28]&amp;[.D28]&amp;&quot; ,&quot;" office:value-type="string" office:string-value="`update_datetime`  datetime NOT NULL Default '00-00-0000 00:00:00' ,">
            <text:p>`update_datetime` <text:s/>datetime NOT NULL Default '00-00-0000 00:00:00' ,</text:p>
          </table:table-cell>
          <table:table-cell table:number-columns-repeated="4"/>
          <table:table-cell table:formula="of:=&quot;`&quot;&amp;[.F28]&amp;&quot;` &quot;&amp;[.G28]&amp;[.H28]&amp;[.I28]&amp;&quot; ,&quot;" office:value-type="string" office:string-value="``  ,">
            <text:p>`` <text:s/>,</text:p>
          </table:table-cell>
          <table:table-cell table:number-columns-repeated="4"/>
          <table:table-cell table:formula="of:=&quot;`&quot;&amp;[.K28]&amp;&quot;` &quot;&amp;[.L28]&amp;[.M28]&amp;[.N28]&amp;&quot; ,&quot;" office:value-type="string" office:string-value="``  ,">
            <text:p>`` <text:s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P28]&amp;&quot;` &quot;&amp;[.Q28]&amp;[.R28]&amp;[.S28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U28]&amp;&quot;` &quot;&amp;[.V28]&amp;[.W28]&amp;[.X28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Z28]&amp;&quot;` &quot;&amp;[.AA28]&amp;[.AB28]&amp;[.AC28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AE28]&amp;&quot;` &quot;&amp;[.AF28]&amp;[.AG28]&amp;[.AH28]&amp;&quot; ,&quot;" office:value-type="string" office:string-value="``   ,">
            <text:p>`` <text:s text:c="2"/>,</text:p>
          </table:table-cell>
          <table:table-cell table:number-columns-repeated="989"/>
        </table:table-row>
        <table:table-row table:style-name="ro6">
          <table:table-cell office:value-type="string">
            <text:p>update_user</text:p>
          </table:table-cell>
          <table:table-cell office:value-type="string">
            <text:p><text:s/>varchar(20)</text:p>
          </table:table-cell>
          <table:table-cell office:value-type="string">
            <text:p><text:s/>NOT NULL</text:p>
          </table:table-cell>
          <table:table-cell office:value-type="string">
            <text:p><text:s/>Default '-'</text:p>
          </table:table-cell>
          <table:table-cell table:formula="of:=&quot;`&quot;&amp;[.A29]&amp;&quot;` &quot;&amp;[.B29]&amp;[.C29]&amp;[.D29]&amp;&quot; ,&quot;" office:value-type="string" office:string-value="`update_user`  varchar(20) NOT NULL Default '-' ,">
            <text:p>`update_user` <text:s/>varchar(20) NOT NULL Default '-' ,</text:p>
          </table:table-cell>
          <table:table-cell table:number-columns-repeated="4"/>
          <table:table-cell table:formula="of:=&quot;`&quot;&amp;[.F29]&amp;&quot;` &quot;&amp;[.G29]&amp;[.H29]&amp;[.I29]&amp;&quot; ,&quot;" office:value-type="string" office:string-value="``  ,">
            <text:p>`` <text:s/>,</text:p>
          </table:table-cell>
          <table:table-cell table:number-columns-repeated="4"/>
          <table:table-cell table:formula="of:=&quot;`&quot;&amp;[.K29]&amp;&quot;` &quot;&amp;[.L29]&amp;[.M29]&amp;[.N29]&amp;&quot; ,&quot;" office:value-type="string" office:string-value="``  ,">
            <text:p>`` <text:s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P29]&amp;&quot;` &quot;&amp;[.Q29]&amp;[.R29]&amp;[.S29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U29]&amp;&quot;` &quot;&amp;[.V29]&amp;[.W29]&amp;[.X29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Z29]&amp;&quot;` &quot;&amp;[.AA29]&amp;[.AB29]&amp;[.AC29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AE29]&amp;&quot;` &quot;&amp;[.AF29]&amp;[.AG29]&amp;[.AH29]&amp;&quot; ,&quot;" office:value-type="string" office:string-value="``   ,">
            <text:p>`` <text:s text:c="2"/>,</text:p>
          </table:table-cell>
          <table:table-cell table:number-columns-repeated="989"/>
        </table:table-row>
        <table:table-row table:style-name="ro6">
          <table:table-cell office:value-type="string">
            <text:p>xfld01</text:p>
          </table:table-cell>
          <table:table-cell office:value-type="string">
            <text:p><text:s/>tinyint</text:p>
          </table:table-cell>
          <table:table-cell/>
          <table:table-cell office:value-type="string">
            <text:p><text:s/>Default 0</text:p>
          </table:table-cell>
          <table:table-cell table:formula="of:=&quot;`&quot;&amp;[.A30]&amp;&quot;` &quot;&amp;[.B30]&amp;[.C30]&amp;[.D30]&amp;&quot; ,&quot;" office:value-type="string" office:string-value="`xfld01`  tinyint Default 0 ,">
            <text:p>`xfld01` <text:s/>tinyint Default 0 ,</text:p>
          </table:table-cell>
          <table:table-cell table:number-columns-repeated="4"/>
          <table:table-cell table:formula="of:=&quot;`&quot;&amp;[.F30]&amp;&quot;` &quot;&amp;[.G30]&amp;[.H30]&amp;[.I30]&amp;&quot; ,&quot;" office:value-type="string" office:string-value="``  ,">
            <text:p>`` <text:s/>,</text:p>
          </table:table-cell>
          <table:table-cell table:number-columns-repeated="4"/>
          <table:table-cell table:formula="of:=&quot;`&quot;&amp;[.K30]&amp;&quot;` &quot;&amp;[.L30]&amp;[.M30]&amp;[.N30]&amp;&quot; ,&quot;" office:value-type="string" office:string-value="``  ,">
            <text:p>`` <text:s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P30]&amp;&quot;` &quot;&amp;[.Q30]&amp;[.R30]&amp;[.S30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U30]&amp;&quot;` &quot;&amp;[.V30]&amp;[.W30]&amp;[.X30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Z30]&amp;&quot;` &quot;&amp;[.AA30]&amp;[.AB30]&amp;[.AC30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AE30]&amp;&quot;` &quot;&amp;[.AF30]&amp;[.AG30]&amp;[.AH30]&amp;&quot; ,&quot;" office:value-type="string" office:string-value="``   ,">
            <text:p>`` <text:s text:c="2"/>,</text:p>
          </table:table-cell>
          <table:table-cell table:number-columns-repeated="989"/>
        </table:table-row>
        <table:table-row table:style-name="ro6">
          <table:table-cell office:value-type="string">
            <text:p>xfld02</text:p>
          </table:table-cell>
          <table:table-cell office:value-type="string">
            <text:p><text:s/>int</text:p>
          </table:table-cell>
          <table:table-cell/>
          <table:table-cell office:value-type="string">
            <text:p><text:s/>Default 0</text:p>
          </table:table-cell>
          <table:table-cell table:formula="of:=&quot;`&quot;&amp;[.A31]&amp;&quot;` &quot;&amp;[.B31]&amp;[.C31]&amp;[.D31]&amp;&quot; ,&quot;" office:value-type="string" office:string-value="`xfld02`  int Default 0 ,">
            <text:p>`xfld02` <text:s/>int Default 0 ,</text:p>
          </table:table-cell>
          <table:table-cell table:number-columns-repeated="4"/>
          <table:table-cell table:formula="of:=&quot;`&quot;&amp;[.F31]&amp;&quot;` &quot;&amp;[.G31]&amp;[.H31]&amp;[.I31]&amp;&quot; ,&quot;" office:value-type="string" office:string-value="``  ,">
            <text:p>`` <text:s/>,</text:p>
          </table:table-cell>
          <table:table-cell table:number-columns-repeated="4"/>
          <table:table-cell table:formula="of:=&quot;`&quot;&amp;[.K31]&amp;&quot;` &quot;&amp;[.L31]&amp;[.M31]&amp;[.N31]&amp;&quot; ,&quot;" office:value-type="string" office:string-value="``  ,">
            <text:p>`` <text:s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P31]&amp;&quot;` &quot;&amp;[.Q31]&amp;[.R31]&amp;[.S31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U31]&amp;&quot;` &quot;&amp;[.V31]&amp;[.W31]&amp;[.X31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Z31]&amp;&quot;` &quot;&amp;[.AA31]&amp;[.AB31]&amp;[.AC31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AE31]&amp;&quot;` &quot;&amp;[.AF31]&amp;[.AG31]&amp;[.AH31]&amp;&quot; ,&quot;" office:value-type="string" office:string-value="``   ,">
            <text:p>`` <text:s text:c="2"/>,</text:p>
          </table:table-cell>
          <table:table-cell table:number-columns-repeated="989"/>
        </table:table-row>
        <table:table-row table:style-name="ro6">
          <table:table-cell office:value-type="string">
            <text:p>xfld03</text:p>
          </table:table-cell>
          <table:table-cell office:value-type="string">
            <text:p><text:s/>bigint</text:p>
          </table:table-cell>
          <table:table-cell/>
          <table:table-cell office:value-type="string">
            <text:p><text:s/>Default 0</text:p>
          </table:table-cell>
          <table:table-cell table:formula="of:=&quot;`&quot;&amp;[.A32]&amp;&quot;` &quot;&amp;[.B32]&amp;[.C32]&amp;[.D32]&amp;&quot; ,&quot;" office:value-type="string" office:string-value="`xfld03`  bigint Default 0 ,">
            <text:p>`xfld03` <text:s/>bigint Default 0 ,</text:p>
          </table:table-cell>
          <table:table-cell table:number-columns-repeated="4"/>
          <table:table-cell table:formula="of:=&quot;`&quot;&amp;[.F32]&amp;&quot;` &quot;&amp;[.G32]&amp;[.H32]&amp;[.I32]&amp;&quot; ,&quot;" office:value-type="string" office:string-value="``  ,">
            <text:p>`` <text:s/>,</text:p>
          </table:table-cell>
          <table:table-cell table:number-columns-repeated="4"/>
          <table:table-cell table:formula="of:=&quot;`&quot;&amp;[.K32]&amp;&quot;` &quot;&amp;[.L32]&amp;[.M32]&amp;[.N32]&amp;&quot; ,&quot;" office:value-type="string" office:string-value="``  ,">
            <text:p>`` <text:s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P32]&amp;&quot;` &quot;&amp;[.Q32]&amp;[.R32]&amp;[.S32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U32]&amp;&quot;` &quot;&amp;[.V32]&amp;[.W32]&amp;[.X32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Z32]&amp;&quot;` &quot;&amp;[.AA32]&amp;[.AB32]&amp;[.AC32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AE32]&amp;&quot;` &quot;&amp;[.AF32]&amp;[.AG32]&amp;[.AH32]&amp;&quot; ,&quot;" office:value-type="string" office:string-value="``   ,">
            <text:p>`` <text:s text:c="2"/>,</text:p>
          </table:table-cell>
          <table:table-cell table:number-columns-repeated="989"/>
        </table:table-row>
        <table:table-row table:style-name="ro6">
          <table:table-cell office:value-type="string">
            <text:p>xfld04</text:p>
          </table:table-cell>
          <table:table-cell office:value-type="string">
            <text:p><text:s/>Decimal(18,2)</text:p>
          </table:table-cell>
          <table:table-cell/>
          <table:table-cell office:value-type="string">
            <text:p><text:s/>Default '0.00'</text:p>
          </table:table-cell>
          <table:table-cell table:formula="of:=&quot;`&quot;&amp;[.A33]&amp;&quot;` &quot;&amp;[.B33]&amp;[.C33]&amp;[.D33]&amp;&quot; ,&quot;" office:value-type="string" office:string-value="`xfld04`  Decimal(18,2) Default '0.00' ,">
            <text:p>`xfld04` <text:s/>Decimal(18,2) Default '0.00' ,</text:p>
          </table:table-cell>
          <table:table-cell table:number-columns-repeated="4"/>
          <table:table-cell table:formula="of:=&quot;`&quot;&amp;[.F33]&amp;&quot;` &quot;&amp;[.G33]&amp;[.H33]&amp;[.I33]&amp;&quot; ,&quot;" office:value-type="string" office:string-value="``  ,">
            <text:p>`` <text:s/>,</text:p>
          </table:table-cell>
          <table:table-cell table:number-columns-repeated="4"/>
          <table:table-cell table:formula="of:=&quot;`&quot;&amp;[.K33]&amp;&quot;` &quot;&amp;[.L33]&amp;[.M33]&amp;[.N33]&amp;&quot; ,&quot;" office:value-type="string" office:string-value="``  ,">
            <text:p>`` <text:s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P33]&amp;&quot;` &quot;&amp;[.Q33]&amp;[.R33]&amp;[.S33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U33]&amp;&quot;` &quot;&amp;[.V33]&amp;[.W33]&amp;[.X33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Z33]&amp;&quot;` &quot;&amp;[.AA33]&amp;[.AB33]&amp;[.AC33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AE33]&amp;&quot;` &quot;&amp;[.AF33]&amp;[.AG33]&amp;[.AH33]&amp;&quot; ,&quot;" office:value-type="string" office:string-value="``   ,">
            <text:p>`` <text:s text:c="2"/>,</text:p>
          </table:table-cell>
          <table:table-cell table:number-columns-repeated="989"/>
        </table:table-row>
        <table:table-row table:style-name="ro6">
          <table:table-cell office:value-type="string">
            <text:p>xfld05</text:p>
          </table:table-cell>
          <table:table-cell office:value-type="string">
            <text:p><text:s/>Varchar(50)</text:p>
          </table:table-cell>
          <table:table-cell/>
          <table:table-cell office:value-type="string">
            <text:p><text:s/>Default '-'</text:p>
          </table:table-cell>
          <table:table-cell table:formula="of:=&quot;`&quot;&amp;[.A34]&amp;&quot;` &quot;&amp;[.B34]&amp;[.C34]&amp;[.D34]&amp;&quot; ,&quot;" office:value-type="string" office:string-value="`xfld05`  Varchar(50) Default '-' ,">
            <text:p>`xfld05` <text:s/>Varchar(50) Default '-' ,</text:p>
          </table:table-cell>
          <table:table-cell table:number-columns-repeated="4"/>
          <table:table-cell table:formula="of:=&quot;`&quot;&amp;[.F34]&amp;&quot;` &quot;&amp;[.G34]&amp;[.H34]&amp;[.I34]&amp;&quot; ,&quot;" office:value-type="string" office:string-value="``  ,">
            <text:p>`` <text:s/>,</text:p>
          </table:table-cell>
          <table:table-cell table:number-columns-repeated="4"/>
          <table:table-cell table:formula="of:=&quot;`&quot;&amp;[.K34]&amp;&quot;` &quot;&amp;[.L34]&amp;[.M34]&amp;[.N34]&amp;&quot; ,&quot;" office:value-type="string" office:string-value="``  ,">
            <text:p>`` <text:s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P34]&amp;&quot;` &quot;&amp;[.Q34]&amp;[.R34]&amp;[.S34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U34]&amp;&quot;` &quot;&amp;[.V34]&amp;[.W34]&amp;[.X34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Z34]&amp;&quot;` &quot;&amp;[.AA34]&amp;[.AB34]&amp;[.AC34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AE34]&amp;&quot;` &quot;&amp;[.AF34]&amp;[.AG34]&amp;[.AH34]&amp;&quot; ,&quot;" office:value-type="string" office:string-value="``   ,">
            <text:p>`` <text:s text:c="2"/>,</text:p>
          </table:table-cell>
          <table:table-cell table:number-columns-repeated="989"/>
        </table:table-row>
        <table:table-row table:style-name="ro6">
          <table:table-cell office:value-type="string">
            <text:p>xfld06</text:p>
          </table:table-cell>
          <table:table-cell office:value-type="string">
            <text:p><text:s/>Varchar(100)</text:p>
          </table:table-cell>
          <table:table-cell/>
          <table:table-cell office:value-type="string">
            <text:p><text:s/>Default '-'</text:p>
          </table:table-cell>
          <table:table-cell table:formula="of:=&quot;`&quot;&amp;[.A35]&amp;&quot;` &quot;&amp;[.B35]&amp;[.C35]&amp;[.D35]&amp;&quot; ,&quot;" office:value-type="string" office:string-value="`xfld06`  Varchar(100) Default '-' ,">
            <text:p>`xfld06` <text:s/>Varchar(100) Default '-' ,</text:p>
          </table:table-cell>
          <table:table-cell table:number-columns-repeated="4"/>
          <table:table-cell table:formula="of:=&quot;`&quot;&amp;[.F35]&amp;&quot;` &quot;&amp;[.G35]&amp;[.H35]&amp;[.I35]&amp;&quot; ,&quot;" office:value-type="string" office:string-value="``  ,">
            <text:p>`` <text:s/>,</text:p>
          </table:table-cell>
          <table:table-cell table:number-columns-repeated="4"/>
          <table:table-cell table:formula="of:=&quot;`&quot;&amp;[.K35]&amp;&quot;` &quot;&amp;[.L35]&amp;[.M35]&amp;[.N35]&amp;&quot; ,&quot;" office:value-type="string" office:string-value="``  ,">
            <text:p>`` <text:s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P35]&amp;&quot;` &quot;&amp;[.Q35]&amp;[.R35]&amp;[.S35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U35]&amp;&quot;` &quot;&amp;[.V35]&amp;[.W35]&amp;[.X35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Z35]&amp;&quot;` &quot;&amp;[.AA35]&amp;[.AB35]&amp;[.AC35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AE35]&amp;&quot;` &quot;&amp;[.AF35]&amp;[.AG35]&amp;[.AH35]&amp;&quot; ,&quot;" office:value-type="string" office:string-value="``   ,">
            <text:p>`` <text:s text:c="2"/>,</text:p>
          </table:table-cell>
          <table:table-cell table:number-columns-repeated="989"/>
        </table:table-row>
        <table:table-row table:style-name="ro6">
          <table:table-cell office:value-type="string">
            <text:p>xfld07</text:p>
          </table:table-cell>
          <table:table-cell office:value-type="string">
            <text:p><text:s/>Varchar(200)</text:p>
          </table:table-cell>
          <table:table-cell/>
          <table:table-cell office:value-type="string">
            <text:p><text:s/>Default '-'</text:p>
          </table:table-cell>
          <table:table-cell table:formula="of:=&quot;`&quot;&amp;[.A36]&amp;&quot;` &quot;&amp;[.B36]&amp;[.C36]&amp;[.D36]&amp;&quot; ,&quot;" office:value-type="string" office:string-value="`xfld07`  Varchar(200) Default '-' ,">
            <text:p>`xfld07` <text:s/>Varchar(200) Default '-' ,</text:p>
          </table:table-cell>
          <table:table-cell table:number-columns-repeated="4"/>
          <table:table-cell table:formula="of:=&quot;`&quot;&amp;[.F36]&amp;&quot;` &quot;&amp;[.G36]&amp;[.H36]&amp;[.I36]&amp;&quot; ,&quot;" office:value-type="string" office:string-value="``  ,">
            <text:p>`` <text:s/>,</text:p>
          </table:table-cell>
          <table:table-cell table:number-columns-repeated="4"/>
          <table:table-cell table:formula="of:=&quot;`&quot;&amp;[.K36]&amp;&quot;` &quot;&amp;[.L36]&amp;[.M36]&amp;[.N36]&amp;&quot; ,&quot;" office:value-type="string" office:string-value="``  ,">
            <text:p>`` <text:s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P36]&amp;&quot;` &quot;&amp;[.Q36]&amp;[.R36]&amp;[.S36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U36]&amp;&quot;` &quot;&amp;[.V36]&amp;[.W36]&amp;[.X36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Z36]&amp;&quot;` &quot;&amp;[.AA36]&amp;[.AB36]&amp;[.AC36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AE36]&amp;&quot;` &quot;&amp;[.AF36]&amp;[.AG36]&amp;[.AH36]&amp;&quot; ,&quot;" office:value-type="string" office:string-value="``   ,">
            <text:p>`` <text:s text:c="2"/>,</text:p>
          </table:table-cell>
          <table:table-cell table:number-columns-repeated="989"/>
        </table:table-row>
        <table:table-row table:style-name="ro6">
          <table:table-cell office:value-type="string">
            <text:p>xfld08</text:p>
          </table:table-cell>
          <table:table-cell office:value-type="string">
            <text:p><text:s/>Varchar(255)</text:p>
          </table:table-cell>
          <table:table-cell/>
          <table:table-cell office:value-type="string">
            <text:p><text:s/>Default '-'</text:p>
          </table:table-cell>
          <table:table-cell table:formula="of:=&quot;`&quot;&amp;[.A37]&amp;&quot;` &quot;&amp;[.B37]&amp;[.C37]&amp;[.D37]&amp;&quot; ,&quot;" office:value-type="string" office:string-value="`xfld08`  Varchar(255) Default '-' ,">
            <text:p>`xfld08` <text:s/>Varchar(255) Default '-' ,</text:p>
          </table:table-cell>
          <table:table-cell table:number-columns-repeated="4"/>
          <table:table-cell table:formula="of:=&quot;`&quot;&amp;[.F37]&amp;&quot;` &quot;&amp;[.G37]&amp;[.H37]&amp;[.I37]&amp;&quot; ,&quot;" office:value-type="string" office:string-value="``  ,">
            <text:p>`` <text:s/>,</text:p>
          </table:table-cell>
          <table:table-cell table:number-columns-repeated="4"/>
          <table:table-cell table:formula="of:=&quot;`&quot;&amp;[.K37]&amp;&quot;` &quot;&amp;[.L37]&amp;[.M37]&amp;[.N37]&amp;&quot; ,&quot;" office:value-type="string" office:string-value="``  ,">
            <text:p>`` <text:s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P37]&amp;&quot;` &quot;&amp;[.Q37]&amp;[.R37]&amp;[.S37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U37]&amp;&quot;` &quot;&amp;[.V37]&amp;[.W37]&amp;[.X37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Z37]&amp;&quot;` &quot;&amp;[.AA37]&amp;[.AB37]&amp;[.AC37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AE37]&amp;&quot;` &quot;&amp;[.AF37]&amp;[.AG37]&amp;[.AH37]&amp;&quot; ,&quot;" office:value-type="string" office:string-value="``   ,">
            <text:p>`` <text:s text:c="2"/>,</text:p>
          </table:table-cell>
          <table:table-cell table:number-columns-repeated="989"/>
        </table:table-row>
        <table:table-row table:style-name="ro6">
          <table:table-cell office:value-type="string">
            <text:p>xfld09</text:p>
          </table:table-cell>
          <table:table-cell office:value-type="string">
            <text:p><text:s/>Decimal(12,2)</text:p>
          </table:table-cell>
          <table:table-cell/>
          <table:table-cell office:value-type="string">
            <text:p><text:s/>Default '0.00'</text:p>
          </table:table-cell>
          <table:table-cell table:formula="of:=&quot;`&quot;&amp;[.A38]&amp;&quot;` &quot;&amp;[.B38]&amp;[.C38]&amp;[.D38]&amp;&quot; ,&quot;" office:value-type="string" office:string-value="`xfld09`  Decimal(12,2) Default '0.00' ,">
            <text:p>`xfld09` <text:s/>Decimal(12,2) Default '0.00' ,</text:p>
          </table:table-cell>
          <table:table-cell table:number-columns-repeated="4"/>
          <table:table-cell table:formula="of:=&quot;`&quot;&amp;[.F38]&amp;&quot;` &quot;&amp;[.G38]&amp;[.H38]&amp;[.I38]&amp;&quot; ,&quot;" office:value-type="string" office:string-value="``  ,">
            <text:p>`` <text:s/>,</text:p>
          </table:table-cell>
          <table:table-cell table:number-columns-repeated="4"/>
          <table:table-cell table:formula="of:=&quot;`&quot;&amp;[.K38]&amp;&quot;` &quot;&amp;[.L38]&amp;[.M38]&amp;[.N38]&amp;&quot; ,&quot;" office:value-type="string" office:string-value="``  ,">
            <text:p>`` <text:s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P38]&amp;&quot;` &quot;&amp;[.Q38]&amp;[.R38]&amp;[.S38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U38]&amp;&quot;` &quot;&amp;[.V38]&amp;[.W38]&amp;[.X38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Z38]&amp;&quot;` &quot;&amp;[.AA38]&amp;[.AB38]&amp;[.AC38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AE38]&amp;&quot;` &quot;&amp;[.AF38]&amp;[.AG38]&amp;[.AH38]&amp;&quot; ,&quot;" office:value-type="string" office:string-value="``   ,">
            <text:p>`` <text:s text:c="2"/>,</text:p>
          </table:table-cell>
          <table:table-cell table:number-columns-repeated="989"/>
        </table:table-row>
        <table:table-row table:style-name="ro6">
          <table:table-cell office:value-type="string">
            <text:p>xfld10</text:p>
          </table:table-cell>
          <table:table-cell office:value-type="string">
            <text:p><text:s/>Decimal(10,0)</text:p>
          </table:table-cell>
          <table:table-cell/>
          <table:table-cell office:value-type="string">
            <text:p><text:s/>Default '0.00'</text:p>
          </table:table-cell>
          <table:table-cell table:formula="of:=&quot;`&quot;&amp;[.A39]&amp;&quot;` &quot;&amp;[.B39]&amp;[.C39]&amp;[.D39]&amp;&quot; ,&quot;" office:value-type="string" office:string-value="`xfld10`  Decimal(10,0) Default '0.00' ,">
            <text:p>`xfld10` <text:s/>Decimal(10,0) Default '0.00' ,</text:p>
          </table:table-cell>
          <table:table-cell table:number-columns-repeated="4"/>
          <table:table-cell table:formula="of:=&quot;`&quot;&amp;[.F39]&amp;&quot;` &quot;&amp;[.G39]&amp;[.H39]&amp;[.I39]&amp;&quot; ,&quot;" office:value-type="string" office:string-value="``  ,">
            <text:p>`` <text:s/>,</text:p>
          </table:table-cell>
          <table:table-cell table:number-columns-repeated="4"/>
          <table:table-cell table:formula="of:=&quot;`&quot;&amp;[.K39]&amp;&quot;` &quot;&amp;[.L39]&amp;[.M39]&amp;[.N39]&amp;&quot; ,&quot;" office:value-type="string" office:string-value="``  ,">
            <text:p>`` <text:s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P39]&amp;&quot;` &quot;&amp;[.Q39]&amp;[.R39]&amp;[.S39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U39]&amp;&quot;` &quot;&amp;[.V39]&amp;[.W39]&amp;[.X39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Z39]&amp;&quot;` &quot;&amp;[.AA39]&amp;[.AB39]&amp;[.AC39]&amp;&quot; ,&quot;" office:value-type="string" office:string-value="``   ,">
            <text:p>`` <text:s text:c="2"/>,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&quot;`&quot;&amp;[.AE39]&amp;&quot;` &quot;&amp;[.AF39]&amp;[.AG39]&amp;[.AH39]&amp;&quot; ,&quot;" office:value-type="string" office:string-value="``   ,">
            <text:p>`` <text:s text:c="2"/>,</text:p>
          </table:table-cell>
          <table:table-cell table:number-columns-repeated="989"/>
        </table:table-row>
        <table:table-row table:style-name="ro7">
          <table:table-cell table:number-columns-repeated="4"/>
          <table:table-cell table:formula="of:=[.$C$45]&amp;[.A6]&amp;[.$A$46]" office:value-type="string" office:string-value="PRIMARY KEY (`id`) ) ENGINE=MyISAM AUTO_INCREMENT=0 DEFAULT CHARSET=latin1;&#10;">
            <text:p>PRIMARY KEY (`id`) ) ENGINE=MyISAM AUTO_INCREMENT=0 DEFAULT CHARSET=latin1;<text:line-break/></text:p>
          </table:table-cell>
          <table:table-cell table:number-columns-repeated="4"/>
          <table:table-cell table:formula="of:=[.$C$45]&amp;[.F6]&amp;[.$A$46]" office:value-type="string" office:string-value="PRIMARY KEY (`id`) ) ENGINE=MyISAM AUTO_INCREMENT=0 DEFAULT CHARSET=latin1;&#10;">
            <text:p>PRIMARY KEY (`id`) ) ENGINE=MyISAM AUTO_INCREMENT=0 DEFAULT CHARSET=latin1;<text:line-break/></text:p>
          </table:table-cell>
          <table:table-cell table:number-columns-repeated="4"/>
          <table:table-cell table:formula="of:=[.$C$45]&amp;[.K6]&amp;[.$A$46]" office:value-type="string" office:string-value="PRIMARY KEY (`id`) ) ENGINE=MyISAM AUTO_INCREMENT=0 DEFAULT CHARSET=latin1;&#10;">
            <text:p>PRIMARY KEY (`id`) ) ENGINE=MyISAM AUTO_INCREMENT=0 DEFAULT CHARSET=latin1;<text:line-break/>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[.$C$45]&amp;[.P6]&amp;[.$A$46]" office:value-type="string" office:string-value="PRIMARY KEY (`id`) ) ENGINE=MyISAM AUTO_INCREMENT=0 DEFAULT CHARSET=latin1;&#10;">
            <text:p>PRIMARY KEY (`id`) ) ENGINE=MyISAM AUTO_INCREMENT=0 DEFAULT CHARSET=latin1;<text:line-break/>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[.$C$45]&amp;[.U6]&amp;[.$A$46]" office:value-type="string" office:string-value="PRIMARY KEY (`id`) ) ENGINE=MyISAM AUTO_INCREMENT=0 DEFAULT CHARSET=latin1;&#10;">
            <text:p>PRIMARY KEY (`id`) ) ENGINE=MyISAM AUTO_INCREMENT=0 DEFAULT CHARSET=latin1;<text:line-break/>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[.$C$45]&amp;[.Z6]&amp;[.$A$46]" office:value-type="string" office:string-value="PRIMARY KEY (`id`) ) ENGINE=MyISAM AUTO_INCREMENT=0 DEFAULT CHARSET=latin1;&#10;">
            <text:p>PRIMARY KEY (`id`) ) ENGINE=MyISAM AUTO_INCREMENT=0 DEFAULT CHARSET=latin1;<text:line-break/>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[.$C$45]&amp;[.AE6]&amp;[.$A$46]" office:value-type="string" office:string-value="PRIMARY KEY (`id`) ) ENGINE=MyISAM AUTO_INCREMENT=0 DEFAULT CHARSET=latin1;&#10;">
            <text:p>PRIMARY KEY (`id`) ) ENGINE=MyISAM AUTO_INCREMENT=0 DEFAULT CHARSET=latin1;<text:line-break/></text:p>
          </table:table-cell>
          <table:table-cell table:number-columns-repeated="989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office:value-type="string">
            <text:p>DROP TABLE IF EXISTS `</text:p>
          </table:table-cell>
          <table:table-cell office:value-type="string">
            <text:p>`;</text:p>
          </table:table-cell>
          <table:table-cell table:number-columns-repeated="1022"/>
        </table:table-row>
        <table:table-row table:style-name="ro6">
          <table:table-cell office:value-type="string">
            <text:p>CREATE TABLE `</text:p>
          </table:table-cell>
          <table:table-cell office:value-type="string">
            <text:p>` ( </text:p>
          </table:table-cell>
          <table:table-cell office:value-type="string">
            <text:p>PRIMARY KEY (`</text:p>
          </table:table-cell>
          <table:table-cell table:number-columns-repeated="1021"/>
        </table:table-row>
        <table:table-row table:style-name="ro8">
          <table:table-cell table:style-name="ce5" office:value-type="string">
            <text:p>`) ) ENGINE=MyISAM AUTO_INCREMENT=0 DEFAULT CHARSET=latin1;</text:p>
            <text:p/>
          </table:table-cell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6"/>
          <table:table-cell table:number-columns-repeated="1023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/>
          <table:table-cell table:formula="of:=[.A55]&amp;[.A56]&amp;[.A57]&amp;[.A58]&amp;[.A59]&amp;[.A60]&amp;[.A61]&amp;[.A62]&amp;[.A63]">
            <text:p/>
          </table:table-cell>
          <table:table-cell table:number-columns-repeated="1022"/>
        </table:table-row>
        <table:table-row table:style-name="ro6">
          <table:table-cell/>
          <table:table-cell table:number-columns-repeated="1023"/>
        </table:table-row>
        <table:table-row table:style-name="ro6">
          <table:table-cell/>
          <table:table-cell table:number-columns-repeated="1023"/>
        </table:table-row>
        <table:table-row table:style-name="ro6">
          <table:table-cell/>
          <table:table-cell table:number-columns-repeated="1023"/>
        </table:table-row>
        <table:table-row table:style-name="ro6">
          <table:table-cell/>
          <table:table-cell table:number-columns-repeated="1023"/>
        </table:table-row>
        <table:table-row table:style-name="ro6">
          <table:table-cell/>
          <table:table-cell table:number-columns-repeated="1023"/>
        </table:table-row>
        <table:table-row table:style-name="ro6">
          <table:table-cell/>
          <table:table-cell table:number-columns-repeated="1023"/>
        </table:table-row>
        <table:table-row table:style-name="ro6">
          <table:table-cell/>
          <table:table-cell table:number-columns-repeated="1023"/>
        </table:table-row>
        <table:table-row table:style-name="ro6">
          <table:table-cell/>
          <table:table-cell table:number-columns-repeated="1023"/>
        </table:table-row>
        <table:table-row table:style-name="ro6" table:number-rows-repeated="104851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asetrans" table:style-name="ta2" table:print="false">
        <table:table-column table:style-name="co12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9" table:visibility="collapse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9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3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9" table:number-columns-repeated="3" table:default-cell-style-name="Default"/>
        <table:table-column table:style-name="co6" table:default-cell-style-name="Default"/>
        <table:table-column table:style-name="co17" table:default-cell-style-name="Default"/>
        <table:table-column table:style-name="co9" table:number-columns-repeated="3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9" table:number-columns-repeated="992" table:default-cell-style-name="Default"/>
        <table:table-row table:style-name="ro1">
          <table:table-cell table:style-name="ce1" office:value-type="string">
            <text:p>DataBase Name</text:p>
          </table:table-cell>
          <table:table-cell table:style-name="ce1" office:value-type="string">
            <text:p>farmasi</text:p>
          </table:table-cell>
          <table:table-cell table:style-name="ce3" table:number-columns-repeated="1022"/>
        </table:table-row>
        <table:table-row table:style-name="ro2">
          <table:table-cell table:style-name="ce2" office:value-type="string">
            <text:p>Table Name</text:p>
          </table:table-cell>
          <table:table-cell table:style-name="ce7" office:value-type="string">
            <text:p>jbh_tpurchasehead</text:p>
          </table:table-cell>
          <table:table-cell table:style-name="ce7" table:number-columns-repeated="3"/>
          <table:table-cell table:style-name="ce7" office:value-type="string" table:number-columns-spanned="2" table:number-rows-spanned="1">
            <text:p>jbh_tpurchasedet</text:p>
          </table:table-cell>
          <table:covered-table-cell table:style-name="ce7"/>
          <table:table-cell table:style-name="ce7" table:number-columns-repeated="3"/>
          <table:table-cell table:style-name="ce7" office:value-type="string" table:number-columns-spanned="2" table:number-rows-spanned="1">
            <text:p>jbh_tdisthead</text:p>
          </table:table-cell>
          <table:covered-table-cell table:style-name="ce7"/>
          <table:table-cell table:style-name="ce7" table:number-columns-repeated="3"/>
          <table:table-cell table:style-name="ce7" table:number-columns-spanned="2" table:number-rows-spanned="1"/>
          <table:covered-table-cell table:style-name="ce7"/>
          <table:table-cell table:style-name="ce7" table:number-columns-repeated="3"/>
          <table:table-cell table:style-name="ce7" table:number-columns-spanned="2" table:number-rows-spanned="1"/>
          <table:covered-table-cell table:style-name="ce7"/>
          <table:table-cell table:style-name="ce7" table:number-columns-repeated="3"/>
          <table:table-cell table:style-name="ce7" table:number-columns-spanned="2" table:number-rows-spanned="1"/>
          <table:covered-table-cell table:style-name="ce7"/>
          <table:table-cell table:style-name="ce7" table:number-columns-repeated="3"/>
          <table:table-cell table:style-name="ce7" table:number-columns-spanned="2" table:number-rows-spanned="1"/>
          <table:covered-table-cell table:style-name="ce7"/>
          <table:table-cell table:style-name="ce9" table:number-columns-repeated="992"/>
        </table:table-row>
        <table:table-row table:style-name="ro3">
          <table:table-cell table:style-name="ce1" office:value-type="string">
            <text:p>Description</text:p>
          </table:table-cell>
          <table:table-cell table:style-name="ce8" office:value-type="string">
            <text:p>Master Inventory</text:p>
            <text:p>Dependecies::</text:p>
            <text:p><text:span text:style-name="T1">- jbh_ms_factory</text:span></text:p>
            <text:p><text:span text:style-name="T1">- jbh_dsafetystock</text:span></text:p>
            <text:p><text:span text:style-name="T1">- jbh_dflucprice</text:span></text:p>
          </table:table-cell>
          <table:table-cell table:style-name="ce8" table:number-columns-repeated="3"/>
          <table:table-cell table:style-name="ce8" office:value-type="string" table:number-columns-spanned="2" table:number-rows-spanned="1">
            <text:p>Master Factory</text:p>
            <text:p>Dependecies::</text:p>
            <text:p><text:span text:style-name="T1">- jbh_ms_inventory</text:span></text:p>
            <text:p><text:span text:style-name="T1">- jbh_tpurchasehead</text:span></text:p>
          </table:table-cell>
          <table:covered-table-cell table:style-name="ce8"/>
          <table:table-cell table:style-name="ce8" table:number-columns-repeated="3"/>
          <table:table-cell table:style-name="ce8" office:value-type="string" table:number-columns-spanned="2" table:number-rows-spanned="1">
            <text:p>Master Inventory Group</text:p>
            <text:p>Dependecies::</text:p>
            <text:p>None</text:p>
          </table:table-cell>
          <table:covered-table-cell table:style-name="ce8"/>
          <table:table-cell table:style-name="ce8" table:number-columns-repeated="3"/>
          <table:table-cell table:style-name="ce8" office:value-type="string" table:number-columns-spanned="2" table:number-rows-spanned="1">
            <text:p>Master Rack</text:p>
            <text:p>Dependecies::</text:p>
            <text:p>None</text:p>
          </table:table-cell>
          <table:covered-table-cell table:style-name="ce8"/>
          <table:table-cell table:style-name="ce8" table:number-columns-repeated="3"/>
          <table:table-cell table:style-name="ce8" office:value-type="string" table:number-columns-spanned="2" table:number-rows-spanned="1">
            <text:p>Master Chart of Account</text:p>
            <text:p>Dependecies::</text:p>
            <text:p>- <text:span text:style-name="T1">jbh_ms_coagroup</text:span></text:p>
          </table:table-cell>
          <table:covered-table-cell table:style-name="ce8"/>
          <table:table-cell table:style-name="ce8" table:number-columns-repeated="3"/>
          <table:table-cell table:style-name="ce8" office:value-type="string" table:number-columns-spanned="2" table:number-rows-spanned="1">
            <text:p>Master Group Chart of Account</text:p>
            <text:p>Dependecies::</text:p>
            <text:p>None</text:p>
          </table:table-cell>
          <table:covered-table-cell table:style-name="ce8"/>
          <table:table-cell table:style-name="ce8" table:number-columns-repeated="3"/>
          <table:table-cell table:style-name="ce8" office:value-type="string" table:number-columns-spanned="2" table:number-rows-spanned="1">
            <text:p>Master Pedagang Besar Factory</text:p>
            <text:p>Dependecies::</text:p>
            <text:p>- <text:span text:style-name="T1">jbh_ms_factory</text:span></text:p>
          </table:table-cell>
          <table:covered-table-cell table:style-name="ce8"/>
          <table:table-cell table:style-name="ce6" table:number-columns-repeated="992"/>
        </table:table-row>
        <table:table-row table:style-name="ro4">
          <table:table-cell table:style-name="ce3" table:number-columns-repeated="4"/>
          <table:table-cell table:style-name="ce3" table:formula="of:=[.$A$44]&amp;[.B2]&amp;[.$B$44]" office:value-type="string" office:string-value="DROP TABLE IF EXISTS `jbh_tpurchasehead`;">
            <text:p>DROP TABLE IF EXISTS `jbh_tpurchasehead`;</text:p>
          </table:table-cell>
          <table:table-cell table:style-name="ce3" table:number-columns-repeated="4"/>
          <table:table-cell table:style-name="ce3" table:formula="of:=[.$A$44]&amp;[.F2]&amp;[.$B$44]" office:value-type="string" office:string-value="DROP TABLE IF EXISTS `jbh_tpurchasedet`;">
            <text:p>DROP TABLE IF EXISTS `jbh_tpurchasedet`;</text:p>
          </table:table-cell>
          <table:table-cell table:style-name="ce3" table:number-columns-repeated="4"/>
          <table:table-cell table:style-name="ce3" table:formula="of:=[.$A$44]&amp;[.K2]&amp;[.$B$44]" office:value-type="string" office:string-value="DROP TABLE IF EXISTS `jbh_tdisthead`;">
            <text:p>DROP TABLE IF EXISTS `jbh_tdisthead`;</text:p>
          </table:table-cell>
          <table:table-cell table:style-name="ce3" table:number-columns-repeated="1009"/>
        </table:table-row>
        <table:table-row table:style-name="ro5">
          <table:table-cell table:style-name="ce4" office:value-type="string">
            <text:p>Field Name</text:p>
          </table:table-cell>
          <table:table-cell table:style-name="ce4" office:value-type="string">
            <text:p>Field Type</text:p>
          </table:table-cell>
          <table:table-cell table:style-name="ce4" table:number-columns-repeated="2"/>
          <table:table-cell table:style-name="ce4" table:formula="of:=[.$A$45]&amp;[.B2]&amp;[.$B$45]" office:value-type="string" office:string-value="CREATE TABLE `jbh_tpurchasehead` ( ">
            <text:p>CREATE TABLE `jbh_tpurchasehead` ( </text:p>
          </table:table-cell>
          <table:table-cell table:style-name="ce4" office:value-type="string">
            <text:p>Field Name</text:p>
          </table:table-cell>
          <table:table-cell table:style-name="ce4" office:value-type="string">
            <text:p>Field Type</text:p>
          </table:table-cell>
          <table:table-cell table:style-name="ce4" table:number-columns-repeated="2"/>
          <table:table-cell table:style-name="ce4" table:formula="of:=[.$A$45]&amp;[.F2]&amp;[.$B$45]" office:value-type="string" office:string-value="CREATE TABLE `jbh_tpurchasedet` ( ">
            <text:p>CREATE TABLE `jbh_tpurchasedet` ( </text:p>
          </table:table-cell>
          <table:table-cell table:style-name="ce4" office:value-type="string">
            <text:p>Field Name</text:p>
          </table:table-cell>
          <table:table-cell table:style-name="ce4" office:value-type="string">
            <text:p>Field Type</text:p>
          </table:table-cell>
          <table:table-cell table:style-name="ce4" table:number-columns-repeated="2"/>
          <table:table-cell table:style-name="ce4" table:formula="of:=[.$A$45]&amp;[.K2]&amp;[.$B$45]" office:value-type="string" office:string-value="CREATE TABLE `jbh_tdisthead` ( ">
            <text:p>CREATE TABLE `jbh_tdisthead` ( </text:p>
          </table:table-cell>
          <table:table-cell table:style-name="ce4" office:value-type="string">
            <text:p>Field Name</text:p>
          </table:table-cell>
          <table:table-cell table:style-name="ce4" office:value-type="string">
            <text:p>Field Type</text:p>
          </table:table-cell>
          <table:table-cell table:style-name="ce4" table:number-columns-repeated="3"/>
          <table:table-cell table:style-name="ce4" office:value-type="string">
            <text:p>Field Name</text:p>
          </table:table-cell>
          <table:table-cell table:style-name="ce4" office:value-type="string">
            <text:p>Field Type</text:p>
          </table:table-cell>
          <table:table-cell table:style-name="ce4" table:number-columns-repeated="3"/>
          <table:table-cell table:style-name="ce4" office:value-type="string">
            <text:p>Field Name</text:p>
          </table:table-cell>
          <table:table-cell table:style-name="ce4" office:value-type="string">
            <text:p>Field Type</text:p>
          </table:table-cell>
          <table:table-cell table:style-name="ce4" table:number-columns-repeated="3"/>
          <table:table-cell table:style-name="ce4" office:value-type="string">
            <text:p>Field Name</text:p>
          </table:table-cell>
          <table:table-cell table:style-name="ce4" office:value-type="string">
            <text:p>Field Type</text:p>
          </table:table-cell>
          <table:table-cell table:style-name="ce4" table:number-columns-repeated="992"/>
        </table:table-row>
        <table:table-row table:style-name="ro6">
          <table:table-cell office:value-type="string">
            <text:p>id</text:p>
          </table:table-cell>
          <table:table-cell office:value-type="string">
            <text:p><text:s/>int </text:p>
          </table:table-cell>
          <table:table-cell table:style-name="ce3" office:value-type="string">
            <text:p>unsigned NOT NULL auto_increment</text:p>
          </table:table-cell>
          <table:table-cell/>
          <table:table-cell table:formula="of:=&quot;`&quot;&amp;[.A6]&amp;&quot;` &quot;&amp;[.B6]&amp;[.C6]&amp;[.D6]&amp;&quot; ,&quot;" office:value-type="string" office:string-value="`id`  int unsigned NOT NULL auto_increment ,">
            <text:p>`id` <text:s/>int unsigned NOT NULL auto_increment ,</text:p>
          </table:table-cell>
          <table:table-cell office:value-type="string">
            <text:p>id</text:p>
          </table:table-cell>
          <table:table-cell office:value-type="string">
            <text:p><text:s/>int </text:p>
          </table:table-cell>
          <table:table-cell table:style-name="ce3" office:value-type="string">
            <text:p>unsigned NOT NULL auto_increment</text:p>
          </table:table-cell>
          <table:table-cell/>
          <table:table-cell table:formula="of:=&quot;`&quot;&amp;[.F6]&amp;&quot;` &quot;&amp;[.G6]&amp;[.H6]&amp;[.I6]&amp;&quot; ,&quot;" office:value-type="string" office:string-value="`id`  int unsigned NOT NULL auto_increment ,">
            <text:p>`id` <text:s/>int unsigned NOT NULL auto_increment ,</text:p>
          </table:table-cell>
          <table:table-cell office:value-type="string">
            <text:p>id</text:p>
          </table:table-cell>
          <table:table-cell office:value-type="string">
            <text:p>int</text:p>
          </table:table-cell>
          <table:table-cell table:style-name="ce3" office:value-type="string">
            <text:p>unsigned NOT NULL auto_increment</text:p>
          </table:table-cell>
          <table:table-cell/>
          <table:table-cell table:formula="of:=&quot;`&quot;&amp;[.K6]&amp;&quot;` &quot;&amp;[.L6]&amp;[.M6]&amp;[.N6]&amp;&quot; ,&quot;" office:value-type="string" office:string-value="`id` intunsigned NOT NULL auto_increment ,">
            <text:p>`id` intunsigned NOT NULL auto_increment ,</text:p>
          </table:table-cell>
          <table:table-cell/>
          <table:table-cell/>
          <table:table-cell table:number-columns-repeated="2"/>
          <table:table-cell table:formula="of:=&quot; &quot;&amp;[.Q6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6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6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6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office:value-type="string">
            <text:p>purhead_no</text:p>
          </table:table-cell>
          <table:table-cell office:value-type="string">
            <text:p><text:s/>char(20)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00'</text:p>
          </table:table-cell>
          <table:table-cell table:formula="of:=&quot;`&quot;&amp;[.A7]&amp;&quot;` &quot;&amp;[.B7]&amp;[.C7]&amp;[.D7]&amp;&quot; ,&quot;" office:value-type="string" office:string-value="`purhead_no`  char(20) NOT NULL Default '00' ,">
            <text:p>`purhead_no` <text:s/>char(20) NOT NULL Default '00' ,</text:p>
          </table:table-cell>
          <table:table-cell office:value-type="string">
            <text:p>xpurdet_purheadid</text:p>
          </table:table-cell>
          <table:table-cell office:value-type="string">
            <text:p><text:s/>int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0</text:p>
          </table:table-cell>
          <table:table-cell table:formula="of:=&quot;`&quot;&amp;[.F7]&amp;&quot;` &quot;&amp;[.G7]&amp;[.H7]&amp;[.I7]&amp;&quot; ,&quot;" office:value-type="string" office:string-value="`xpurdet_purheadid`  int NOT NULL Default 0 ,">
            <text:p>`xpurdet_purheadid` <text:s/>int NOT NULL Default 0 ,</text:p>
          </table:table-cell>
          <table:table-cell office:value-type="string">
            <text:p>disthead_no</text:p>
          </table:table-cell>
          <table:table-cell office:value-type="string">
            <text:p>char(20)</text:p>
          </table:table-cell>
          <table:table-cell table:style-name="ce3" office:value-type="string">
            <text:p>unsigned zerofill NOT NULL </text:p>
          </table:table-cell>
          <table:table-cell/>
          <table:table-cell table:formula="of:=&quot;`&quot;&amp;[.K7]&amp;&quot;` &quot;&amp;[.L7]&amp;[.M7]&amp;[.N7]&amp;&quot; ,&quot;" office:value-type="string" office:string-value="`disthead_no` char(20)unsigned zerofill NOT NULL  ,">
            <text:p>`disthead_no` char(20)unsigned zerofill NOT NULL <text:s/>,</text:p>
          </table:table-cell>
          <table:table-cell/>
          <table:table-cell/>
          <table:table-cell table:number-columns-repeated="2"/>
          <table:table-cell table:formula="of:=&quot; &quot;&amp;[.Q7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7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7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7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office:value-type="string">
            <text:p>purhead_date</text:p>
          </table:table-cell>
          <table:table-cell office:value-type="string">
            <text:p><text:s/>date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00-00-0000 00:00:00'</text:p>
          </table:table-cell>
          <table:table-cell table:formula="of:=&quot;`&quot;&amp;[.A8]&amp;&quot;` &quot;&amp;[.B8]&amp;[.C8]&amp;[.D8]&amp;&quot; ,&quot;" office:value-type="string" office:string-value="`purhead_date`  date NOT NULL Default '00-00-0000 00:00:00' ,">
            <text:p>`purhead_date` <text:s/>date NOT NULL Default '00-00-0000 00:00:00' ,</text:p>
          </table:table-cell>
          <table:table-cell office:value-type="string">
            <text:p>xpurdet_invid</text:p>
          </table:table-cell>
          <table:table-cell office:value-type="string">
            <text:p><text:s/>int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0</text:p>
          </table:table-cell>
          <table:table-cell table:formula="of:=&quot;`&quot;&amp;[.F8]&amp;&quot;` &quot;&amp;[.G8]&amp;[.H8]&amp;[.I8]&amp;&quot; ,&quot;" office:value-type="string" office:string-value="`xpurdet_invid`  int NOT NULL Default 0 ,">
            <text:p>`xpurdet_invid` <text:s/>int NOT NULL Default 0 ,</text:p>
          </table:table-cell>
          <table:table-cell office:value-type="string">
            <text:p>disthead_date</text:p>
          </table:table-cell>
          <table:table-cell office:value-type="string">
            <text:p>char(20)</text:p>
          </table:table-cell>
          <table:table-cell office:value-type="string">
            <text:p>NOT NULL</text:p>
          </table:table-cell>
          <table:table-cell/>
          <table:table-cell table:formula="of:=&quot;`&quot;&amp;[.K8]&amp;&quot;` &quot;&amp;[.L8]&amp;[.M8]&amp;[.N8]&amp;&quot; ,&quot;" office:value-type="string" office:string-value="`disthead_date` char(20)NOT NULL ,">
            <text:p>`disthead_date` char(20)NOT NULL ,</text:p>
          </table:table-cell>
          <table:table-cell/>
          <table:table-cell/>
          <table:table-cell table:number-columns-repeated="2"/>
          <table:table-cell table:formula="of:=&quot; &quot;&amp;[.Q8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8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8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8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office:value-type="string">
            <text:p>purhead_total</text:p>
          </table:table-cell>
          <table:table-cell office:value-type="string">
            <text:p><text:s/>decimal(16,2)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0.00'</text:p>
          </table:table-cell>
          <table:table-cell table:formula="of:=&quot;`&quot;&amp;[.A9]&amp;&quot;` &quot;&amp;[.B9]&amp;[.C9]&amp;[.D9]&amp;&quot; ,&quot;" office:value-type="string" office:string-value="`purhead_total`  decimal(16,2) NOT NULL Default '0.00' ,">
            <text:p>`purhead_total` <text:s/>decimal(16,2) NOT NULL Default '0.00' ,</text:p>
          </table:table-cell>
          <table:table-cell office:value-type="string">
            <text:p>purdet_qty</text:p>
          </table:table-cell>
          <table:table-cell office:value-type="string">
            <text:p><text:s/>int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0</text:p>
          </table:table-cell>
          <table:table-cell table:formula="of:=&quot;`&quot;&amp;[.F9]&amp;&quot;` &quot;&amp;[.G9]&amp;[.H9]&amp;[.I9]&amp;&quot; ,&quot;" office:value-type="string" office:string-value="`purdet_qty`  int NOT NULL Default 0 ,">
            <text:p>`purdet_qty` <text:s/>int NOT NULL Default 0 ,</text:p>
          </table:table-cell>
          <table:table-cell office:value-type="string">
            <text:p>disthead_total</text:p>
          </table:table-cell>
          <table:table-cell office:value-type="string">
            <text:p>decimal(16,2)</text:p>
          </table:table-cell>
          <table:table-cell office:value-type="string">
            <text:p>NOT NULL</text:p>
          </table:table-cell>
          <table:table-cell table:style-name="ce3" office:value-type="string">
            <text:p>'0.00'</text:p>
          </table:table-cell>
          <table:table-cell table:style-name="ce3" table:formula="of:=&quot;`&quot;&amp;[.K9]&amp;&quot;` &quot;&amp;[.L9]&amp;[.M9]&amp;[.N9]&amp;&quot; ,&quot;" office:value-type="string" office:string-value="`disthead_total` decimal(16,2)NOT NULL'0.00' ,">
            <text:p>`disthead_total` decimal(16,2)NOT NULL'0.00' ,</text:p>
          </table:table-cell>
          <table:table-cell/>
          <table:table-cell/>
          <table:table-cell table:number-columns-repeated="2"/>
          <table:table-cell table:formula="of:=&quot; &quot;&amp;[.Q9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9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9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9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office:value-type="string">
            <text:p>purhead_totaldisc</text:p>
          </table:table-cell>
          <table:table-cell office:value-type="string">
            <text:p><text:s/>decimal(14,2)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0.00'</text:p>
          </table:table-cell>
          <table:table-cell table:formula="of:=&quot;`&quot;&amp;[.A10]&amp;&quot;` &quot;&amp;[.B10]&amp;[.C10]&amp;[.D10]&amp;&quot; ,&quot;" office:value-type="string" office:string-value="`purhead_totaldisc`  decimal(14,2) NOT NULL Default '0.00' ,">
            <text:p>`purhead_totaldisc` <text:s/>decimal(14,2) NOT NULL Default '0.00' ,</text:p>
          </table:table-cell>
          <table:table-cell office:value-type="string">
            <text:p>purdet_baseprice</text:p>
          </table:table-cell>
          <table:table-cell office:value-type="string">
            <text:p><text:s/>decimal(12,2)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0.00'</text:p>
          </table:table-cell>
          <table:table-cell table:style-name="ce3" table:formula="of:=&quot;`&quot;&amp;[.F10]&amp;&quot;` &quot;&amp;[.G10]&amp;[.H10]&amp;[.I10]&amp;&quot; ,&quot;" office:value-type="string" office:string-value="`purdet_baseprice`  decimal(12,2) NOT NULL Default '0.00' ,">
            <text:p>`purdet_baseprice` <text:s/>decimal(12,2) NOT NULL Default '0.00' ,</text:p>
          </table:table-cell>
          <table:table-cell office:value-type="string">
            <text:p>disthead_flags</text:p>
          </table:table-cell>
          <table:table-cell office:value-type="string">
            <text:p>tinyint</text:p>
          </table:table-cell>
          <table:table-cell office:value-type="string">
            <text:p>NOT NULL</text:p>
          </table:table-cell>
          <table:table-cell/>
          <table:table-cell table:formula="of:=&quot;`&quot;&amp;[.K10]&amp;&quot;` &quot;&amp;[.L10]&amp;[.M10]&amp;[.N10]&amp;&quot; ,&quot;" office:value-type="string" office:string-value="`disthead_flags` tinyintNOT NULL ,">
            <text:p>`disthead_flags` tinyintNOT NULL ,</text:p>
          </table:table-cell>
          <table:table-cell/>
          <table:table-cell/>
          <table:table-cell table:number-columns-repeated="2"/>
          <table:table-cell table:formula="of:=&quot; &quot;&amp;[.Q10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10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10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10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office:value-type="string">
            <text:p>purhead_isppn</text:p>
          </table:table-cell>
          <table:table-cell office:value-type="string">
            <text:p><text:s/>decimal(14,2)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0.00'</text:p>
          </table:table-cell>
          <table:table-cell table:formula="of:=&quot;`&quot;&amp;[.A11]&amp;&quot;` &quot;&amp;[.B11]&amp;[.C11]&amp;[.D11]&amp;&quot; ,&quot;" office:value-type="string" office:string-value="`purhead_isppn`  decimal(14,2) NOT NULL Default '0.00' ,">
            <text:p>`purhead_isppn` <text:s/>decimal(14,2) NOT NULL Default '0.00' ,</text:p>
          </table:table-cell>
          <table:table-cell office:value-type="string">
            <text:p>purdet_disc</text:p>
          </table:table-cell>
          <table:table-cell office:value-type="string">
            <text:p><text:s/>decimal(10,2)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0.00'</text:p>
          </table:table-cell>
          <table:table-cell table:style-name="ce3" table:formula="of:=&quot;`&quot;&amp;[.F11]&amp;&quot;` &quot;&amp;[.G11]&amp;[.H11]&amp;[.I11]&amp;&quot; ,&quot;" office:value-type="string" office:string-value="`purdet_disc`  decimal(10,2) NOT NULL Default '0.00' ,">
            <text:p>`purdet_disc` <text:s/>decimal(10,2) NOT NULL Default '0.00' ,</text:p>
          </table:table-cell>
          <table:table-cell office:value-type="string">
            <text:p>xdisthead_unitid</text:p>
          </table:table-cell>
          <table:table-cell/>
          <table:table-cell office:value-type="string">
            <text:p>NOT NULL</text:p>
          </table:table-cell>
          <table:table-cell/>
          <table:table-cell table:formula="of:=&quot;`&quot;&amp;[.K11]&amp;&quot;` &quot;&amp;[.L11]&amp;[.M11]&amp;[.N11]&amp;&quot; ,&quot;" office:value-type="string" office:string-value="`xdisthead_unitid` NOT NULL ,">
            <text:p>`xdisthead_unitid` NOT NULL ,</text:p>
          </table:table-cell>
          <table:table-cell/>
          <table:table-cell/>
          <table:table-cell table:number-columns-repeated="2"/>
          <table:table-cell table:formula="of:=&quot; &quot;&amp;[.Q11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11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11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11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office:value-type="string">
            <text:p>purhead_grandtotal</text:p>
          </table:table-cell>
          <table:table-cell office:value-type="string">
            <text:p><text:s/>decimal(18,2)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0.00'</text:p>
          </table:table-cell>
          <table:table-cell table:formula="of:=&quot;`&quot;&amp;[.A12]&amp;&quot;` &quot;&amp;[.B12]&amp;[.C12]&amp;[.D12]&amp;&quot; ,&quot;" office:value-type="string" office:string-value="`purhead_grandtotal`  decimal(18,2) NOT NULL Default '0.00' ,">
            <text:p>`purhead_grandtotal` <text:s/>decimal(18,2) NOT NULL Default '0.00' ,</text:p>
          </table:table-cell>
          <table:table-cell office:value-type="string">
            <text:p>purdet_isppn</text:p>
          </table:table-cell>
          <table:table-cell office:value-type="string">
            <text:p><text:s/>tinyint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0</text:p>
          </table:table-cell>
          <table:table-cell table:formula="of:=&quot;`&quot;&amp;[.F12]&amp;&quot;` &quot;&amp;[.G12]&amp;[.H12]&amp;[.I12]&amp;&quot; ,&quot;" office:value-type="string" office:string-value="`purdet_isppn`  tinyint NOT NULL Default 0 ,">
            <text:p>`purdet_isppn` <text:s/>tinyint NOT NULL Default 0 ,</text:p>
          </table:table-cell>
          <table:table-cell table:number-columns-repeated="4"/>
          <table:table-cell table:formula="of:=&quot;`&quot;&amp;[.K12]&amp;&quot;` &quot;&amp;[.L12]&amp;[.M12]&amp;[.N12]&amp;&quot; ,&quot;" office:value-type="string" office:string-value="``  ,">
            <text:p>`` <text:s/>,</text:p>
          </table:table-cell>
          <table:table-cell/>
          <table:table-cell/>
          <table:table-cell table:number-columns-repeated="2"/>
          <table:table-cell table:formula="of:=&quot; &quot;&amp;[.Q12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12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12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12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office:value-type="string">
            <text:p>purhead_flags</text:p>
          </table:table-cell>
          <table:table-cell office:value-type="string">
            <text:p><text:s/>tinyint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0</text:p>
          </table:table-cell>
          <table:table-cell table:formula="of:=&quot;`&quot;&amp;[.A13]&amp;&quot;` &quot;&amp;[.B13]&amp;[.C13]&amp;[.D13]&amp;&quot; ,&quot;" office:value-type="string" office:string-value="`purhead_flags`  tinyint NOT NULL Default 0 ,">
            <text:p>`purhead_flags` <text:s/>tinyint NOT NULL Default 0 ,</text:p>
          </table:table-cell>
          <table:table-cell office:value-type="string">
            <text:p>purdet_flags</text:p>
          </table:table-cell>
          <table:table-cell office:value-type="string">
            <text:p><text:s/>tinyint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0</text:p>
          </table:table-cell>
          <table:table-cell table:formula="of:=&quot;`&quot;&amp;[.F13]&amp;&quot;` &quot;&amp;[.G13]&amp;[.H13]&amp;[.I13]&amp;&quot; ,&quot;" office:value-type="string" office:string-value="`purdet_flags`  tinyint NOT NULL Default 0 ,">
            <text:p>`purdet_flags` <text:s/>tinyint NOT NULL Default 0 ,</text:p>
          </table:table-cell>
          <table:table-cell table:number-columns-repeated="4"/>
          <table:table-cell table:formula="of:=&quot;`&quot;&amp;[.K13]&amp;&quot;` &quot;&amp;[.L13]&amp;[.M13]&amp;[.N13]&amp;&quot; ,&quot;" office:value-type="string" office:string-value="``  ,">
            <text:p>`` <text:s/>,</text:p>
          </table:table-cell>
          <table:table-cell/>
          <table:table-cell/>
          <table:table-cell table:number-columns-repeated="2"/>
          <table:table-cell table:formula="of:=&quot; &quot;&amp;[.Q13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13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13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13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office:value-type="string">
            <text:p>purhead_iscancel</text:p>
          </table:table-cell>
          <table:table-cell office:value-type="string">
            <text:p><text:s/>tinyint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0</text:p>
          </table:table-cell>
          <table:table-cell table:formula="of:=&quot;`&quot;&amp;[.A14]&amp;&quot;` &quot;&amp;[.B14]&amp;[.C14]&amp;[.D14]&amp;&quot; ,&quot;" office:value-type="string" office:string-value="`purhead_iscancel`  tinyint NOT NULL Default 0 ,">
            <text:p>`purhead_iscancel` <text:s/>tinyint NOT NULL Default 0 ,</text:p>
          </table:table-cell>
          <table:table-cell office:value-type="string">
            <text:p>purdet_iscancel</text:p>
          </table:table-cell>
          <table:table-cell office:value-type="string">
            <text:p><text:s/>tinyint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0</text:p>
          </table:table-cell>
          <table:table-cell table:formula="of:=&quot;`&quot;&amp;[.F14]&amp;&quot;` &quot;&amp;[.G14]&amp;[.H14]&amp;[.I14]&amp;&quot; ,&quot;" office:value-type="string" office:string-value="`purdet_iscancel`  tinyint NOT NULL Default 0 ,">
            <text:p>`purdet_iscancel` <text:s/>tinyint NOT NULL Default 0 ,</text:p>
          </table:table-cell>
          <table:table-cell table:number-columns-repeated="4"/>
          <table:table-cell table:formula="of:=&quot;`&quot;&amp;[.K14]&amp;&quot;` &quot;&amp;[.L14]&amp;[.M14]&amp;[.N14]&amp;&quot; ,&quot;" office:value-type="string" office:string-value="``  ,">
            <text:p>`` <text:s/>,</text:p>
          </table:table-cell>
          <table:table-cell/>
          <table:table-cell/>
          <table:table-cell table:number-columns-repeated="2"/>
          <table:table-cell table:formula="of:=&quot; &quot;&amp;[.Q14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14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14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14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office:value-type="string">
            <text:p>purhead_isretur</text:p>
          </table:table-cell>
          <table:table-cell office:value-type="string">
            <text:p><text:s/>tinyint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0</text:p>
          </table:table-cell>
          <table:table-cell table:formula="of:=&quot;`&quot;&amp;[.A15]&amp;&quot;` &quot;&amp;[.B15]&amp;[.C15]&amp;[.D15]&amp;&quot; ,&quot;" office:value-type="string" office:string-value="`purhead_isretur`  tinyint NOT NULL Default 0 ,">
            <text:p>`purhead_isretur` <text:s/>tinyint NOT NULL Default 0 ,</text:p>
          </table:table-cell>
          <table:table-cell office:value-type="string">
            <text:p>purdet_isretur</text:p>
          </table:table-cell>
          <table:table-cell office:value-type="string">
            <text:p><text:s/>tinyint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0</text:p>
          </table:table-cell>
          <table:table-cell table:formula="of:=&quot;`&quot;&amp;[.F15]&amp;&quot;` &quot;&amp;[.G15]&amp;[.H15]&amp;[.I15]&amp;&quot; ,&quot;" office:value-type="string" office:string-value="`purdet_isretur`  tinyint NOT NULL Default 0 ,">
            <text:p>`purdet_isretur` <text:s/>tinyint NOT NULL Default 0 ,</text:p>
          </table:table-cell>
          <table:table-cell table:number-columns-repeated="4"/>
          <table:table-cell table:formula="of:=&quot;`&quot;&amp;[.K15]&amp;&quot;` &quot;&amp;[.L15]&amp;[.M15]&amp;[.N15]&amp;&quot; ,&quot;" office:value-type="string" office:string-value="``  ,">
            <text:p>`` <text:s/>,</text:p>
          </table:table-cell>
          <table:table-cell/>
          <table:table-cell/>
          <table:table-cell table:number-columns-repeated="2"/>
          <table:table-cell table:formula="of:=&quot; &quot;&amp;[.Q15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15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15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15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office:value-type="string">
            <text:p>purhead_cancelnote</text:p>
          </table:table-cell>
          <table:table-cell office:value-type="string">
            <text:p><text:s/>varchar(255)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-'</text:p>
          </table:table-cell>
          <table:table-cell table:formula="of:=&quot;`&quot;&amp;[.A16]&amp;&quot;` &quot;&amp;[.B16]&amp;[.C16]&amp;[.D16]&amp;&quot; ,&quot;" office:value-type="string" office:string-value="`purhead_cancelnote`  varchar(255) NOT NULL Default '-' ,">
            <text:p>`purhead_cancelnote` <text:s/>varchar(255) NOT NULL Default '-' ,</text:p>
          </table:table-cell>
          <table:table-cell office:value-type="string">
            <text:p>purdet_cancelnote</text:p>
          </table:table-cell>
          <table:table-cell office:value-type="string">
            <text:p><text:s/>varchar(255)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-'</text:p>
          </table:table-cell>
          <table:table-cell table:formula="of:=&quot;`&quot;&amp;[.F16]&amp;&quot;` &quot;&amp;[.G16]&amp;[.H16]&amp;[.I16]&amp;&quot; ,&quot;" office:value-type="string" office:string-value="`purdet_cancelnote`  varchar(255) NOT NULL Default '-' ,">
            <text:p>`purdet_cancelnote` <text:s/>varchar(255) NOT NULL Default '-' ,</text:p>
          </table:table-cell>
          <table:table-cell table:number-columns-repeated="4"/>
          <table:table-cell table:formula="of:=&quot;`&quot;&amp;[.K16]&amp;&quot;` &quot;&amp;[.L16]&amp;[.M16]&amp;[.N16]&amp;&quot; ,&quot;" office:value-type="string" office:string-value="``  ,">
            <text:p>`` <text:s/>,</text:p>
          </table:table-cell>
          <table:table-cell/>
          <table:table-cell/>
          <table:table-cell table:number-columns-repeated="2"/>
          <table:table-cell table:formula="of:=&quot; &quot;&amp;[.Q16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16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16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16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office:value-type="string">
            <text:p>purhead_returnote</text:p>
          </table:table-cell>
          <table:table-cell office:value-type="string">
            <text:p><text:s/>varchar(255)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-'</text:p>
          </table:table-cell>
          <table:table-cell table:formula="of:=&quot;`&quot;&amp;[.A17]&amp;&quot;` &quot;&amp;[.B17]&amp;[.C17]&amp;[.D17]&amp;&quot; ,&quot;" office:value-type="string" office:string-value="`purhead_returnote`  varchar(255) NOT NULL Default '-' ,">
            <text:p>`purhead_returnote` <text:s/>varchar(255) NOT NULL Default '-' ,</text:p>
          </table:table-cell>
          <table:table-cell office:value-type="string">
            <text:p>purdet_returnote</text:p>
          </table:table-cell>
          <table:table-cell office:value-type="string">
            <text:p><text:s/>varchar(255)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-'</text:p>
          </table:table-cell>
          <table:table-cell table:formula="of:=&quot;`&quot;&amp;[.F17]&amp;&quot;` &quot;&amp;[.G17]&amp;[.H17]&amp;[.I17]&amp;&quot; ,&quot;" office:value-type="string" office:string-value="`purdet_returnote`  varchar(255) NOT NULL Default '-' ,">
            <text:p>`purdet_returnote` <text:s/>varchar(255) NOT NULL Default '-' ,</text:p>
          </table:table-cell>
          <table:table-cell table:number-columns-repeated="4"/>
          <table:table-cell table:formula="of:=&quot;`&quot;&amp;[.K17]&amp;&quot;` &quot;&amp;[.L17]&amp;[.M17]&amp;[.N17]&amp;&quot; ,&quot;" office:value-type="string" office:string-value="``  ,">
            <text:p>`` <text:s/>,</text:p>
          </table:table-cell>
          <table:table-cell/>
          <table:table-cell/>
          <table:table-cell table:number-columns-repeated="2"/>
          <table:table-cell table:formula="of:=&quot; &quot;&amp;[.Q17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17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17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17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office:value-type="string">
            <text:p>xpurhead_factoryid</text:p>
          </table:table-cell>
          <table:table-cell office:value-type="string">
            <text:p><text:s/>int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0</text:p>
          </table:table-cell>
          <table:table-cell table:formula="of:=&quot;`&quot;&amp;[.A18]&amp;&quot;` &quot;&amp;[.B18]&amp;[.C18]&amp;[.D18]&amp;&quot; ,&quot;" office:value-type="string" office:string-value="`xpurhead_factoryid`  int NOT NULL Default 0 ,">
            <text:p>`xpurhead_factoryid` <text:s/>int NOT NULL Default 0 ,</text:p>
          </table:table-cell>
          <table:table-cell table:style-name="ce3" office:value-type="string">
            <text:p>created_datetime</text:p>
          </table:table-cell>
          <table:table-cell table:style-name="ce3" office:value-type="string">
            <text:p><text:s/>datetime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00-00-0000 00:00:00'</text:p>
          </table:table-cell>
          <table:table-cell table:formula="of:=&quot;`&quot;&amp;[.F18]&amp;&quot;` &quot;&amp;[.G18]&amp;[.H18]&amp;[.I18]&amp;&quot; ,&quot;" office:value-type="string" office:string-value="`created_datetime`  datetime NOT NULL Default '00-00-0000 00:00:00' ,">
            <text:p>`created_datetime` <text:s/>datetime NOT NULL Default '00-00-0000 00:00:00' ,</text:p>
          </table:table-cell>
          <table:table-cell table:number-columns-repeated="4"/>
          <table:table-cell table:formula="of:=&quot;`&quot;&amp;[.K18]&amp;&quot;` &quot;&amp;[.L18]&amp;[.M18]&amp;[.N18]&amp;&quot; ,&quot;" office:value-type="string" office:string-value="``  ,">
            <text:p>`` <text:s/>,</text:p>
          </table:table-cell>
          <table:table-cell/>
          <table:table-cell/>
          <table:table-cell table:number-columns-repeated="2"/>
          <table:table-cell table:formula="of:=&quot; &quot;&amp;[.Q18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18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18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18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office:value-type="string">
            <text:p>xpurhead_pbfid</text:p>
          </table:table-cell>
          <table:table-cell office:value-type="string">
            <text:p><text:s/>int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0</text:p>
          </table:table-cell>
          <table:table-cell table:formula="of:=&quot;`&quot;&amp;[.A19]&amp;&quot;` &quot;&amp;[.B19]&amp;[.C19]&amp;[.D19]&amp;&quot; ,&quot;" office:value-type="string" office:string-value="`xpurhead_pbfid`  int NOT NULL Default 0 ,">
            <text:p>`xpurhead_pbfid` <text:s/>int NOT NULL Default 0 ,</text:p>
          </table:table-cell>
          <table:table-cell table:style-name="ce3" office:value-type="string">
            <text:p>created_user</text:p>
          </table:table-cell>
          <table:table-cell table:style-name="ce3" office:value-type="string">
            <text:p><text:s/>varchar(20)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-'</text:p>
          </table:table-cell>
          <table:table-cell table:formula="of:=&quot;`&quot;&amp;[.F19]&amp;&quot;` &quot;&amp;[.G19]&amp;[.H19]&amp;[.I19]&amp;&quot; ,&quot;" office:value-type="string" office:string-value="`created_user`  varchar(20) NOT NULL Default '-' ,">
            <text:p>`created_user` <text:s/>varchar(20) NOT NULL Default '-' ,</text:p>
          </table:table-cell>
          <table:table-cell table:number-columns-repeated="4"/>
          <table:table-cell table:formula="of:=&quot;`&quot;&amp;[.K19]&amp;&quot;` &quot;&amp;[.L19]&amp;[.M19]&amp;[.N19]&amp;&quot; ,&quot;" office:value-type="string" office:string-value="``  ,">
            <text:p>`` <text:s/>,</text:p>
          </table:table-cell>
          <table:table-cell/>
          <table:table-cell/>
          <table:table-cell table:number-columns-repeated="2"/>
          <table:table-cell table:formula="of:=&quot; &quot;&amp;[.Q19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19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19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19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office:value-type="string">
            <text:p>xpurhead_trcvheadid</text:p>
          </table:table-cell>
          <table:table-cell office:value-type="string">
            <text:p><text:s/>int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0</text:p>
          </table:table-cell>
          <table:table-cell table:formula="of:=&quot;`&quot;&amp;[.A20]&amp;&quot;` &quot;&amp;[.B20]&amp;[.C20]&amp;[.D20]&amp;&quot; ,&quot;" office:value-type="string" office:string-value="`xpurhead_trcvheadid`  int NOT NULL Default 0 ,">
            <text:p>`xpurhead_trcvheadid` <text:s/>int NOT NULL Default 0 ,</text:p>
          </table:table-cell>
          <table:table-cell table:style-name="ce3" office:value-type="string">
            <text:p>update_datetime</text:p>
          </table:table-cell>
          <table:table-cell table:style-name="ce3" office:value-type="string">
            <text:p><text:s/>datetime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00-00-0000 00:00:00'</text:p>
          </table:table-cell>
          <table:table-cell table:formula="of:=&quot;`&quot;&amp;[.F20]&amp;&quot;` &quot;&amp;[.G20]&amp;[.H20]&amp;[.I20]&amp;&quot; ,&quot;" office:value-type="string" office:string-value="`update_datetime`  datetime NOT NULL Default '00-00-0000 00:00:00' ,">
            <text:p>`update_datetime` <text:s/>datetime NOT NULL Default '00-00-0000 00:00:00' ,</text:p>
          </table:table-cell>
          <table:table-cell table:number-columns-repeated="4"/>
          <table:table-cell table:formula="of:=&quot;`&quot;&amp;[.K20]&amp;&quot;` &quot;&amp;[.L20]&amp;[.M20]&amp;[.N20]&amp;&quot; ,&quot;" office:value-type="string" office:string-value="``  ,">
            <text:p>`` <text:s/>,</text:p>
          </table:table-cell>
          <table:table-cell/>
          <table:table-cell/>
          <table:table-cell table:number-columns-repeated="2"/>
          <table:table-cell table:formula="of:=&quot; &quot;&amp;[.Q20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20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20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20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office:value-type="string">
            <text:p>xpurhead_tretrheadid</text:p>
          </table:table-cell>
          <table:table-cell office:value-type="string">
            <text:p><text:s/>int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0</text:p>
          </table:table-cell>
          <table:table-cell table:formula="of:=&quot;`&quot;&amp;[.A21]&amp;&quot;` &quot;&amp;[.B21]&amp;[.C21]&amp;[.D21]&amp;&quot; ,&quot;" office:value-type="string" office:string-value="`xpurhead_tretrheadid`  int NOT NULL Default 0 ,">
            <text:p>`xpurhead_tretrheadid` <text:s/>int NOT NULL Default 0 ,</text:p>
          </table:table-cell>
          <table:table-cell table:style-name="ce3" office:value-type="string">
            <text:p>update_user</text:p>
          </table:table-cell>
          <table:table-cell table:style-name="ce3" office:value-type="string">
            <text:p><text:s/>varchar(20)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-'</text:p>
          </table:table-cell>
          <table:table-cell table:formula="of:=&quot;`&quot;&amp;[.F21]&amp;&quot;` &quot;&amp;[.G21]&amp;[.H21]&amp;[.I21]&amp;&quot; ,&quot;" office:value-type="string" office:string-value="`update_user`  varchar(20) NOT NULL Default '-' ,">
            <text:p>`update_user` <text:s/>varchar(20) NOT NULL Default '-' ,</text:p>
          </table:table-cell>
          <table:table-cell table:number-columns-repeated="4"/>
          <table:table-cell table:formula="of:=&quot;`&quot;&amp;[.K21]&amp;&quot;` &quot;&amp;[.L21]&amp;[.M21]&amp;[.N21]&amp;&quot; ,&quot;" office:value-type="string" office:string-value="``  ,">
            <text:p>`` <text:s/>,</text:p>
          </table:table-cell>
          <table:table-cell/>
          <table:table-cell/>
          <table:table-cell table:number-columns-repeated="2"/>
          <table:table-cell table:formula="of:=&quot; &quot;&amp;[.Q21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21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21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21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table:style-name="ce3" office:value-type="string">
            <text:p>created_datetime</text:p>
          </table:table-cell>
          <table:table-cell table:style-name="ce3" office:value-type="string">
            <text:p><text:s/>datetime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00-00-0000 00:00:00'</text:p>
          </table:table-cell>
          <table:table-cell table:formula="of:=&quot;`&quot;&amp;[.A22]&amp;&quot;` &quot;&amp;[.B22]&amp;[.C22]&amp;[.D22]&amp;&quot; ,&quot;" office:value-type="string" office:string-value="`created_datetime`  datetime NOT NULL Default '00-00-0000 00:00:00' ,">
            <text:p>`created_datetime` <text:s/>datetime NOT NULL Default '00-00-0000 00:00:00' ,</text:p>
          </table:table-cell>
          <table:table-cell table:style-name="ce3" office:value-type="string">
            <text:p>xfld01</text:p>
          </table:table-cell>
          <table:table-cell table:style-name="ce3" office:value-type="string">
            <text:p><text:s/>tinyint </text:p>
          </table:table-cell>
          <table:table-cell/>
          <table:table-cell table:style-name="ce3" office:value-type="string">
            <text:p><text:s/>Default 0</text:p>
          </table:table-cell>
          <table:table-cell table:formula="of:=&quot;`&quot;&amp;[.F22]&amp;&quot;` &quot;&amp;[.G22]&amp;[.H22]&amp;[.I22]&amp;&quot; ,&quot;" office:value-type="string" office:string-value="`xfld01`  tinyint  Default 0 ,">
            <text:p>`xfld01` <text:s/>tinyint <text:s/>Default 0 ,</text:p>
          </table:table-cell>
          <table:table-cell table:number-columns-repeated="4"/>
          <table:table-cell table:formula="of:=&quot;`&quot;&amp;[.K22]&amp;&quot;` &quot;&amp;[.L22]&amp;[.M22]&amp;[.N22]&amp;&quot; ,&quot;" office:value-type="string" office:string-value="``  ,">
            <text:p>`` <text:s/>,</text:p>
          </table:table-cell>
          <table:table-cell/>
          <table:table-cell/>
          <table:table-cell table:number-columns-repeated="2"/>
          <table:table-cell table:formula="of:=&quot; &quot;&amp;[.Q22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22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22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22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table:style-name="ce3" office:value-type="string">
            <text:p>created_user</text:p>
          </table:table-cell>
          <table:table-cell table:style-name="ce3" office:value-type="string">
            <text:p><text:s/>varchar(20)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-'</text:p>
          </table:table-cell>
          <table:table-cell table:formula="of:=&quot;`&quot;&amp;[.A23]&amp;&quot;` &quot;&amp;[.B23]&amp;[.C23]&amp;[.D23]&amp;&quot; ,&quot;" office:value-type="string" office:string-value="`created_user`  varchar(20) NOT NULL Default '-' ,">
            <text:p>`created_user` <text:s/>varchar(20) NOT NULL Default '-' ,</text:p>
          </table:table-cell>
          <table:table-cell table:style-name="ce3" office:value-type="string">
            <text:p>xfld02</text:p>
          </table:table-cell>
          <table:table-cell table:style-name="ce3" office:value-type="string">
            <text:p><text:s/>int </text:p>
          </table:table-cell>
          <table:table-cell/>
          <table:table-cell table:style-name="ce3" office:value-type="string">
            <text:p><text:s/>Default 0</text:p>
          </table:table-cell>
          <table:table-cell table:formula="of:=&quot;`&quot;&amp;[.F23]&amp;&quot;` &quot;&amp;[.G23]&amp;[.H23]&amp;[.I23]&amp;&quot; ,&quot;" office:value-type="string" office:string-value="`xfld02`  int  Default 0 ,">
            <text:p>`xfld02` <text:s/>int <text:s/>Default 0 ,</text:p>
          </table:table-cell>
          <table:table-cell table:number-columns-repeated="4"/>
          <table:table-cell table:formula="of:=&quot;`&quot;&amp;[.K23]&amp;&quot;` &quot;&amp;[.L23]&amp;[.M23]&amp;[.N23]&amp;&quot; ,&quot;" office:value-type="string" office:string-value="``  ,">
            <text:p>`` <text:s/>,</text:p>
          </table:table-cell>
          <table:table-cell/>
          <table:table-cell/>
          <table:table-cell table:number-columns-repeated="2"/>
          <table:table-cell table:formula="of:=&quot; &quot;&amp;[.Q23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23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23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23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table:style-name="ce3" office:value-type="string">
            <text:p>update_datetime</text:p>
          </table:table-cell>
          <table:table-cell table:style-name="ce3" office:value-type="string">
            <text:p><text:s/>datetime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00-00-0000 00:00:00'</text:p>
          </table:table-cell>
          <table:table-cell table:formula="of:=&quot;`&quot;&amp;[.A24]&amp;&quot;` &quot;&amp;[.B24]&amp;[.C24]&amp;[.D24]&amp;&quot; ,&quot;" office:value-type="string" office:string-value="`update_datetime`  datetime NOT NULL Default '00-00-0000 00:00:00' ,">
            <text:p>`update_datetime` <text:s/>datetime NOT NULL Default '00-00-0000 00:00:00' ,</text:p>
          </table:table-cell>
          <table:table-cell table:style-name="ce3" office:value-type="string">
            <text:p>xfld03</text:p>
          </table:table-cell>
          <table:table-cell table:style-name="ce3" office:value-type="string">
            <text:p><text:s/>bigint </text:p>
          </table:table-cell>
          <table:table-cell/>
          <table:table-cell table:style-name="ce3" office:value-type="string">
            <text:p><text:s/>Default 0</text:p>
          </table:table-cell>
          <table:table-cell table:formula="of:=&quot;`&quot;&amp;[.F24]&amp;&quot;` &quot;&amp;[.G24]&amp;[.H24]&amp;[.I24]&amp;&quot; ,&quot;" office:value-type="string" office:string-value="`xfld03`  bigint  Default 0 ,">
            <text:p>`xfld03` <text:s/>bigint <text:s/>Default 0 ,</text:p>
          </table:table-cell>
          <table:table-cell table:number-columns-repeated="4"/>
          <table:table-cell table:formula="of:=&quot;`&quot;&amp;[.K24]&amp;&quot;` &quot;&amp;[.L24]&amp;[.M24]&amp;[.N24]&amp;&quot; ,&quot;" office:value-type="string" office:string-value="``  ,">
            <text:p>`` <text:s/>,</text:p>
          </table:table-cell>
          <table:table-cell/>
          <table:table-cell/>
          <table:table-cell table:number-columns-repeated="2"/>
          <table:table-cell table:formula="of:=&quot; &quot;&amp;[.Q24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24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24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24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table:style-name="ce3" office:value-type="string">
            <text:p>update_user</text:p>
          </table:table-cell>
          <table:table-cell table:style-name="ce3" office:value-type="string">
            <text:p><text:s/>varchar(20)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-'</text:p>
          </table:table-cell>
          <table:table-cell table:formula="of:=&quot;`&quot;&amp;[.A25]&amp;&quot;` &quot;&amp;[.B25]&amp;[.C25]&amp;[.D25]&amp;&quot; ,&quot;" office:value-type="string" office:string-value="`update_user`  varchar(20) NOT NULL Default '-' ,">
            <text:p>`update_user` <text:s/>varchar(20) NOT NULL Default '-' ,</text:p>
          </table:table-cell>
          <table:table-cell table:style-name="ce3" office:value-type="string">
            <text:p>xfld04</text:p>
          </table:table-cell>
          <table:table-cell table:style-name="ce3" office:value-type="string">
            <text:p><text:s/>Decimal(18,2) </text:p>
          </table:table-cell>
          <table:table-cell/>
          <table:table-cell table:style-name="ce3" office:value-type="string">
            <text:p><text:s/>Default '0.00'</text:p>
          </table:table-cell>
          <table:table-cell table:formula="of:=&quot;`&quot;&amp;[.F25]&amp;&quot;` &quot;&amp;[.G25]&amp;[.H25]&amp;[.I25]&amp;&quot; ,&quot;" office:value-type="string" office:string-value="`xfld04`  Decimal(18,2)  Default '0.00' ,">
            <text:p>`xfld04` <text:s/>Decimal(18,2) <text:s/>Default '0.00' ,</text:p>
          </table:table-cell>
          <table:table-cell table:number-columns-repeated="4"/>
          <table:table-cell table:formula="of:=&quot;`&quot;&amp;[.K25]&amp;&quot;` &quot;&amp;[.L25]&amp;[.M25]&amp;[.N25]&amp;&quot; ,&quot;" office:value-type="string" office:string-value="``  ,">
            <text:p>`` <text:s/>,</text:p>
          </table:table-cell>
          <table:table-cell/>
          <table:table-cell/>
          <table:table-cell table:number-columns-repeated="2"/>
          <table:table-cell table:formula="of:=&quot; &quot;&amp;[.Q25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25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25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25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table:style-name="ce3" office:value-type="string">
            <text:p>xfld01</text:p>
          </table:table-cell>
          <table:table-cell table:style-name="ce3" office:value-type="string">
            <text:p><text:s/>tinyint </text:p>
          </table:table-cell>
          <table:table-cell/>
          <table:table-cell table:style-name="ce3" office:value-type="string">
            <text:p><text:s/>Default 0</text:p>
          </table:table-cell>
          <table:table-cell table:formula="of:=&quot;`&quot;&amp;[.A26]&amp;&quot;` &quot;&amp;[.B26]&amp;[.C26]&amp;[.D26]&amp;&quot; ,&quot;" office:value-type="string" office:string-value="`xfld01`  tinyint  Default 0 ,">
            <text:p>`xfld01` <text:s/>tinyint <text:s/>Default 0 ,</text:p>
          </table:table-cell>
          <table:table-cell table:style-name="ce3" office:value-type="string">
            <text:p>xfld05</text:p>
          </table:table-cell>
          <table:table-cell table:style-name="ce3" office:value-type="string">
            <text:p><text:s/>Varchar(50) </text:p>
          </table:table-cell>
          <table:table-cell/>
          <table:table-cell table:style-name="ce3" office:value-type="string">
            <text:p><text:s/>Default '-'</text:p>
          </table:table-cell>
          <table:table-cell table:formula="of:=&quot;`&quot;&amp;[.F26]&amp;&quot;` &quot;&amp;[.G26]&amp;[.H26]&amp;[.I26]&amp;&quot; ,&quot;" office:value-type="string" office:string-value="`xfld05`  Varchar(50)  Default '-' ,">
            <text:p>`xfld05` <text:s/>Varchar(50) <text:s/>Default '-' ,</text:p>
          </table:table-cell>
          <table:table-cell table:number-columns-repeated="4"/>
          <table:table-cell table:formula="of:=&quot;`&quot;&amp;[.K26]&amp;&quot;` &quot;&amp;[.L26]&amp;[.M26]&amp;[.N26]&amp;&quot; ,&quot;" office:value-type="string" office:string-value="``  ,">
            <text:p>`` <text:s/>,</text:p>
          </table:table-cell>
          <table:table-cell/>
          <table:table-cell/>
          <table:table-cell table:number-columns-repeated="2"/>
          <table:table-cell table:formula="of:=&quot; &quot;&amp;[.Q26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26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26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26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table:style-name="ce3" office:value-type="string">
            <text:p>xfld02</text:p>
          </table:table-cell>
          <table:table-cell table:style-name="ce3" office:value-type="string">
            <text:p><text:s/>int </text:p>
          </table:table-cell>
          <table:table-cell/>
          <table:table-cell table:style-name="ce3" office:value-type="string">
            <text:p><text:s/>Default 0</text:p>
          </table:table-cell>
          <table:table-cell table:formula="of:=&quot;`&quot;&amp;[.A27]&amp;&quot;` &quot;&amp;[.B27]&amp;[.C27]&amp;[.D27]&amp;&quot; ,&quot;" office:value-type="string" office:string-value="`xfld02`  int  Default 0 ,">
            <text:p>`xfld02` <text:s/>int <text:s/>Default 0 ,</text:p>
          </table:table-cell>
          <table:table-cell table:style-name="ce3" office:value-type="string">
            <text:p>xfld06</text:p>
          </table:table-cell>
          <table:table-cell table:style-name="ce3" office:value-type="string">
            <text:p><text:s/>Varchar(100) </text:p>
          </table:table-cell>
          <table:table-cell/>
          <table:table-cell table:style-name="ce3" office:value-type="string">
            <text:p><text:s/>Default '-'</text:p>
          </table:table-cell>
          <table:table-cell table:formula="of:=&quot;`&quot;&amp;[.F27]&amp;&quot;` &quot;&amp;[.G27]&amp;[.H27]&amp;[.I27]&amp;&quot; ,&quot;" office:value-type="string" office:string-value="`xfld06`  Varchar(100)  Default '-' ,">
            <text:p>`xfld06` <text:s/>Varchar(100) <text:s/>Default '-' ,</text:p>
          </table:table-cell>
          <table:table-cell table:number-columns-repeated="4"/>
          <table:table-cell table:formula="of:=&quot;`&quot;&amp;[.K27]&amp;&quot;` &quot;&amp;[.L27]&amp;[.M27]&amp;[.N27]&amp;&quot; ,&quot;" office:value-type="string" office:string-value="``  ,">
            <text:p>`` <text:s/>,</text:p>
          </table:table-cell>
          <table:table-cell/>
          <table:table-cell/>
          <table:table-cell table:number-columns-repeated="2"/>
          <table:table-cell table:formula="of:=&quot; &quot;&amp;[.Q27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27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27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27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table:style-name="ce3" office:value-type="string">
            <text:p>xfld03</text:p>
          </table:table-cell>
          <table:table-cell table:style-name="ce3" office:value-type="string">
            <text:p><text:s/>bigint </text:p>
          </table:table-cell>
          <table:table-cell/>
          <table:table-cell table:style-name="ce3" office:value-type="string">
            <text:p><text:s/>Default 0</text:p>
          </table:table-cell>
          <table:table-cell table:formula="of:=&quot;`&quot;&amp;[.A28]&amp;&quot;` &quot;&amp;[.B28]&amp;[.C28]&amp;[.D28]&amp;&quot; ,&quot;" office:value-type="string" office:string-value="`xfld03`  bigint  Default 0 ,">
            <text:p>`xfld03` <text:s/>bigint <text:s/>Default 0 ,</text:p>
          </table:table-cell>
          <table:table-cell table:style-name="ce3" office:value-type="string">
            <text:p>xfld07</text:p>
          </table:table-cell>
          <table:table-cell table:style-name="ce3" office:value-type="string">
            <text:p><text:s/>Varchar(200) </text:p>
          </table:table-cell>
          <table:table-cell/>
          <table:table-cell table:style-name="ce3" office:value-type="string">
            <text:p><text:s/>Default '-'</text:p>
          </table:table-cell>
          <table:table-cell table:formula="of:=&quot;`&quot;&amp;[.F28]&amp;&quot;` &quot;&amp;[.G28]&amp;[.H28]&amp;[.I28]&amp;&quot; ,&quot;" office:value-type="string" office:string-value="`xfld07`  Varchar(200)  Default '-' ,">
            <text:p>`xfld07` <text:s/>Varchar(200) <text:s/>Default '-' ,</text:p>
          </table:table-cell>
          <table:table-cell table:number-columns-repeated="4"/>
          <table:table-cell table:formula="of:=&quot;`&quot;&amp;[.K28]&amp;&quot;` &quot;&amp;[.L28]&amp;[.M28]&amp;[.N28]&amp;&quot; ,&quot;" office:value-type="string" office:string-value="``  ,">
            <text:p>`` <text:s/>,</text:p>
          </table:table-cell>
          <table:table-cell/>
          <table:table-cell/>
          <table:table-cell table:number-columns-repeated="2"/>
          <table:table-cell table:formula="of:=&quot; &quot;&amp;[.Q28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28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28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28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table:style-name="ce3" office:value-type="string">
            <text:p>xfld04</text:p>
          </table:table-cell>
          <table:table-cell table:style-name="ce3" office:value-type="string">
            <text:p><text:s/>Decimal(18,2) </text:p>
          </table:table-cell>
          <table:table-cell/>
          <table:table-cell table:style-name="ce3" office:value-type="string">
            <text:p><text:s/>Default '0.00'</text:p>
          </table:table-cell>
          <table:table-cell table:formula="of:=&quot;`&quot;&amp;[.A29]&amp;&quot;` &quot;&amp;[.B29]&amp;[.C29]&amp;[.D29]&amp;&quot; ,&quot;" office:value-type="string" office:string-value="`xfld04`  Decimal(18,2)  Default '0.00' ,">
            <text:p>`xfld04` <text:s/>Decimal(18,2) <text:s/>Default '0.00' ,</text:p>
          </table:table-cell>
          <table:table-cell table:style-name="ce3" office:value-type="string">
            <text:p>xfld08</text:p>
          </table:table-cell>
          <table:table-cell table:style-name="ce3" office:value-type="string">
            <text:p><text:s/>Varchar(255) </text:p>
          </table:table-cell>
          <table:table-cell/>
          <table:table-cell table:style-name="ce3" office:value-type="string">
            <text:p><text:s/>Default '-'</text:p>
          </table:table-cell>
          <table:table-cell table:formula="of:=&quot;`&quot;&amp;[.F29]&amp;&quot;` &quot;&amp;[.G29]&amp;[.H29]&amp;[.I29]&amp;&quot; ,&quot;" office:value-type="string" office:string-value="`xfld08`  Varchar(255)  Default '-' ,">
            <text:p>`xfld08` <text:s/>Varchar(255) <text:s/>Default '-' ,</text:p>
          </table:table-cell>
          <table:table-cell table:number-columns-repeated="4"/>
          <table:table-cell table:formula="of:=&quot;`&quot;&amp;[.K29]&amp;&quot;` &quot;&amp;[.L29]&amp;[.M29]&amp;[.N29]&amp;&quot; ,&quot;" office:value-type="string" office:string-value="``  ,">
            <text:p>`` <text:s/>,</text:p>
          </table:table-cell>
          <table:table-cell/>
          <table:table-cell/>
          <table:table-cell table:number-columns-repeated="2"/>
          <table:table-cell table:formula="of:=&quot; &quot;&amp;[.Q29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29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29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29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table:style-name="ce3" office:value-type="string">
            <text:p>xfld05</text:p>
          </table:table-cell>
          <table:table-cell table:style-name="ce3" office:value-type="string">
            <text:p><text:s/>Varchar(50) </text:p>
          </table:table-cell>
          <table:table-cell/>
          <table:table-cell table:style-name="ce3" office:value-type="string">
            <text:p><text:s/>Default '-'</text:p>
          </table:table-cell>
          <table:table-cell table:formula="of:=&quot;`&quot;&amp;[.A30]&amp;&quot;` &quot;&amp;[.B30]&amp;[.C30]&amp;[.D30]&amp;&quot; ,&quot;" office:value-type="string" office:string-value="`xfld05`  Varchar(50)  Default '-' ,">
            <text:p>`xfld05` <text:s/>Varchar(50) <text:s/>Default '-' ,</text:p>
          </table:table-cell>
          <table:table-cell table:style-name="ce3" office:value-type="string">
            <text:p>xfld09</text:p>
          </table:table-cell>
          <table:table-cell table:style-name="ce3" office:value-type="string">
            <text:p><text:s/>Decimal(12,2) </text:p>
          </table:table-cell>
          <table:table-cell/>
          <table:table-cell table:style-name="ce3" office:value-type="string">
            <text:p><text:s/>Default '0.00'</text:p>
          </table:table-cell>
          <table:table-cell table:formula="of:=&quot;`&quot;&amp;[.F30]&amp;&quot;` &quot;&amp;[.G30]&amp;[.H30]&amp;[.I30]&amp;&quot; ,&quot;" office:value-type="string" office:string-value="`xfld09`  Decimal(12,2)  Default '0.00' ,">
            <text:p>`xfld09` <text:s/>Decimal(12,2) <text:s/>Default '0.00' ,</text:p>
          </table:table-cell>
          <table:table-cell table:number-columns-repeated="4"/>
          <table:table-cell table:formula="of:=&quot;`&quot;&amp;[.K30]&amp;&quot;` &quot;&amp;[.L30]&amp;[.M30]&amp;[.N30]&amp;&quot; ,&quot;" office:value-type="string" office:string-value="``  ,">
            <text:p>`` <text:s/>,</text:p>
          </table:table-cell>
          <table:table-cell/>
          <table:table-cell/>
          <table:table-cell table:number-columns-repeated="2"/>
          <table:table-cell table:formula="of:=&quot; &quot;&amp;[.Q30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30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30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30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table:style-name="ce3" office:value-type="string">
            <text:p>xfld06</text:p>
          </table:table-cell>
          <table:table-cell table:style-name="ce3" office:value-type="string">
            <text:p><text:s/>Varchar(100) </text:p>
          </table:table-cell>
          <table:table-cell/>
          <table:table-cell table:style-name="ce3" office:value-type="string">
            <text:p><text:s/>Default '-'</text:p>
          </table:table-cell>
          <table:table-cell table:formula="of:=&quot;`&quot;&amp;[.A31]&amp;&quot;` &quot;&amp;[.B31]&amp;[.C31]&amp;[.D31]&amp;&quot; ,&quot;" office:value-type="string" office:string-value="`xfld06`  Varchar(100)  Default '-' ,">
            <text:p>`xfld06` <text:s/>Varchar(100) <text:s/>Default '-' ,</text:p>
          </table:table-cell>
          <table:table-cell table:style-name="ce3" office:value-type="string">
            <text:p>xfld10</text:p>
          </table:table-cell>
          <table:table-cell table:style-name="ce3" office:value-type="string">
            <text:p><text:s/>Decimal(10,0) </text:p>
          </table:table-cell>
          <table:table-cell/>
          <table:table-cell table:style-name="ce3" office:value-type="string">
            <text:p><text:s/>Default '0.00'</text:p>
          </table:table-cell>
          <table:table-cell table:formula="of:=&quot;`&quot;&amp;[.F31]&amp;&quot;` &quot;&amp;[.G31]&amp;[.H31]&amp;[.I31]&amp;&quot; ,&quot;" office:value-type="string" office:string-value="`xfld10`  Decimal(10,0)  Default '0.00' ,">
            <text:p>`xfld10` <text:s/>Decimal(10,0) <text:s/>Default '0.00' ,</text:p>
          </table:table-cell>
          <table:table-cell table:number-columns-repeated="4"/>
          <table:table-cell table:formula="of:=&quot;`&quot;&amp;[.K31]&amp;&quot;` &quot;&amp;[.L31]&amp;[.M31]&amp;[.N31]&amp;&quot; ,&quot;" office:value-type="string" office:string-value="``  ,">
            <text:p>`` <text:s/>,</text:p>
          </table:table-cell>
          <table:table-cell/>
          <table:table-cell/>
          <table:table-cell table:number-columns-repeated="2"/>
          <table:table-cell table:formula="of:=&quot; &quot;&amp;[.Q31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31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31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31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table:style-name="ce3" office:value-type="string">
            <text:p>xfld07</text:p>
          </table:table-cell>
          <table:table-cell table:style-name="ce3" office:value-type="string">
            <text:p><text:s/>Varchar(200) </text:p>
          </table:table-cell>
          <table:table-cell/>
          <table:table-cell table:style-name="ce3" office:value-type="string">
            <text:p><text:s/>Default '-'</text:p>
          </table:table-cell>
          <table:table-cell table:formula="of:=&quot;`&quot;&amp;[.A32]&amp;&quot;` &quot;&amp;[.B32]&amp;[.C32]&amp;[.D32]&amp;&quot; ,&quot;" office:value-type="string" office:string-value="`xfld07`  Varchar(200)  Default '-' ,">
            <text:p>`xfld07` <text:s/>Varchar(200) <text:s/>Default '-' ,</text:p>
          </table:table-cell>
          <table:table-cell table:style-name="ce3"/>
          <table:table-cell office:value-type="string">
            <text:p><text:s text:c="2"/></text:p>
          </table:table-cell>
          <table:table-cell table:number-columns-repeated="2"/>
          <table:table-cell table:formula="of:=&quot;`&quot;&amp;[.F32]&amp;&quot;` &quot;&amp;[.G32]&amp;[.H32]&amp;[.I32]&amp;&quot; ,&quot;" office:value-type="string" office:string-value="``    ,">
            <text:p>`` <text:s text:c="3"/>,</text:p>
          </table:table-cell>
          <table:table-cell table:number-columns-repeated="4"/>
          <table:table-cell table:formula="of:=&quot;`&quot;&amp;[.K32]&amp;&quot;` &quot;&amp;[.L32]&amp;[.M32]&amp;[.N32]&amp;&quot; ,&quot;" office:value-type="string" office:string-value="``  ,">
            <text:p>`` <text:s/>,</text:p>
          </table:table-cell>
          <table:table-cell/>
          <table:table-cell/>
          <table:table-cell table:number-columns-repeated="2"/>
          <table:table-cell table:formula="of:=&quot; &quot;&amp;[.Q32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32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32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32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table:style-name="ce3" office:value-type="string">
            <text:p>xfld08</text:p>
          </table:table-cell>
          <table:table-cell table:style-name="ce3" office:value-type="string">
            <text:p><text:s/>Varchar(255) </text:p>
          </table:table-cell>
          <table:table-cell/>
          <table:table-cell table:style-name="ce3" office:value-type="string">
            <text:p><text:s/>Default '-'</text:p>
          </table:table-cell>
          <table:table-cell table:formula="of:=&quot;`&quot;&amp;[.A33]&amp;&quot;` &quot;&amp;[.B33]&amp;[.C33]&amp;[.D33]&amp;&quot; ,&quot;" office:value-type="string" office:string-value="`xfld08`  Varchar(255)  Default '-' ,">
            <text:p>`xfld08` <text:s/>Varchar(255) <text:s/>Default '-' ,</text:p>
          </table:table-cell>
          <table:table-cell table:style-name="ce3"/>
          <table:table-cell office:value-type="string">
            <text:p><text:s text:c="2"/></text:p>
          </table:table-cell>
          <table:table-cell table:number-columns-repeated="2"/>
          <table:table-cell table:formula="of:=&quot;`&quot;&amp;[.F33]&amp;&quot;` &quot;&amp;[.G33]&amp;[.H33]&amp;[.I33]&amp;&quot; ,&quot;" office:value-type="string" office:string-value="``    ,">
            <text:p>`` <text:s text:c="3"/>,</text:p>
          </table:table-cell>
          <table:table-cell table:number-columns-repeated="4"/>
          <table:table-cell table:formula="of:=&quot;`&quot;&amp;[.K33]&amp;&quot;` &quot;&amp;[.L33]&amp;[.M33]&amp;[.N33]&amp;&quot; ,&quot;" office:value-type="string" office:string-value="``  ,">
            <text:p>`` <text:s/>,</text:p>
          </table:table-cell>
          <table:table-cell/>
          <table:table-cell/>
          <table:table-cell table:number-columns-repeated="2"/>
          <table:table-cell table:formula="of:=&quot; &quot;&amp;[.Q33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33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33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33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table:style-name="ce3" office:value-type="string">
            <text:p>xfld09</text:p>
          </table:table-cell>
          <table:table-cell table:style-name="ce3" office:value-type="string">
            <text:p><text:s/>Decimal(12,2) </text:p>
          </table:table-cell>
          <table:table-cell/>
          <table:table-cell table:style-name="ce3" office:value-type="string">
            <text:p><text:s/>Default '0.00'</text:p>
          </table:table-cell>
          <table:table-cell table:formula="of:=&quot;`&quot;&amp;[.A34]&amp;&quot;` &quot;&amp;[.B34]&amp;[.C34]&amp;[.D34]&amp;&quot; ,&quot;" office:value-type="string" office:string-value="`xfld09`  Decimal(12,2)  Default '0.00' ,">
            <text:p>`xfld09` <text:s/>Decimal(12,2) <text:s/>Default '0.00' ,</text:p>
          </table:table-cell>
          <table:table-cell table:style-name="ce3"/>
          <table:table-cell office:value-type="string">
            <text:p><text:s text:c="2"/></text:p>
          </table:table-cell>
          <table:table-cell table:number-columns-repeated="2"/>
          <table:table-cell table:formula="of:=&quot;`&quot;&amp;[.F34]&amp;&quot;` &quot;&amp;[.G34]&amp;[.H34]&amp;[.I34]&amp;&quot; ,&quot;" office:value-type="string" office:string-value="``    ,">
            <text:p>`` <text:s text:c="3"/>,</text:p>
          </table:table-cell>
          <table:table-cell table:number-columns-repeated="4"/>
          <table:table-cell table:formula="of:=&quot;`&quot;&amp;[.K34]&amp;&quot;` &quot;&amp;[.L34]&amp;[.M34]&amp;[.N34]&amp;&quot; ,&quot;" office:value-type="string" office:string-value="``  ,">
            <text:p>`` <text:s/>,</text:p>
          </table:table-cell>
          <table:table-cell/>
          <table:table-cell/>
          <table:table-cell table:number-columns-repeated="2"/>
          <table:table-cell table:formula="of:=&quot; &quot;&amp;[.Q34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34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34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34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table:style-name="ce3" office:value-type="string">
            <text:p>xfld10</text:p>
          </table:table-cell>
          <table:table-cell table:style-name="ce3" office:value-type="string">
            <text:p><text:s/>Decimal(10,0) </text:p>
          </table:table-cell>
          <table:table-cell/>
          <table:table-cell table:style-name="ce3" office:value-type="string">
            <text:p><text:s/>Default '0.00'</text:p>
          </table:table-cell>
          <table:table-cell table:formula="of:=&quot;`&quot;&amp;[.A35]&amp;&quot;` &quot;&amp;[.B35]&amp;[.C35]&amp;[.D35]&amp;&quot; ,&quot;" office:value-type="string" office:string-value="`xfld10`  Decimal(10,0)  Default '0.00' ,">
            <text:p>`xfld10` <text:s/>Decimal(10,0) <text:s/>Default '0.00' ,</text:p>
          </table:table-cell>
          <table:table-cell table:style-name="ce3"/>
          <table:table-cell office:value-type="string">
            <text:p><text:s text:c="2"/></text:p>
          </table:table-cell>
          <table:table-cell table:number-columns-repeated="2"/>
          <table:table-cell table:formula="of:=&quot;`&quot;&amp;[.F35]&amp;&quot;` &quot;&amp;[.G35]&amp;[.H35]&amp;[.I35]&amp;&quot; ,&quot;" office:value-type="string" office:string-value="``    ,">
            <text:p>`` <text:s text:c="3"/>,</text:p>
          </table:table-cell>
          <table:table-cell table:number-columns-repeated="4"/>
          <table:table-cell table:formula="of:=&quot;`&quot;&amp;[.K35]&amp;&quot;` &quot;&amp;[.L35]&amp;[.M35]&amp;[.N35]&amp;&quot; ,&quot;" office:value-type="string" office:string-value="``  ,">
            <text:p>`` <text:s/>,</text:p>
          </table:table-cell>
          <table:table-cell/>
          <table:table-cell/>
          <table:table-cell table:number-columns-repeated="2"/>
          <table:table-cell table:formula="of:=&quot; &quot;&amp;[.Q35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V35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A35]&amp;&quot; &quot;" office:value-type="string" office:string-value="  ">
            <text:p><text:s text:c="2"/></text:p>
          </table:table-cell>
          <table:table-cell/>
          <table:table-cell/>
          <table:table-cell table:number-columns-repeated="2"/>
          <table:table-cell table:formula="of:=&quot; &quot;&amp;[.AF35]&amp;&quot; &quot;" office:value-type="string" office:string-value="  ">
            <text:p><text:s text:c="2"/></text:p>
          </table:table-cell>
          <table:table-cell table:number-columns-repeated="989"/>
        </table:table-row>
        <table:table-row table:style-name="ro6">
          <table:table-cell table:number-columns-repeated="4"/>
          <table:table-cell table:formula="of:=&quot;`&quot;&amp;[.A36]&amp;&quot;` &quot;&amp;[.B36]&amp;[.C36]&amp;[.D36]&amp;&quot; ,&quot;" office:value-type="string" office:string-value="``  ,">
            <text:p>`` <text:s/>,</text:p>
          </table:table-cell>
          <table:table-cell table:style-name="ce3"/>
          <table:table-cell table:number-columns-repeated="3"/>
          <table:table-cell table:formula="of:=&quot;`&quot;&amp;[.F36]&amp;&quot;` &quot;&amp;[.G36]&amp;[.H36]&amp;[.I36]&amp;&quot; ,&quot;" office:value-type="string" office:string-value="``  ,">
            <text:p>`` <text:s/>,</text:p>
          </table:table-cell>
          <table:table-cell table:number-columns-repeated="4"/>
          <table:table-cell table:formula="of:=&quot;`&quot;&amp;[.K36]&amp;&quot;` &quot;&amp;[.L36]&amp;[.M36]&amp;[.N36]&amp;&quot; ,&quot;" office:value-type="string" office:string-value="``  ,">
            <text:p>`` <text:s/>,</text:p>
          </table:table-cell>
          <table:table-cell table:number-columns-repeated="1009"/>
        </table:table-row>
        <table:table-row table:style-name="ro6">
          <table:table-cell table:number-columns-repeated="4"/>
          <table:table-cell table:formula="of:=&quot;`&quot;&amp;[.A37]&amp;&quot;` &quot;&amp;[.B37]&amp;[.C37]&amp;[.D37]&amp;&quot; ,&quot;" office:value-type="string" office:string-value="``  ,">
            <text:p>`` <text:s/>,</text:p>
          </table:table-cell>
          <table:table-cell table:style-name="ce3"/>
          <table:table-cell table:number-columns-repeated="3"/>
          <table:table-cell table:formula="of:=&quot;`&quot;&amp;[.F37]&amp;&quot;` &quot;&amp;[.G37]&amp;[.H37]&amp;[.I37]&amp;&quot; ,&quot;" office:value-type="string" office:string-value="``  ,">
            <text:p>`` <text:s/>,</text:p>
          </table:table-cell>
          <table:table-cell table:number-columns-repeated="4"/>
          <table:table-cell table:formula="of:=&quot;`&quot;&amp;[.K37]&amp;&quot;` &quot;&amp;[.L37]&amp;[.M37]&amp;[.N37]&amp;&quot; ,&quot;" office:value-type="string" office:string-value="``  ,">
            <text:p>`` <text:s/>,</text:p>
          </table:table-cell>
          <table:table-cell table:number-columns-repeated="1009"/>
        </table:table-row>
        <table:table-row table:style-name="ro6">
          <table:table-cell table:number-columns-repeated="4"/>
          <table:table-cell table:formula="of:=&quot;`&quot;&amp;[.A38]&amp;&quot;` &quot;&amp;[.B38]&amp;[.C38]&amp;[.D38]&amp;&quot; ,&quot;" office:value-type="string" office:string-value="``  ,">
            <text:p>`` <text:s/>,</text:p>
          </table:table-cell>
          <table:table-cell table:style-name="ce3"/>
          <table:table-cell table:number-columns-repeated="3"/>
          <table:table-cell table:formula="of:=&quot;`&quot;&amp;[.F38]&amp;&quot;` &quot;&amp;[.G38]&amp;[.H38]&amp;[.I38]&amp;&quot; ,&quot;" office:value-type="string" office:string-value="``  ,">
            <text:p>`` <text:s/>,</text:p>
          </table:table-cell>
          <table:table-cell table:number-columns-repeated="4"/>
          <table:table-cell table:formula="of:=&quot;`&quot;&amp;[.K38]&amp;&quot;` &quot;&amp;[.L38]&amp;[.M38]&amp;[.N38]&amp;&quot; ,&quot;" office:value-type="string" office:string-value="``  ,">
            <text:p>`` <text:s/>,</text:p>
          </table:table-cell>
          <table:table-cell table:number-columns-repeated="1009"/>
        </table:table-row>
        <table:table-row table:style-name="ro6">
          <table:table-cell table:number-columns-repeated="4"/>
          <table:table-cell table:formula="of:=&quot;`&quot;&amp;[.A39]&amp;&quot;` &quot;&amp;[.B39]&amp;[.C39]&amp;[.D39]&amp;&quot; ,&quot;" office:value-type="string" office:string-value="``  ,">
            <text:p>`` <text:s/>,</text:p>
          </table:table-cell>
          <table:table-cell table:style-name="ce3"/>
          <table:table-cell table:number-columns-repeated="3"/>
          <table:table-cell table:formula="of:=&quot;`&quot;&amp;[.F39]&amp;&quot;` &quot;&amp;[.G39]&amp;[.H39]&amp;[.I39]&amp;&quot; ,&quot;" office:value-type="string" office:string-value="``  ,">
            <text:p>`` <text:s/>,</text:p>
          </table:table-cell>
          <table:table-cell table:number-columns-repeated="4"/>
          <table:table-cell table:formula="of:=&quot;`&quot;&amp;[.K39]&amp;&quot;` &quot;&amp;[.L39]&amp;[.M39]&amp;[.N39]&amp;&quot; ,&quot;" office:value-type="string" office:string-value="``  ,">
            <text:p>`` <text:s/>,</text:p>
          </table:table-cell>
          <table:table-cell table:number-columns-repeated="1009"/>
        </table:table-row>
        <table:table-row table:style-name="ro7">
          <table:table-cell table:number-columns-repeated="2"/>
          <table:table-cell table:style-name="ce3" table:number-columns-repeated="2"/>
          <table:table-cell table:style-name="ce3" table:formula="of:=[.$C$45]&amp;[.A6]&amp;[.$A$46]" office:value-type="string" office:string-value="PRIMARY KEY (`id`) ) ENGINE=MyISAM AUTO_INCREMENT=0 DEFAULT CHARSET=latin1;&#10;">
            <text:p>PRIMARY KEY (`id`) ) ENGINE=MyISAM AUTO_INCREMENT=0 DEFAULT CHARSET=latin1;<text:line-break/></text:p>
          </table:table-cell>
          <table:table-cell table:style-name="ce3"/>
          <table:table-cell table:number-columns-repeated="3"/>
          <table:table-cell table:formula="of:=[.$C$45]&amp;[.F6]&amp;[.$A$46]" office:value-type="string" office:string-value="PRIMARY KEY (`id`) ) ENGINE=MyISAM AUTO_INCREMENT=0 DEFAULT CHARSET=latin1;&#10;">
            <text:p>PRIMARY KEY (`id`) ) ENGINE=MyISAM AUTO_INCREMENT=0 DEFAULT CHARSET=latin1;<text:line-break/></text:p>
          </table:table-cell>
          <table:table-cell table:number-columns-repeated="4"/>
          <table:table-cell table:formula="of:=[.$C$45]&amp;[.K6]&amp;[.$A$46]" office:value-type="string" office:string-value="PRIMARY KEY (`id`) ) ENGINE=MyISAM AUTO_INCREMENT=0 DEFAULT CHARSET=latin1;&#10;">
            <text:p>PRIMARY KEY (`id`) ) ENGINE=MyISAM AUTO_INCREMENT=0 DEFAULT CHARSET=latin1;<text:line-break/></text:p>
          </table:table-cell>
          <table:table-cell table:number-columns-repeated="1009"/>
        </table:table-row>
        <table:table-row table:style-name="ro6">
          <table:table-cell table:number-columns-repeated="2"/>
          <table:table-cell table:style-name="ce3" table:number-columns-repeated="4"/>
          <table:table-cell table:number-columns-repeated="1018"/>
        </table:table-row>
        <table:table-row table:style-name="ro6" table:number-rows-repeated="2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6">
          <table:table-cell table:style-name="ce3" office:value-type="string">
            <text:p>DROP TABLE IF EXISTS `</text:p>
          </table:table-cell>
          <table:table-cell table:style-name="ce3" office:value-type="string">
            <text:p>`;</text:p>
          </table:table-cell>
          <table:table-cell table:style-name="ce3" table:number-columns-repeated="3"/>
          <table:table-cell table:number-columns-repeated="1019"/>
        </table:table-row>
        <table:table-row table:style-name="ro6">
          <table:table-cell table:style-name="ce3" office:value-type="string">
            <text:p>CREATE TABLE `</text:p>
          </table:table-cell>
          <table:table-cell table:style-name="ce3" office:value-type="string">
            <text:p>` ( </text:p>
          </table:table-cell>
          <table:table-cell table:style-name="ce3" office:value-type="string">
            <text:p>PRIMARY KEY (`</text:p>
          </table:table-cell>
          <table:table-cell table:style-name="ce3" table:number-columns-repeated="2"/>
          <table:table-cell table:number-columns-repeated="1019"/>
        </table:table-row>
        <table:table-row table:style-name="ro8">
          <table:table-cell table:style-name="ce5" office:value-type="string">
            <text:p>`) ) ENGINE=MyISAM AUTO_INCREMENT=0 DEFAULT CHARSET=latin1;</text:p>
            <text:p/>
          </table:table-cell>
          <table:table-cell table:style-name="ce3" table:number-columns-repeated="4"/>
          <table:table-cell table:number-columns-repeated="1019"/>
        </table:table-row>
        <table:table-row table:style-name="ro6" table:number-rows-repeated="7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6" table:number-rows-repeated="104852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riller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9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9" table:number-columns-repeated="996" table:default-cell-style-name="Default"/>
        <table:table-row table:style-name="ro1">
          <table:table-cell table:style-name="ce1" office:value-type="string">
            <text:p>DataBase Name</text:p>
          </table:table-cell>
          <table:table-cell table:style-name="ce1" office:value-type="string">
            <text:p>farmasi</text:p>
          </table:table-cell>
          <table:table-cell table:style-name="ce3" table:number-columns-repeated="1022"/>
        </table:table-row>
        <table:table-row table:style-name="ro2">
          <table:table-cell table:style-name="ce2" office:value-type="string">
            <text:p>Table Name</text:p>
          </table:table-cell>
          <table:table-cell table:style-name="ce7" office:value-type="string">
            <text:p>jbh_dflucprice</text:p>
          </table:table-cell>
          <table:table-cell table:style-name="ce7" table:number-columns-repeated="3"/>
          <table:table-cell table:style-name="ce7" office:value-type="string" table:number-columns-spanned="2" table:number-rows-spanned="1">
            <text:p>jbh_dsafetystock</text:p>
          </table:table-cell>
          <table:covered-table-cell table:style-name="ce7"/>
          <table:table-cell table:style-name="ce7" table:number-columns-repeated="3"/>
          <table:table-cell table:style-name="ce7" table:number-columns-spanned="2" table:number-rows-spanned="1"/>
          <table:covered-table-cell table:style-name="ce7"/>
          <table:table-cell table:style-name="ce7" table:number-columns-repeated="2"/>
          <table:table-cell table:style-name="ce7" table:number-columns-spanned="2" table:number-rows-spanned="1"/>
          <table:covered-table-cell table:style-name="ce7"/>
          <table:table-cell table:style-name="ce7" table:number-columns-repeated="2"/>
          <table:table-cell table:style-name="ce7" table:number-columns-spanned="2" table:number-rows-spanned="1"/>
          <table:covered-table-cell table:style-name="ce7"/>
          <table:table-cell table:style-name="ce7" table:number-columns-repeated="2"/>
          <table:table-cell table:style-name="ce7" table:number-columns-spanned="2" table:number-rows-spanned="1"/>
          <table:covered-table-cell table:style-name="ce7"/>
          <table:table-cell table:style-name="ce7" table:number-columns-repeated="2"/>
          <table:table-cell table:style-name="ce7" table:number-columns-spanned="2" table:number-rows-spanned="1"/>
          <table:covered-table-cell table:style-name="ce7"/>
          <table:table-cell table:style-name="ce9" table:number-columns-repeated="996"/>
        </table:table-row>
        <table:table-row table:style-name="ro3">
          <table:table-cell table:style-name="ce1" office:value-type="string">
            <text:p>Description</text:p>
          </table:table-cell>
          <table:table-cell table:style-name="ce8" office:value-type="string">
            <text:p>Master Inventory</text:p>
            <text:p>Dependecies::</text:p>
            <text:p><text:span text:style-name="T1">- </text:span></text:p>
            <text:p><text:span text:style-name="T1">- </text:span></text:p>
            <text:p><text:span text:style-name="T1">- </text:span></text:p>
          </table:table-cell>
          <table:table-cell table:style-name="ce8" table:number-columns-repeated="3"/>
          <table:table-cell table:style-name="ce8" office:value-type="string" table:number-columns-spanned="2" table:number-rows-spanned="1">
            <text:p>Master Factory</text:p>
            <text:p>Dependecies::</text:p>
            <text:p><text:span text:style-name="T1">- jbh_ms_inventory</text:span></text:p>
            <text:p><text:span text:style-name="T1">- jbh_tpurchasehead</text:span></text:p>
          </table:table-cell>
          <table:covered-table-cell table:style-name="ce8"/>
          <table:table-cell table:style-name="ce8" table:number-columns-repeated="3"/>
          <table:table-cell table:style-name="ce8" office:value-type="string" table:number-columns-spanned="2" table:number-rows-spanned="1">
            <text:p>Master Inventory Group</text:p>
            <text:p>Dependecies::</text:p>
            <text:p>None</text:p>
          </table:table-cell>
          <table:covered-table-cell table:style-name="ce8"/>
          <table:table-cell table:style-name="ce8" table:number-columns-repeated="2"/>
          <table:table-cell table:style-name="ce8" office:value-type="string" table:number-columns-spanned="2" table:number-rows-spanned="1">
            <text:p>Master Rack</text:p>
            <text:p>Dependecies::</text:p>
            <text:p>None</text:p>
          </table:table-cell>
          <table:covered-table-cell table:style-name="ce8"/>
          <table:table-cell table:style-name="ce8" table:number-columns-repeated="2"/>
          <table:table-cell table:style-name="ce8" office:value-type="string" table:number-columns-spanned="2" table:number-rows-spanned="1">
            <text:p>Master Chart of Account</text:p>
            <text:p>Dependecies::</text:p>
            <text:p>- <text:span text:style-name="T1">jbh_ms_coagroup</text:span></text:p>
          </table:table-cell>
          <table:covered-table-cell table:style-name="ce8"/>
          <table:table-cell table:style-name="ce8" table:number-columns-repeated="2"/>
          <table:table-cell table:style-name="ce8" office:value-type="string" table:number-columns-spanned="2" table:number-rows-spanned="1">
            <text:p>Master Group Chart of Account</text:p>
            <text:p>Dependecies::</text:p>
            <text:p>None</text:p>
          </table:table-cell>
          <table:covered-table-cell table:style-name="ce8"/>
          <table:table-cell table:style-name="ce8" table:number-columns-repeated="2"/>
          <table:table-cell table:style-name="ce8" office:value-type="string" table:number-columns-spanned="2" table:number-rows-spanned="1">
            <text:p>Master Pedagang Besar Factory</text:p>
            <text:p>Dependecies::</text:p>
            <text:p>- <text:span text:style-name="T1">jbh_ms_factory</text:span></text:p>
          </table:table-cell>
          <table:covered-table-cell table:style-name="ce8"/>
          <table:table-cell table:style-name="ce6" table:number-columns-repeated="996"/>
        </table:table-row>
        <table:table-row table:style-name="ro4">
          <table:table-cell table:style-name="ce3" table:number-columns-repeated="1024"/>
        </table:table-row>
        <table:table-row table:style-name="ro5">
          <table:table-cell table:style-name="ce4" office:value-type="string">
            <text:p>Field Name</text:p>
          </table:table-cell>
          <table:table-cell table:style-name="ce4" office:value-type="string">
            <text:p>Field Type</text:p>
          </table:table-cell>
          <table:table-cell table:style-name="ce4" table:number-columns-repeated="3"/>
          <table:table-cell table:style-name="ce4" office:value-type="string">
            <text:p>Field Name</text:p>
          </table:table-cell>
          <table:table-cell table:style-name="ce4" office:value-type="string">
            <text:p>Field Type</text:p>
          </table:table-cell>
          <table:table-cell table:style-name="ce4" table:number-columns-repeated="3"/>
          <table:table-cell table:style-name="ce4" office:value-type="string">
            <text:p>Field Name</text:p>
          </table:table-cell>
          <table:table-cell table:style-name="ce4" office:value-type="string">
            <text:p>Field Type</text:p>
          </table:table-cell>
          <table:table-cell table:style-name="ce4" table:number-columns-repeated="2"/>
          <table:table-cell table:style-name="ce4" office:value-type="string">
            <text:p>Field Name</text:p>
          </table:table-cell>
          <table:table-cell table:style-name="ce4" office:value-type="string">
            <text:p>Field Type</text:p>
          </table:table-cell>
          <table:table-cell table:style-name="ce4" table:number-columns-repeated="2"/>
          <table:table-cell table:style-name="ce4" office:value-type="string">
            <text:p>Field Name</text:p>
          </table:table-cell>
          <table:table-cell table:style-name="ce4" office:value-type="string">
            <text:p>Field Type</text:p>
          </table:table-cell>
          <table:table-cell table:style-name="ce4" table:number-columns-repeated="2"/>
          <table:table-cell table:style-name="ce4" office:value-type="string">
            <text:p>Field Name</text:p>
          </table:table-cell>
          <table:table-cell table:style-name="ce4" office:value-type="string">
            <text:p>Field Type</text:p>
          </table:table-cell>
          <table:table-cell table:style-name="ce4" table:number-columns-repeated="2"/>
          <table:table-cell table:style-name="ce4" office:value-type="string">
            <text:p>Field Name</text:p>
          </table:table-cell>
          <table:table-cell table:style-name="ce4" office:value-type="string">
            <text:p>Field Type</text:p>
          </table:table-cell>
          <table:table-cell table:style-name="ce4" table:number-columns-repeated="996"/>
        </table:table-row>
        <table:table-row table:style-name="ro6">
          <table:table-cell office:value-type="string">
            <text:p>id</text:p>
          </table:table-cell>
          <table:table-cell office:value-type="string">
            <text:p><text:s/>int </text:p>
          </table:table-cell>
          <table:table-cell table:style-name="ce3" office:value-type="string">
            <text:p>unsigned NOT NULL auto_increment</text:p>
          </table:table-cell>
          <table:table-cell/>
          <table:table-cell table:formula="of:=&quot; &quot;&amp;[.B6]&amp;&quot; &quot;" office:value-type="string" office:string-value="  int  ">
            <text:p><text:s text:c="2"/>int <text:s/></text:p>
          </table:table-cell>
          <table:table-cell office:value-type="string">
            <text:p>id</text:p>
          </table:table-cell>
          <table:table-cell office:value-type="string">
            <text:p><text:s/>int </text:p>
          </table:table-cell>
          <table:table-cell table:style-name="ce3" office:value-type="string">
            <text:p>unsigned NOT NULL auto_increment</text:p>
          </table:table-cell>
          <table:table-cell/>
          <table:table-cell table:formula="of:=&quot; &quot;&amp;[.G6]&amp;&quot; &quot;" office:value-type="string" office:string-value="  int  ">
            <text:p><text:s text:c="2"/>int <text:s/></text:p>
          </table:table-cell>
          <table:table-cell table:number-columns-repeated="1014"/>
        </table:table-row>
        <table:table-row table:style-name="ro6">
          <table:table-cell office:value-type="string">
            <text:p>fluc_transsource</text:p>
          </table:table-cell>
          <table:table-cell office:value-type="string">
            <text:p><text:s/>varchar(20) </text:p>
          </table:table-cell>
          <table:table-cell office:value-type="string">
            <text:p>NOT NULL</text:p>
          </table:table-cell>
          <table:table-cell/>
          <table:table-cell table:formula="of:=&quot; &quot;&amp;[.B7]&amp;&quot; &quot;" office:value-type="string" office:string-value="  varchar(20)  ">
            <text:p><text:s text:c="2"/>varchar(20) <text:s/></text:p>
          </table:table-cell>
          <table:table-cell office:value-type="string">
            <text:p>dss_transsource</text:p>
          </table:table-cell>
          <table:table-cell office:value-type="string">
            <text:p><text:s/>varchar(20) </text:p>
          </table:table-cell>
          <table:table-cell office:value-type="string">
            <text:p>NOT NULL</text:p>
          </table:table-cell>
          <table:table-cell/>
          <table:table-cell table:formula="of:=&quot; &quot;&amp;[.G7]&amp;&quot; &quot;" office:value-type="string" office:string-value="  varchar(20)  ">
            <text:p><text:s text:c="2"/>varchar(20) <text:s/></text:p>
          </table:table-cell>
          <table:table-cell table:number-columns-repeated="1014"/>
        </table:table-row>
        <table:table-row table:style-name="ro6">
          <table:table-cell office:value-type="string">
            <text:p>fluc_transid</text:p>
          </table:table-cell>
          <table:table-cell office:value-type="string">
            <text:p><text:s/>int </text:p>
          </table:table-cell>
          <table:table-cell office:value-type="string">
            <text:p>NOT NULL</text:p>
          </table:table-cell>
          <table:table-cell/>
          <table:table-cell table:formula="of:=&quot; &quot;&amp;[.B8]&amp;&quot; &quot;" office:value-type="string" office:string-value="  int  ">
            <text:p><text:s text:c="2"/>int <text:s/></text:p>
          </table:table-cell>
          <table:table-cell office:value-type="string">
            <text:p>dss_transid</text:p>
          </table:table-cell>
          <table:table-cell office:value-type="string">
            <text:p><text:s/>int </text:p>
          </table:table-cell>
          <table:table-cell office:value-type="string">
            <text:p>NOT NULL</text:p>
          </table:table-cell>
          <table:table-cell/>
          <table:table-cell table:formula="of:=&quot; &quot;&amp;[.G8]&amp;&quot; &quot;" office:value-type="string" office:string-value="  int  ">
            <text:p><text:s text:c="2"/>int <text:s/></text:p>
          </table:table-cell>
          <table:table-cell table:number-columns-repeated="1014"/>
        </table:table-row>
        <table:table-row table:style-name="ro6">
          <table:table-cell office:value-type="string">
            <text:p>fluc_invid</text:p>
          </table:table-cell>
          <table:table-cell office:value-type="string">
            <text:p><text:s/>int </text:p>
          </table:table-cell>
          <table:table-cell office:value-type="string">
            <text:p>NOT NULL</text:p>
          </table:table-cell>
          <table:table-cell/>
          <table:table-cell table:formula="of:=&quot; &quot;&amp;[.B9]&amp;&quot; &quot;" office:value-type="string" office:string-value="  int  ">
            <text:p><text:s text:c="2"/>int <text:s/></text:p>
          </table:table-cell>
          <table:table-cell office:value-type="string">
            <text:p>dss_invid</text:p>
          </table:table-cell>
          <table:table-cell office:value-type="string">
            <text:p><text:s/>int </text:p>
          </table:table-cell>
          <table:table-cell office:value-type="string">
            <text:p>NOT NULL</text:p>
          </table:table-cell>
          <table:table-cell/>
          <table:table-cell table:formula="of:=&quot; &quot;&amp;[.G9]&amp;&quot; &quot;" office:value-type="string" office:string-value="  int  ">
            <text:p><text:s text:c="2"/>int <text:s/></text:p>
          </table:table-cell>
          <table:table-cell table:number-columns-repeated="1014"/>
        </table:table-row>
        <table:table-row table:style-name="ro6">
          <table:table-cell office:value-type="string">
            <text:p>fluc_qty</text:p>
          </table:table-cell>
          <table:table-cell office:value-type="string">
            <text:p><text:s/>bigint </text:p>
          </table:table-cell>
          <table:table-cell office:value-type="string">
            <text:p>NOT NULL</text:p>
          </table:table-cell>
          <table:table-cell/>
          <table:table-cell table:formula="of:=&quot; &quot;&amp;[.B10]&amp;&quot; &quot;" office:value-type="string" office:string-value="  bigint  ">
            <text:p><text:s text:c="2"/>bigint <text:s/></text:p>
          </table:table-cell>
          <table:table-cell office:value-type="string">
            <text:p>dss_date</text:p>
          </table:table-cell>
          <table:table-cell office:value-type="string">
            <text:p><text:s/>date </text:p>
          </table:table-cell>
          <table:table-cell office:value-type="string">
            <text:p>NOT NULL</text:p>
          </table:table-cell>
          <table:table-cell/>
          <table:table-cell table:formula="of:=&quot; &quot;&amp;[.G10]&amp;&quot; &quot;" office:value-type="string" office:string-value="  date  ">
            <text:p><text:s text:c="2"/>date <text:s/></text:p>
          </table:table-cell>
          <table:table-cell table:number-columns-repeated="1014"/>
        </table:table-row>
        <table:table-row table:style-name="ro6">
          <table:table-cell office:value-type="string">
            <text:p>fluc_price</text:p>
          </table:table-cell>
          <table:table-cell office:value-type="string">
            <text:p><text:s/>decimal(18,2) </text:p>
          </table:table-cell>
          <table:table-cell office:value-type="string">
            <text:p>NOT NULL</text:p>
          </table:table-cell>
          <table:table-cell table:style-name="ce3" office:value-type="string">
            <text:p>'0.00'</text:p>
          </table:table-cell>
          <table:table-cell table:style-name="ce3" table:formula="of:=&quot; &quot;&amp;[.B11]&amp;&quot; &quot;" office:value-type="string" office:string-value="  decimal(18,2)  ">
            <text:p><text:s text:c="2"/>decimal(18,2) <text:s/></text:p>
          </table:table-cell>
          <table:table-cell office:value-type="string">
            <text:p>dss_qty</text:p>
          </table:table-cell>
          <table:table-cell office:value-type="string">
            <text:p><text:s/>bigint </text:p>
          </table:table-cell>
          <table:table-cell office:value-type="string">
            <text:p>NOT NULL</text:p>
          </table:table-cell>
          <table:table-cell/>
          <table:table-cell table:formula="of:=&quot; &quot;&amp;[.G11]&amp;&quot; &quot;" office:value-type="string" office:string-value="  bigint  ">
            <text:p><text:s text:c="2"/>bigint <text:s/></text:p>
          </table:table-cell>
          <table:table-cell table:number-columns-repeated="1014"/>
        </table:table-row>
        <table:table-row table:style-name="ro6">
          <table:table-cell office:value-type="string">
            <text:p>fluc_date</text:p>
          </table:table-cell>
          <table:table-cell office:value-type="string">
            <text:p><text:s/>date </text:p>
          </table:table-cell>
          <table:table-cell office:value-type="string">
            <text:p>NOT NULL</text:p>
          </table:table-cell>
          <table:table-cell/>
          <table:table-cell table:formula="of:=&quot; &quot;&amp;[.B12]&amp;&quot; &quot;" office:value-type="string" office:string-value="  date  ">
            <text:p><text:s text:c="2"/>date <text:s/></text:p>
          </table:table-cell>
          <table:table-cell office:value-type="string">
            <text:p>dss_latency</text:p>
          </table:table-cell>
          <table:table-cell office:value-type="string">
            <text:p><text:s/>int </text:p>
          </table:table-cell>
          <table:table-cell office:value-type="string">
            <text:p>NOT NULL</text:p>
          </table:table-cell>
          <table:table-cell/>
          <table:table-cell table:formula="of:=&quot; &quot;&amp;[.G12]&amp;&quot; &quot;" office:value-type="string" office:string-value="  int  ">
            <text:p><text:s text:c="2"/>int <text:s/>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created_datetime</text:p>
          </table:table-cell>
          <table:table-cell table:style-name="ce3" office:value-type="string">
            <text:p><text:s/>datetime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00-00-0000 00:00:00'</text:p>
          </table:table-cell>
          <table:table-cell table:style-name="ce3" table:formula="of:=&quot; &quot;&amp;[.B13]&amp;&quot; &quot;" office:value-type="string" office:string-value="  datetime  ">
            <text:p><text:s text:c="2"/>datetime <text:s/></text:p>
          </table:table-cell>
          <table:table-cell table:style-name="ce3" office:value-type="string">
            <text:p>created_datetime</text:p>
          </table:table-cell>
          <table:table-cell table:style-name="ce3" office:value-type="string">
            <text:p><text:s/>datetime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00-00-0000 00:00:00'</text:p>
          </table:table-cell>
          <table:table-cell table:formula="of:=&quot; &quot;&amp;[.G13]&amp;&quot; &quot;" office:value-type="string" office:string-value="  datetime  ">
            <text:p><text:s text:c="2"/>datetime <text:s/>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created_user</text:p>
          </table:table-cell>
          <table:table-cell table:style-name="ce3" office:value-type="string">
            <text:p><text:s/>varchar(20)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-'</text:p>
          </table:table-cell>
          <table:table-cell table:style-name="ce3" table:formula="of:=&quot; &quot;&amp;[.B14]&amp;&quot; &quot;" office:value-type="string" office:string-value="  varchar(20)  ">
            <text:p><text:s text:c="2"/>varchar(20) <text:s/></text:p>
          </table:table-cell>
          <table:table-cell table:style-name="ce3" office:value-type="string">
            <text:p>created_user</text:p>
          </table:table-cell>
          <table:table-cell table:style-name="ce3" office:value-type="string">
            <text:p><text:s/>varchar(20)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-'</text:p>
          </table:table-cell>
          <table:table-cell table:formula="of:=&quot; &quot;&amp;[.G14]&amp;&quot; &quot;" office:value-type="string" office:string-value="  varchar(20)  ">
            <text:p><text:s text:c="2"/>varchar(20) <text:s/>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update_datetime</text:p>
          </table:table-cell>
          <table:table-cell table:style-name="ce3" office:value-type="string">
            <text:p><text:s/>datetime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00-00-0000 00:00:00'</text:p>
          </table:table-cell>
          <table:table-cell table:style-name="ce3" table:formula="of:=&quot; &quot;&amp;[.B15]&amp;&quot; &quot;" office:value-type="string" office:string-value="  datetime  ">
            <text:p><text:s text:c="2"/>datetime <text:s/></text:p>
          </table:table-cell>
          <table:table-cell table:style-name="ce3" office:value-type="string">
            <text:p>update_datetime</text:p>
          </table:table-cell>
          <table:table-cell table:style-name="ce3" office:value-type="string">
            <text:p><text:s/>datetime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00-00-0000 00:00:00'</text:p>
          </table:table-cell>
          <table:table-cell table:formula="of:=&quot; &quot;&amp;[.G15]&amp;&quot; &quot;" office:value-type="string" office:string-value="  datetime  ">
            <text:p><text:s text:c="2"/>datetime <text:s/>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update_user</text:p>
          </table:table-cell>
          <table:table-cell table:style-name="ce3" office:value-type="string">
            <text:p><text:s/>varchar(20)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-'</text:p>
          </table:table-cell>
          <table:table-cell table:style-name="ce3" table:formula="of:=&quot; &quot;&amp;[.B16]&amp;&quot; &quot;" office:value-type="string" office:string-value="  varchar(20)  ">
            <text:p><text:s text:c="2"/>varchar(20) <text:s/></text:p>
          </table:table-cell>
          <table:table-cell table:style-name="ce3" office:value-type="string">
            <text:p>update_user</text:p>
          </table:table-cell>
          <table:table-cell table:style-name="ce3" office:value-type="string">
            <text:p><text:s/>varchar(20) </text:p>
          </table:table-cell>
          <table:table-cell office:value-type="string">
            <text:p>NOT NULL</text:p>
          </table:table-cell>
          <table:table-cell table:style-name="ce3" office:value-type="string">
            <text:p><text:s/>Default '-'</text:p>
          </table:table-cell>
          <table:table-cell table:formula="of:=&quot; &quot;&amp;[.G16]&amp;&quot; &quot;" office:value-type="string" office:string-value="  varchar(20)  ">
            <text:p><text:s text:c="2"/>varchar(20) <text:s/>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xfld01</text:p>
          </table:table-cell>
          <table:table-cell table:style-name="ce3" office:value-type="string">
            <text:p><text:s/>tinyint </text:p>
          </table:table-cell>
          <table:table-cell/>
          <table:table-cell table:style-name="ce3" office:value-type="string">
            <text:p><text:s/>Default 0</text:p>
          </table:table-cell>
          <table:table-cell table:style-name="ce3" table:formula="of:=&quot; &quot;&amp;[.B17]&amp;&quot; &quot;" office:value-type="string" office:string-value="  tinyint  ">
            <text:p><text:s text:c="2"/>tinyint <text:s/></text:p>
          </table:table-cell>
          <table:table-cell table:style-name="ce3" office:value-type="string">
            <text:p>xfld01</text:p>
          </table:table-cell>
          <table:table-cell table:style-name="ce3" office:value-type="string">
            <text:p><text:s/>tinyint </text:p>
          </table:table-cell>
          <table:table-cell/>
          <table:table-cell table:style-name="ce3" office:value-type="string">
            <text:p><text:s/>Default 0</text:p>
          </table:table-cell>
          <table:table-cell table:formula="of:=&quot; &quot;&amp;[.G17]&amp;&quot; &quot;" office:value-type="string" office:string-value="  tinyint  ">
            <text:p><text:s text:c="2"/>tinyint <text:s/>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xfld02</text:p>
          </table:table-cell>
          <table:table-cell table:style-name="ce3" office:value-type="string">
            <text:p><text:s/>int </text:p>
          </table:table-cell>
          <table:table-cell/>
          <table:table-cell table:style-name="ce3" office:value-type="string">
            <text:p><text:s/>Default 0</text:p>
          </table:table-cell>
          <table:table-cell table:style-name="ce3" table:formula="of:=&quot; &quot;&amp;[.B18]&amp;&quot; &quot;" office:value-type="string" office:string-value="  int  ">
            <text:p><text:s text:c="2"/>int <text:s/></text:p>
          </table:table-cell>
          <table:table-cell table:style-name="ce3" office:value-type="string">
            <text:p>xfld02</text:p>
          </table:table-cell>
          <table:table-cell table:style-name="ce3" office:value-type="string">
            <text:p><text:s/>int </text:p>
          </table:table-cell>
          <table:table-cell/>
          <table:table-cell table:style-name="ce3" office:value-type="string">
            <text:p><text:s/>Default 0</text:p>
          </table:table-cell>
          <table:table-cell table:formula="of:=&quot; &quot;&amp;[.G18]&amp;&quot; &quot;" office:value-type="string" office:string-value="  int  ">
            <text:p><text:s text:c="2"/>int <text:s/>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xfld03</text:p>
          </table:table-cell>
          <table:table-cell table:style-name="ce3" office:value-type="string">
            <text:p><text:s/>bigint </text:p>
          </table:table-cell>
          <table:table-cell/>
          <table:table-cell table:style-name="ce3" office:value-type="string">
            <text:p><text:s/>Default 0</text:p>
          </table:table-cell>
          <table:table-cell table:style-name="ce3" table:formula="of:=&quot; &quot;&amp;[.B19]&amp;&quot; &quot;" office:value-type="string" office:string-value="  bigint  ">
            <text:p><text:s text:c="2"/>bigint <text:s/></text:p>
          </table:table-cell>
          <table:table-cell table:style-name="ce3" office:value-type="string">
            <text:p>xfld03</text:p>
          </table:table-cell>
          <table:table-cell table:style-name="ce3" office:value-type="string">
            <text:p><text:s/>bigint </text:p>
          </table:table-cell>
          <table:table-cell/>
          <table:table-cell table:style-name="ce3" office:value-type="string">
            <text:p><text:s/>Default 0</text:p>
          </table:table-cell>
          <table:table-cell table:formula="of:=&quot; &quot;&amp;[.G19]&amp;&quot; &quot;" office:value-type="string" office:string-value="  bigint  ">
            <text:p><text:s text:c="2"/>bigint <text:s/>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xfld04</text:p>
          </table:table-cell>
          <table:table-cell table:style-name="ce3" office:value-type="string">
            <text:p><text:s/>Decimal(18,2) </text:p>
          </table:table-cell>
          <table:table-cell/>
          <table:table-cell table:style-name="ce3" office:value-type="string">
            <text:p><text:s/>Default '0.00'</text:p>
          </table:table-cell>
          <table:table-cell table:style-name="ce3" table:formula="of:=&quot; &quot;&amp;[.B20]&amp;&quot; &quot;" office:value-type="string" office:string-value="  Decimal(18,2)  ">
            <text:p><text:s text:c="2"/>Decimal(18,2) <text:s/></text:p>
          </table:table-cell>
          <table:table-cell table:style-name="ce3" office:value-type="string">
            <text:p>xfld04</text:p>
          </table:table-cell>
          <table:table-cell table:style-name="ce3" office:value-type="string">
            <text:p><text:s/>Decimal(18,2) </text:p>
          </table:table-cell>
          <table:table-cell/>
          <table:table-cell table:style-name="ce3" office:value-type="string">
            <text:p><text:s/>Default '0.00'</text:p>
          </table:table-cell>
          <table:table-cell table:formula="of:=&quot; &quot;&amp;[.G20]&amp;&quot; &quot;" office:value-type="string" office:string-value="  Decimal(18,2)  ">
            <text:p><text:s text:c="2"/>Decimal(18,2) <text:s/>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xfld05</text:p>
          </table:table-cell>
          <table:table-cell table:style-name="ce3" office:value-type="string">
            <text:p><text:s/>Varchar(50) </text:p>
          </table:table-cell>
          <table:table-cell/>
          <table:table-cell table:style-name="ce3" office:value-type="string">
            <text:p><text:s/>Default '-'</text:p>
          </table:table-cell>
          <table:table-cell table:style-name="ce3" table:formula="of:=&quot; &quot;&amp;[.B21]&amp;&quot; &quot;" office:value-type="string" office:string-value="  Varchar(50)  ">
            <text:p><text:s text:c="2"/>Varchar(50) <text:s/></text:p>
          </table:table-cell>
          <table:table-cell table:style-name="ce3" office:value-type="string">
            <text:p>xfld05</text:p>
          </table:table-cell>
          <table:table-cell table:style-name="ce3" office:value-type="string">
            <text:p><text:s/>Varchar(50) </text:p>
          </table:table-cell>
          <table:table-cell/>
          <table:table-cell table:style-name="ce3" office:value-type="string">
            <text:p><text:s/>Default '-'</text:p>
          </table:table-cell>
          <table:table-cell table:formula="of:=&quot; &quot;&amp;[.G21]&amp;&quot; &quot;" office:value-type="string" office:string-value="  Varchar(50)  ">
            <text:p><text:s text:c="2"/>Varchar(50) <text:s/>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xfld06</text:p>
          </table:table-cell>
          <table:table-cell table:style-name="ce3" office:value-type="string">
            <text:p><text:s/>Varchar(100) </text:p>
          </table:table-cell>
          <table:table-cell/>
          <table:table-cell table:style-name="ce3" office:value-type="string">
            <text:p><text:s/>Default '-'</text:p>
          </table:table-cell>
          <table:table-cell table:style-name="ce3" table:formula="of:=&quot; &quot;&amp;[.B22]&amp;&quot; &quot;" office:value-type="string" office:string-value="  Varchar(100)  ">
            <text:p><text:s text:c="2"/>Varchar(100) <text:s/></text:p>
          </table:table-cell>
          <table:table-cell table:style-name="ce3" office:value-type="string">
            <text:p>xfld06</text:p>
          </table:table-cell>
          <table:table-cell table:style-name="ce3" office:value-type="string">
            <text:p><text:s/>Varchar(100) </text:p>
          </table:table-cell>
          <table:table-cell/>
          <table:table-cell table:style-name="ce3" office:value-type="string">
            <text:p><text:s/>Default '-'</text:p>
          </table:table-cell>
          <table:table-cell table:formula="of:=&quot; &quot;&amp;[.G22]&amp;&quot; &quot;" office:value-type="string" office:string-value="  Varchar(100)  ">
            <text:p><text:s text:c="2"/>Varchar(100) <text:s/>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xfld07</text:p>
          </table:table-cell>
          <table:table-cell table:style-name="ce3" office:value-type="string">
            <text:p><text:s/>Varchar(200) </text:p>
          </table:table-cell>
          <table:table-cell/>
          <table:table-cell table:style-name="ce3" office:value-type="string">
            <text:p><text:s/>Default '-'</text:p>
          </table:table-cell>
          <table:table-cell table:style-name="ce3" table:formula="of:=&quot; &quot;&amp;[.B23]&amp;&quot; &quot;" office:value-type="string" office:string-value="  Varchar(200)  ">
            <text:p><text:s text:c="2"/>Varchar(200) <text:s/></text:p>
          </table:table-cell>
          <table:table-cell table:style-name="ce3" office:value-type="string">
            <text:p>xfld07</text:p>
          </table:table-cell>
          <table:table-cell table:style-name="ce3" office:value-type="string">
            <text:p><text:s/>Varchar(200) </text:p>
          </table:table-cell>
          <table:table-cell/>
          <table:table-cell table:style-name="ce3" office:value-type="string">
            <text:p><text:s/>Default '-'</text:p>
          </table:table-cell>
          <table:table-cell table:formula="of:=&quot; &quot;&amp;[.G23]&amp;&quot; &quot;" office:value-type="string" office:string-value="  Varchar(200)  ">
            <text:p><text:s text:c="2"/>Varchar(200) <text:s/>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xfld08</text:p>
          </table:table-cell>
          <table:table-cell table:style-name="ce3" office:value-type="string">
            <text:p><text:s/>Varchar(255) </text:p>
          </table:table-cell>
          <table:table-cell/>
          <table:table-cell table:style-name="ce3" office:value-type="string">
            <text:p><text:s/>Default '-'</text:p>
          </table:table-cell>
          <table:table-cell table:style-name="ce3" table:formula="of:=&quot; &quot;&amp;[.B24]&amp;&quot; &quot;" office:value-type="string" office:string-value="  Varchar(255)  ">
            <text:p><text:s text:c="2"/>Varchar(255) <text:s/></text:p>
          </table:table-cell>
          <table:table-cell table:style-name="ce3" office:value-type="string">
            <text:p>xfld08</text:p>
          </table:table-cell>
          <table:table-cell table:style-name="ce3" office:value-type="string">
            <text:p><text:s/>Varchar(255) </text:p>
          </table:table-cell>
          <table:table-cell/>
          <table:table-cell table:style-name="ce3" office:value-type="string">
            <text:p><text:s/>Default '-'</text:p>
          </table:table-cell>
          <table:table-cell table:formula="of:=&quot; &quot;&amp;[.G24]&amp;&quot; &quot;" office:value-type="string" office:string-value="  Varchar(255)  ">
            <text:p><text:s text:c="2"/>Varchar(255) <text:s/>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xfld09</text:p>
          </table:table-cell>
          <table:table-cell table:style-name="ce3" office:value-type="string">
            <text:p><text:s/>Decimal(12,2) </text:p>
          </table:table-cell>
          <table:table-cell/>
          <table:table-cell table:style-name="ce3" office:value-type="string">
            <text:p><text:s/>Default '0.00'</text:p>
          </table:table-cell>
          <table:table-cell table:style-name="ce3" table:formula="of:=&quot; &quot;&amp;[.B25]&amp;&quot; &quot;" office:value-type="string" office:string-value="  Decimal(12,2)  ">
            <text:p><text:s text:c="2"/>Decimal(12,2) <text:s/></text:p>
          </table:table-cell>
          <table:table-cell table:style-name="ce3" office:value-type="string">
            <text:p>xfld09</text:p>
          </table:table-cell>
          <table:table-cell table:style-name="ce3" office:value-type="string">
            <text:p><text:s/>Decimal(12,2) </text:p>
          </table:table-cell>
          <table:table-cell/>
          <table:table-cell table:style-name="ce3" office:value-type="string">
            <text:p><text:s/>Default '0.00'</text:p>
          </table:table-cell>
          <table:table-cell table:formula="of:=&quot; &quot;&amp;[.G25]&amp;&quot; &quot;" office:value-type="string" office:string-value="  Decimal(12,2)  ">
            <text:p><text:s text:c="2"/>Decimal(12,2) <text:s/>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xfld10</text:p>
          </table:table-cell>
          <table:table-cell table:style-name="ce3" office:value-type="string">
            <text:p><text:s/>Decimal(10,0) </text:p>
          </table:table-cell>
          <table:table-cell/>
          <table:table-cell table:style-name="ce3" office:value-type="string">
            <text:p><text:s/>Default '0.00'</text:p>
          </table:table-cell>
          <table:table-cell table:style-name="ce3" table:formula="of:=&quot; &quot;&amp;[.B26]&amp;&quot; &quot;" office:value-type="string" office:string-value="  Decimal(10,0)  ">
            <text:p><text:s text:c="2"/>Decimal(10,0) <text:s/></text:p>
          </table:table-cell>
          <table:table-cell table:style-name="ce3" office:value-type="string">
            <text:p>xfld10</text:p>
          </table:table-cell>
          <table:table-cell table:style-name="ce3" office:value-type="string">
            <text:p><text:s/>Decimal(10,0) </text:p>
          </table:table-cell>
          <table:table-cell/>
          <table:table-cell table:style-name="ce3" office:value-type="string">
            <text:p><text:s/>Default '0.00'</text:p>
          </table:table-cell>
          <table:table-cell table:formula="of:=&quot; &quot;&amp;[.G26]&amp;&quot; &quot;" office:value-type="string" office:string-value="  Decimal(10,0)  ">
            <text:p><text:s text:c="2"/>Decimal(10,0) <text:s/></text:p>
          </table:table-cell>
          <table:table-cell table:number-columns-repeated="1014"/>
        </table:table-row>
        <table:table-row table:style-name="ro6">
          <table:table-cell/>
          <table:table-cell/>
          <table:table-cell table:number-columns-repeated="2"/>
          <table:table-cell table:formula="of:=&quot; &quot;&amp;[.B27]&amp;&quot; &quot;" office:value-type="string" office:string-value="  ">
            <text:p><text:s text:c="2"/></text:p>
          </table:table-cell>
          <table:table-cell/>
          <table:table-cell office:value-type="string">
            <text:p><text:s text:c="2"/></text:p>
          </table:table-cell>
          <table:table-cell table:number-columns-repeated="2"/>
          <table:table-cell table:formula="of:=&quot; &quot;&amp;[.G27]&amp;&quot; &quot;" office:value-type="string" office:string-value="    ">
            <text:p><text:s text:c="4"/></text:p>
          </table:table-cell>
          <table:table-cell table:number-columns-repeated="1014"/>
        </table:table-row>
        <table:table-row table:style-name="ro6">
          <table:table-cell/>
          <table:table-cell/>
          <table:table-cell table:number-columns-repeated="2"/>
          <table:table-cell table:formula="of:=&quot; &quot;&amp;[.B28]&amp;&quot; &quot;" office:value-type="string" office:string-value="  ">
            <text:p><text:s text:c="2"/></text:p>
          </table:table-cell>
          <table:table-cell/>
          <table:table-cell office:value-type="string">
            <text:p><text:s text:c="2"/></text:p>
          </table:table-cell>
          <table:table-cell table:number-columns-repeated="2"/>
          <table:table-cell table:formula="of:=&quot; &quot;&amp;[.G28]&amp;&quot; &quot;" office:value-type="string" office:string-value="    ">
            <text:p><text:s text:c="4"/></text:p>
          </table:table-cell>
          <table:table-cell table:number-columns-repeated="1014"/>
        </table:table-row>
        <table:table-row table:style-name="ro6">
          <table:table-cell/>
          <table:table-cell/>
          <table:table-cell table:number-columns-repeated="2"/>
          <table:table-cell table:formula="of:=&quot; &quot;&amp;[.B29]&amp;&quot; &quot;" office:value-type="string" office:string-value="  ">
            <text:p><text:s text:c="2"/></text:p>
          </table:table-cell>
          <table:table-cell/>
          <table:table-cell office:value-type="string">
            <text:p><text:s text:c="2"/></text:p>
          </table:table-cell>
          <table:table-cell table:number-columns-repeated="2"/>
          <table:table-cell table:formula="of:=&quot; &quot;&amp;[.G29]&amp;&quot; &quot;" office:value-type="string" office:string-value="    ">
            <text:p><text:s text:c="4"/></text:p>
          </table:table-cell>
          <table:table-cell table:number-columns-repeated="1014"/>
        </table:table-row>
        <table:table-row table:style-name="ro6">
          <table:table-cell/>
          <table:table-cell/>
          <table:table-cell table:number-columns-repeated="2"/>
          <table:table-cell table:formula="of:=&quot; &quot;&amp;[.B30]&amp;&quot; &quot;" office:value-type="string" office:string-value="  ">
            <text:p><text:s text:c="2"/></text:p>
          </table:table-cell>
          <table:table-cell/>
          <table:table-cell office:value-type="string">
            <text:p><text:s text:c="2"/></text:p>
          </table:table-cell>
          <table:table-cell table:number-columns-repeated="2"/>
          <table:table-cell table:formula="of:=&quot; &quot;&amp;[.G30]&amp;&quot; &quot;" office:value-type="string" office:string-value="    ">
            <text:p><text:s text:c="4"/></text:p>
          </table:table-cell>
          <table:table-cell table:number-columns-repeated="1014"/>
        </table:table-row>
        <table:table-row table:style-name="ro6">
          <table:table-cell/>
          <table:table-cell/>
          <table:table-cell table:number-columns-repeated="2"/>
          <table:table-cell table:formula="of:=&quot; &quot;&amp;[.B31]&amp;&quot; &quot;" office:value-type="string" office:string-value="  ">
            <text:p><text:s text:c="2"/></text:p>
          </table:table-cell>
          <table:table-cell/>
          <table:table-cell office:value-type="string">
            <text:p><text:s text:c="2"/></text:p>
          </table:table-cell>
          <table:table-cell table:number-columns-repeated="2"/>
          <table:table-cell table:formula="of:=&quot; &quot;&amp;[.G31]&amp;&quot; &quot;" office:value-type="string" office:string-value="    ">
            <text:p><text:s text:c="4"/></text:p>
          </table:table-cell>
          <table:table-cell table:number-columns-repeated="1014"/>
        </table:table-row>
        <table:table-row table:style-name="ro6">
          <table:table-cell/>
          <table:table-cell/>
          <table:table-cell table:number-columns-repeated="2"/>
          <table:table-cell table:formula="of:=&quot; &quot;&amp;[.B32]&amp;&quot; &quot;" office:value-type="string" office:string-value="  ">
            <text:p><text:s text:c="2"/></text:p>
          </table:table-cell>
          <table:table-cell/>
          <table:table-cell office:value-type="string">
            <text:p><text:s text:c="2"/></text:p>
          </table:table-cell>
          <table:table-cell table:number-columns-repeated="2"/>
          <table:table-cell table:formula="of:=&quot; &quot;&amp;[.G32]&amp;&quot; &quot;" office:value-type="string" office:string-value="    ">
            <text:p><text:s text:c="4"/></text:p>
          </table:table-cell>
          <table:table-cell table:number-columns-repeated="1014"/>
        </table:table-row>
        <table:table-row table:style-name="ro6">
          <table:table-cell/>
          <table:table-cell/>
          <table:table-cell table:number-columns-repeated="2"/>
          <table:table-cell table:formula="of:=&quot; &quot;&amp;[.B33]&amp;&quot; &quot;" office:value-type="string" office:string-value="  ">
            <text:p><text:s text:c="2"/></text:p>
          </table:table-cell>
          <table:table-cell/>
          <table:table-cell office:value-type="string">
            <text:p><text:s text:c="2"/></text:p>
          </table:table-cell>
          <table:table-cell table:number-columns-repeated="2"/>
          <table:table-cell table:formula="of:=&quot; &quot;&amp;[.G33]&amp;&quot; &quot;" office:value-type="string" office:string-value="    ">
            <text:p><text:s text:c="4"/></text:p>
          </table:table-cell>
          <table:table-cell table:number-columns-repeated="1014"/>
        </table:table-row>
        <table:table-row table:style-name="ro6">
          <table:table-cell/>
          <table:table-cell/>
          <table:table-cell table:number-columns-repeated="2"/>
          <table:table-cell table:formula="of:=&quot; &quot;&amp;[.B34]&amp;&quot; &quot;" office:value-type="string" office:string-value="  ">
            <text:p><text:s text:c="2"/></text:p>
          </table:table-cell>
          <table:table-cell/>
          <table:table-cell office:value-type="string">
            <text:p><text:s text:c="2"/></text:p>
          </table:table-cell>
          <table:table-cell table:number-columns-repeated="2"/>
          <table:table-cell table:formula="of:=&quot; &quot;&amp;[.G34]&amp;&quot; &quot;" office:value-type="string" office:string-value="    ">
            <text:p><text:s text:c="4"/></text:p>
          </table:table-cell>
          <table:table-cell table:number-columns-repeated="1014"/>
        </table:table-row>
        <table:table-row table:style-name="ro6">
          <table:table-cell/>
          <table:table-cell/>
          <table:table-cell table:number-columns-repeated="2"/>
          <table:table-cell table:formula="of:=&quot; &quot;&amp;[.B35]&amp;&quot; &quot;" office:value-type="string" office:string-value="  ">
            <text:p><text:s text:c="2"/></text:p>
          </table:table-cell>
          <table:table-cell/>
          <table:table-cell office:value-type="string">
            <text:p><text:s text:c="2"/></text:p>
          </table:table-cell>
          <table:table-cell table:number-columns-repeated="2"/>
          <table:table-cell table:formula="of:=&quot; &quot;&amp;[.G35]&amp;&quot; &quot;" office:value-type="string" office:string-value="    ">
            <text:p><text:s text:c="4"/></text:p>
          </table:table-cell>
          <table:table-cell table:number-columns-repeated="1014"/>
        </table:table-row>
        <table:table-row table:style-name="ro6">
          <table:table-cell/>
          <table:table-cell/>
          <table:table-cell table:number-columns-repeated="2"/>
          <table:table-cell table:formula="of:=&quot; &quot;&amp;[.B36]&amp;&quot; &quot;" office:value-type="string" office:string-value="  ">
            <text:p><text:s text:c="2"/></text:p>
          </table:table-cell>
          <table:table-cell/>
          <table:table-cell office:value-type="string">
            <text:p><text:s text:c="2"/></text:p>
          </table:table-cell>
          <table:table-cell table:number-columns-repeated="2"/>
          <table:table-cell table:formula="of:=&quot; &quot;&amp;[.G36]&amp;&quot; &quot;" office:value-type="string" office:string-value="    ">
            <text:p><text:s text:c="4"/></text:p>
          </table:table-cell>
          <table:table-cell table:number-columns-repeated="1014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istory_n_logs" table:style-name="ta4" table:print="false">
        <table:table-column table:style-name="co20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5" table:style-name="ta5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6" table:default-cell-style-name="Default"/>
        <table:table-row table:style-name="ro9" table:number-rows-repeated="4">
          <table:table-cell table:number-columns-repeated="9"/>
        </table:table-row>
        <table:table-row table:style-name="ro6">
          <table:table-cell table:number-columns-repeated="2"/>
          <table:table-cell office:value-type="string">
            <text:p>NO</text:p>
          </table:table-cell>
          <table:table-cell table:number-columns-repeated="3"/>
          <table:table-cell office:value-type="string">
            <text:p>TEMPO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string">
            <text:p>DATE</text:p>
          </table:table-cell>
          <table:table-cell table:number-columns-repeated="3"/>
          <table:table-cell office:value-type="string">
            <text:p>TYPE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string">
            <text:p>SUPP</text:p>
          </table:table-cell>
          <table:table-cell table:number-columns-repeated="6"/>
        </table:table-row>
        <table:table-row table:style-name="ro9" table:number-rows-repeated="2">
          <table:table-cell table:number-columns-repeated="9"/>
        </table:table-row>
        <table:table-row table:style-name="ro6">
          <table:table-cell table:number-columns-repeated="2"/>
          <table:table-cell office:value-type="string">
            <text:p>DETAIL THINGS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NO</text:p>
          </table:table-cell>
          <table:table-cell office:value-type="string">
            <text:p>INV CODE</text:p>
          </table:table-cell>
          <table:table-cell office:value-type="string">
            <text:p>BASE PRICE</text:p>
          </table:table-cell>
          <table:table-cell office:value-type="string">
            <text:p>QTY</text:p>
          </table:table-cell>
          <table:table-cell office:value-type="string">
            <office:annotation draw:style-name="gr1" draw:text-style-name="P1" svg:width="2.7169in" svg:height="1.5657in" svg:x="9.2382in" svg:y="0.6142in" draw:caption-point-x="-0.2402in" draw:caption-point-y="1.2272in">
              <dc:date>2011-10-31T00:00:00</dc:date>
              <text:p text:style-name="P1">PRICE DOANG == PPN_HEAD (TRUE/FALSE), </text:p>
              <text:p text:style-name="P1">PRICE + PPN (PERITEM) == HNA == PPN_HEAD =false</text:p>
              <text:p text:style-name="P1"/>
            </office:annotation>
            <text:p>PRICE</text:p>
          </table:table-cell>
          <table:table-cell office:value-type="string">
            <text:p>DISC</text:p>
          </table:table-cell>
          <table:table-cell office:value-type="string">
            <text:p>TOTAL</text:p>
          </table:table-cell>
        </table:table-row>
        <table:table-row table:style-name="ro6">
          <table:table-cell table:number-columns-repeated="2"/>
          <table:table-cell office:value-type="float" office:value="1">
            <text:p>1</text:p>
          </table:table-cell>
          <table:table-cell office:value-type="float" office:value="89239">
            <text:p>89239</text:p>
          </table:table-cell>
          <table:table-cell office:value-type="float" office:value="800">
            <text:p>800</text:p>
          </table:table-cell>
          <table:table-cell office:value-type="float" office:value="40">
            <text:p>40</text:p>
          </table:table-cell>
          <table:table-cell office:value-type="float" office:value="890">
            <text:p>890</text:p>
          </table:table-cell>
          <table:table-cell/>
          <table:table-cell table:formula="of:=[.F12]*[.G12]" office:value-type="float" office:value="35600">
            <text:p>35600</text:p>
          </table:table-cell>
        </table:table-row>
        <table:table-row table:style-name="ro6">
          <table:table-cell table:number-columns-repeated="2"/>
          <table:table-cell office:value-type="float" office:value="2">
            <text:p>2</text:p>
          </table:table-cell>
          <table:table-cell office:value-type="float" office:value="89240">
            <text:p>89240</text:p>
          </table:table-cell>
          <table:table-cell office:value-type="float" office:value="801">
            <text:p>801</text:p>
          </table:table-cell>
          <table:table-cell office:value-type="float" office:value="41">
            <text:p>41</text:p>
          </table:table-cell>
          <table:table-cell office:value-type="float" office:value="891">
            <text:p>891</text:p>
          </table:table-cell>
          <table:table-cell/>
          <table:table-cell table:formula="of:=[.F13]*[.G13]" office:value-type="float" office:value="36531">
            <text:p>36531</text:p>
          </table:table-cell>
        </table:table-row>
        <table:table-row table:style-name="ro6">
          <table:table-cell table:number-columns-repeated="2"/>
          <table:table-cell office:value-type="float" office:value="3">
            <text:p>3</text:p>
          </table:table-cell>
          <table:table-cell office:value-type="float" office:value="89241">
            <text:p>89241</text:p>
          </table:table-cell>
          <table:table-cell office:value-type="float" office:value="802">
            <text:p>802</text:p>
          </table:table-cell>
          <table:table-cell office:value-type="float" office:value="42">
            <text:p>42</text:p>
          </table:table-cell>
          <table:table-cell office:value-type="float" office:value="892">
            <text:p>892</text:p>
          </table:table-cell>
          <table:table-cell/>
          <table:table-cell table:formula="of:=[.F14]*[.G14]" office:value-type="float" office:value="37464">
            <text:p>37464</text:p>
          </table:table-cell>
        </table:table-row>
        <table:table-row table:style-name="ro6">
          <table:table-cell table:number-columns-repeated="2"/>
          <table:table-cell office:value-type="float" office:value="4">
            <text:p>4</text:p>
          </table:table-cell>
          <table:table-cell office:value-type="float" office:value="89242">
            <text:p>89242</text:p>
          </table:table-cell>
          <table:table-cell office:value-type="float" office:value="803">
            <text:p>803</text:p>
          </table:table-cell>
          <table:table-cell office:value-type="float" office:value="43">
            <text:p>43</text:p>
          </table:table-cell>
          <table:table-cell office:value-type="float" office:value="893">
            <text:p>893</text:p>
          </table:table-cell>
          <table:table-cell/>
          <table:table-cell table:formula="of:=[.F15]*[.G15]" office:value-type="float" office:value="38399">
            <text:p>38399</text:p>
          </table:table-cell>
        </table:table-row>
        <table:table-row table:style-name="ro6">
          <table:table-cell table:number-columns-repeated="2"/>
          <table:table-cell office:value-type="float" office:value="5">
            <text:p>5</text:p>
          </table:table-cell>
          <table:table-cell office:value-type="float" office:value="89243">
            <text:p>89243</text:p>
          </table:table-cell>
          <table:table-cell office:value-type="float" office:value="804">
            <text:p>804</text:p>
          </table:table-cell>
          <table:table-cell office:value-type="float" office:value="44">
            <text:p>44</text:p>
          </table:table-cell>
          <table:table-cell office:value-type="float" office:value="894">
            <text:p>894</text:p>
          </table:table-cell>
          <table:table-cell/>
          <table:table-cell table:formula="of:=[.F16]*[.G16]" office:value-type="float" office:value="39336">
            <text:p>39336</text:p>
          </table:table-cell>
        </table:table-row>
        <table:table-row table:style-name="ro6">
          <table:table-cell table:number-columns-repeated="2"/>
          <table:table-cell office:value-type="float" office:value="6">
            <text:p>6</text:p>
          </table:table-cell>
          <table:table-cell office:value-type="float" office:value="89244">
            <text:p>89244</text:p>
          </table:table-cell>
          <table:table-cell office:value-type="float" office:value="805">
            <text:p>805</text:p>
          </table:table-cell>
          <table:table-cell office:value-type="float" office:value="45">
            <text:p>45</text:p>
          </table:table-cell>
          <table:table-cell office:value-type="float" office:value="895">
            <text:p>895</text:p>
          </table:table-cell>
          <table:table-cell/>
          <table:table-cell table:formula="of:=[.F17]*[.G17]" office:value-type="float" office:value="40275">
            <text:p>40275</text:p>
          </table:table-cell>
        </table:table-row>
        <table:table-row table:style-name="ro6">
          <table:table-cell table:number-columns-repeated="2"/>
          <table:table-cell office:value-type="float" office:value="7">
            <text:p>7</text:p>
          </table:table-cell>
          <table:table-cell office:value-type="float" office:value="89245">
            <text:p>89245</text:p>
          </table:table-cell>
          <table:table-cell office:value-type="float" office:value="806">
            <text:p>806</text:p>
          </table:table-cell>
          <table:table-cell office:value-type="float" office:value="46">
            <text:p>46</text:p>
          </table:table-cell>
          <table:table-cell office:value-type="float" office:value="896">
            <text:p>896</text:p>
          </table:table-cell>
          <table:table-cell/>
          <table:table-cell table:formula="of:=[.F18]*[.G18]" office:value-type="float" office:value="41216">
            <text:p>41216</text:p>
          </table:table-cell>
        </table:table-row>
        <table:table-row table:style-name="ro6">
          <table:table-cell table:number-columns-repeated="2"/>
          <table:table-cell office:value-type="float" office:value="8">
            <text:p>8</text:p>
          </table:table-cell>
          <table:table-cell office:value-type="float" office:value="89246">
            <text:p>89246</text:p>
          </table:table-cell>
          <table:table-cell office:value-type="float" office:value="807">
            <text:p>807</text:p>
          </table:table-cell>
          <table:table-cell office:value-type="float" office:value="47">
            <text:p>47</text:p>
          </table:table-cell>
          <table:table-cell office:value-type="float" office:value="897">
            <text:p>897</text:p>
          </table:table-cell>
          <table:table-cell/>
          <table:table-cell table:formula="of:=[.F19]*[.G19]" office:value-type="float" office:value="42159">
            <text:p>42159</text:p>
          </table:table-cell>
        </table:table-row>
        <table:table-row table:style-name="ro6">
          <table:table-cell table:number-columns-repeated="2"/>
          <table:table-cell office:value-type="float" office:value="9">
            <text:p>9</text:p>
          </table:table-cell>
          <table:table-cell office:value-type="float" office:value="89247">
            <text:p>89247</text:p>
          </table:table-cell>
          <table:table-cell office:value-type="float" office:value="808">
            <text:p>808</text:p>
          </table:table-cell>
          <table:table-cell office:value-type="float" office:value="48">
            <text:p>48</text:p>
          </table:table-cell>
          <table:table-cell office:value-type="float" office:value="898">
            <text:p>898</text:p>
          </table:table-cell>
          <table:table-cell/>
          <table:table-cell table:formula="of:=[.F20]*[.G20]" office:value-type="float" office:value="43104">
            <text:p>43104</text:p>
          </table:table-cell>
        </table:table-row>
        <table:table-row table:style-name="ro6">
          <table:table-cell table:number-columns-repeated="2"/>
          <table:table-cell office:value-type="float" office:value="10">
            <text:p>10</text:p>
          </table:table-cell>
          <table:table-cell office:value-type="float" office:value="89248">
            <text:p>89248</text:p>
          </table:table-cell>
          <table:table-cell office:value-type="float" office:value="809">
            <text:p>809</text:p>
          </table:table-cell>
          <table:table-cell office:value-type="float" office:value="49">
            <text:p>49</text:p>
          </table:table-cell>
          <table:table-cell office:value-type="float" office:value="899">
            <text:p>899</text:p>
          </table:table-cell>
          <table:table-cell/>
          <table:table-cell table:formula="of:=[.F21]*[.G21]" office:value-type="float" office:value="44051">
            <text:p>44051</text:p>
          </table:table-cell>
        </table:table-row>
        <table:table-row table:style-name="ro6">
          <table:table-cell table:number-columns-repeated="2"/>
          <table:table-cell office:value-type="float" office:value="11">
            <text:p>11</text:p>
          </table:table-cell>
          <table:table-cell office:value-type="float" office:value="89249">
            <text:p>89249</text:p>
          </table:table-cell>
          <table:table-cell office:value-type="float" office:value="810">
            <text:p>810</text:p>
          </table:table-cell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/>
          <table:table-cell table:formula="of:=[.F22]*[.G22]" office:value-type="float" office:value="45000">
            <text:p>45000</text:p>
          </table:table-cell>
        </table:table-row>
        <table:table-row table:style-name="ro6">
          <table:table-cell table:number-columns-repeated="2"/>
          <table:table-cell office:value-type="float" office:value="12">
            <text:p>12</text:p>
          </table:table-cell>
          <table:table-cell office:value-type="float" office:value="89250">
            <text:p>89250</text:p>
          </table:table-cell>
          <table:table-cell office:value-type="float" office:value="811">
            <text:p>811</text:p>
          </table:table-cell>
          <table:table-cell office:value-type="float" office:value="51">
            <text:p>51</text:p>
          </table:table-cell>
          <table:table-cell office:value-type="float" office:value="901">
            <text:p>901</text:p>
          </table:table-cell>
          <table:table-cell/>
          <table:table-cell table:formula="of:=[.F23]*[.G23]" office:value-type="float" office:value="45951">
            <text:p>45951</text:p>
          </table:table-cell>
        </table:table-row>
        <table:table-row table:style-name="ro9" table:number-rows-repeated="3">
          <table:table-cell table:number-columns-repeated="9"/>
        </table:table-row>
        <table:table-row table:style-name="ro6">
          <table:table-cell table:number-columns-repeated="6"/>
          <table:table-cell office:value-type="string">
            <text:p>TOTAL</text:p>
          </table:table-cell>
          <table:table-cell/>
          <table:table-cell table:formula="of:=SUM([.I12:.I23])" office:value-type="float" office:value="489086">
            <text:p>489086</text:p>
          </table:table-cell>
        </table:table-row>
        <table:table-row table:style-name="ro6">
          <table:table-cell table:number-columns-repeated="6"/>
          <table:table-cell office:value-type="string">
            <text:p>DISC</text:p>
          </table:table-cell>
          <table:table-cell/>
          <table:table-cell table:formula="of:=SUM([.H12:.H23])" office:value-type="float" office:value="0">
            <text:p>0</text:p>
          </table:table-cell>
        </table:table-row>
        <table:table-row table:style-name="ro6">
          <table:table-cell table:number-columns-repeated="6"/>
          <table:table-cell office:value-type="string">
            <text:p>PPN </text:p>
          </table:table-cell>
          <table:table-cell table:number-columns-repeated="2"/>
        </table:table-row>
        <table:table-row table:style-name="ro6">
          <table:table-cell table:number-columns-repeated="6"/>
          <table:table-cell office:value-type="string">
            <text:p>GRAND TOTAL</text:p>
          </table:table-cell>
          <table:table-cell table:number-columns-repeated="2"/>
        </table:table-row>
        <table:table-row table:style-name="ro9" table:number-rows-repeated="2">
          <table:table-cell table:number-columns-repeated="9"/>
        </table:table-row>
        <table:table-row table:style-name="ro10">
          <table:table-cell office:value-type="string">
            <text:p>po open </text:p>
          </table:table-cell>
          <table:table-cell office:value-type="string">
            <text:p>Just created </text:p>
          </table:table-cell>
          <table:table-cell office:value-type="string">
            <text:p>pur_head + pur_det</text:p>
          </table:table-cell>
          <table:table-cell table:number-columns-repeated="6"/>
        </table:table-row>
        <table:table-row table:style-name="ro10">
          <table:table-cell office:value-type="string">
            <text:p>po_approved</text:p>
          </table:table-cell>
          <table:table-cell office:value-type="string">
            <text:p>approved by ACC/FA</text:p>
          </table:table-cell>
          <table:table-cell office:value-type="string">
            <text:p>UP:: pur_head + pur_det</text:p>
          </table:table-cell>
          <table:table-cell office:value-type="string">
            <text:p>flags, dkk</text:p>
          </table:table-cell>
          <table:table-cell table:number-columns-repeated="5"/>
        </table:table-row>
        <table:table-row table:style-name="ro10">
          <table:table-cell office:value-type="string">
            <text:p>po_receiving</text:p>
          </table:table-cell>
          <table:table-cell office:value-type="string">
            <text:p>Received Stuff</text:p>
          </table:table-cell>
          <table:table-cell office:value-type="string">
            <text:p>rcv_head + rcv_det :: up: pur_head + pur_det</text:p>
          </table:table-cell>
          <table:table-cell table:number-columns-repeated="6"/>
        </table:table-row>
        <table:table-row table:style-name="ro10">
          <table:table-cell office:value-type="string">
            <text:p>po_closed</text:p>
          </table:table-cell>
          <table:table-cell office:value-type="string">
            <text:p>-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17in"/>
      </style:header-style>
      <style:footer-style>
        <style:header-footer-properties fo:min-height="0.3937in" fo:margin-left="0in" fo:margin-right="0in" fo:margin-top="0.2417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31">10/31/2011</text:date>, <text:time>19:5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s" style:display-name="PageStyle_mast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asetrans" style:display-name="PageStyle_basetra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riller" style:display-name="PageStyle_drill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istory_5f_n_5f_logs" style:display-name="PageStyle_history_n_lo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31T19:53:26</dc:date>
    <meta:document-statistic meta:table-count="5" meta:cell-count="2403" meta:object-count="0"/>
    <meta:generator>OpenOffice.org/3.2$Linux OpenOffice.org_project/320m19$Build-9505</meta:generator>
  </office:meta>
</office:document-meta>
</file>